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rebuchet MS1" svg:font-family="'Trebuchet MS'"/>
    <style:font-face style:name="Amiri" svg:font-family="Amiri" style:font-pitch="variable"/>
    <style:font-face style:name="Liberation Sans2" svg:font-family="'Liberation Sans'" style:font-pitch="variable"/>
    <style:font-face style:name="Mangal1" svg:font-family="Mangal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5cm" svg:stroke-color="#808080" draw:stroke-linejoin="round" svg:stroke-linecap="round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dash" draw:stroke-dash="stroke-dash302" svg:stroke-width="0.025cm" svg:stroke-color="#8c8c8c" draw:stroke-linejoin="round" svg:stroke-linecap="round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solid" svg:stroke-color="#ffff00" draw:fill="solid" draw:fill-color="#ffffa6" draw:textarea-horizontal-align="justify" draw:textarea-vertical-align="middle" draw:auto-grow-height="false" fo:min-height="1cm" fo:min-width="18.5cm"/>
    </style:style>
    <style:style style:name="gr4" style:family="graphic" style:parent-style-name="standard">
      <style:graphic-properties draw:stroke="none" svg:stroke-color="#000000" draw:fill="none" draw:fill-color="#ffffff" fo:min-height="1.234cm"/>
    </style:style>
    <style:style style:name="gr5" style:family="graphic" style:parent-style-name="standard">
      <style:graphic-properties draw:stroke="none" svg:stroke-color="#000000" draw:fill="none" draw:fill-color="#ffffff" fo:min-height="1.1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2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1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26cm"/>
    </style:style>
    <style:style style:name="gr14" style:family="graphic" style:parent-style-name="standard">
      <style:graphic-properties draw:stroke="solid" svg:stroke-width="0.1cm" svg:stroke-color="#000000" draw:marker-start-width="0.312cm" draw:marker-end-width="0.312cm" draw:stroke-linejoin="round" svg:stroke-linecap="round" draw:fill="solid" draw:fill-color="#ffffff" fo:padding-top="0.049cm" fo:padding-bottom="0.049cm" fo:padding-left="0.049cm" fo:padding-right="0.049cm"/>
    </style:style>
    <style:style style:name="gr15" style:family="graphic" style:parent-style-name="standard">
      <style:graphic-properties draw:stroke="solid" svg:stroke-width="0.1cm" svg:stroke-color="#000000" draw:marker-start-width="0.136cm" draw:marker-end-width="0.136cm" draw:stroke-linejoin="round" svg:stroke-linecap="round" draw:fill="solid" draw:fill-color="#ffffff" fo:padding-top="0.05cm" fo:padding-bottom="0.05cm" fo:padding-left="0.05cm" fo:padding-right="0.05cm"/>
    </style:style>
    <style:style style:name="gr16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18" style:family="graphic" style:parent-style-name="Filled_20_Green">
      <style:graphic-properties draw:fill="solid" draw:fill-color="#00a933" draw:textarea-horizontal-align="justify" draw:textarea-vertical-align="middle" draw:auto-grow-height="false" fo:min-height="1cm" fo:min-width="4.5cm"/>
    </style:style>
    <style:style style:name="gr19" style:family="graphic" style:parent-style-name="Filled_20_Yellow">
      <style:graphic-properties draw:fill="solid" draw:fill-color="#ffbf00" draw:textarea-horizontal-align="justify" draw:textarea-vertical-align="middle" draw:auto-grow-height="false" fo:min-height="1cm" fo:min-width="6cm"/>
    </style:style>
    <style:style style:name="gr20" style:family="graphic" style:parent-style-name="standard">
      <style:graphic-properties draw:stroke="solid" draw:stroke-dash="Fine_20_Dashed" svg:stroke-width="0.025cm" svg:stroke-color="#808080" draw:stroke-linejoin="round" svg:stroke-linecap="round" draw:fill="none" fo:padding-top="0.012cm" fo:padding-bottom="0.012cm" fo:padding-left="0.012cm" fo:padding-right="0.012cm"/>
    </style:style>
    <style:style style:name="gr21" style:family="graphic" style:parent-style-name="Filled_20_Yellow">
      <style:graphic-properties draw:fill="solid" draw:fill-color="#ff0000" draw:textarea-horizontal-align="justify" draw:textarea-vertical-align="middle" draw:auto-grow-height="false" fo:min-height="1cm" fo:min-width="1.5cm"/>
    </style:style>
    <style:style style:name="gr22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solid" draw:fill-color="#ffffff" draw:textarea-horizontal-align="justify" draw:textarea-vertical-align="middle" draw:auto-grow-height="false" fo:min-height="0.15cm" fo:min-width="0.1cm" fo:padding-top="0.178cm" fo:padding-bottom="0.178cm" fo:padding-left="0.303cm" fo:padding-right="0.303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solid" draw:fill-color="#fffff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solid" draw:fill-color="#fffff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102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102cm" svg:stroke-color="#000000" draw:marker-start="" draw:marker-start-width="0.358cm" draw:marker-start-center="false" draw:marker-end="" draw:marker-end-width="0.358cm" draw:marker-end-center="false" draw:fill="solid" draw:fill-color="#ffffff" draw:textarea-horizontal-align="justify" draw:textarea-vertical-align="middle" draw:auto-grow-height="false" fo:min-height="0.15cm" fo:min-width="0.1cm" fo:padding-top="0.174cm" fo:padding-bottom="0.174cm" fo:padding-left="0.299cm" fo:padding-right="0.299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102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102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89" style:family="graphic" style:parent-style-name="standard">
      <style:graphic-properties svg:stroke-width="0.1cm" svg:stroke-color="#000000" draw:marker-start-width="0.35cm" draw:marker-end-width="0.35cm" draw:fill-color="#ffffff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1">
      <style:graphic-properties draw:stroke="solid" svg:stroke-width="0.102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5cm" fo:padding-bottom="0.05cm" fo:padding-left="0.05cm" fo:padding-right="0.0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dash" draw:stroke-dash="Fine_20_Dashe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08" style:family="graphic" style:parent-style-name="standard">
      <style:graphic-properties draw:stroke="solid" svg:stroke-color="#ffff00" draw:fill-color="#ffffa6" draw:textarea-horizontal-align="justify" draw:textarea-vertical-align="middle" draw:auto-grow-height="false" fo:min-height="1cm" fo:min-width="18.5cm"/>
    </style:style>
    <style:style style:name="gr209" style:family="graphic" style:parent-style-name="standard">
      <style:graphic-properties draw:stroke="none" svg:stroke-color="#000000" draw:fill="none" draw:fill-color="#ffffff" fo:min-height="2.365cm"/>
    </style:style>
    <style:style style:name="gr210" style:family="graphic" style:parent-style-name="standard">
      <style:graphic-properties draw:stroke="none" svg:stroke-color="#000000" draw:fill="none" draw:fill-color="#ffffff" fo:min-height="1.35cm"/>
    </style:style>
    <style:style style:name="gr211" style:family="graphic" style:parent-style-name="standard">
      <style:graphic-properties draw:stroke="none" svg:stroke-color="#000000" draw:fill="none" draw:fill-color="#ffffff" fo:min-height="1.577cm"/>
    </style:style>
    <style:style style:name="gr212" style:family="graphic" style:parent-style-name="standard">
      <style:graphic-properties draw:stroke="solid" svg:stroke-width="0.025cm" svg:stroke-color="#000000" draw:stroke-linejoin="round" svg:stroke-linecap="round" draw:fill="solid" draw:fill-color="#ffffff" fo:padding-top="0.012cm" fo:padding-bottom="0.012cm" fo:padding-left="0.012cm" fo:padding-right="0.012cm"/>
    </style:style>
    <style:style style:name="gr213" style:family="graphic" style:parent-style-name="standard">
      <style:graphic-properties draw:stroke="solid" svg:stroke-width="0.1cm" svg:stroke-color="#000000" draw:marker-start-width="0.236cm" draw:marker-end-width="0.236cm" draw:stroke-linejoin="round" svg:stroke-linecap="round" draw:fill="solid" draw:fill-color="#ffffff" fo:padding-top="0.05cm" fo:padding-bottom="0.05cm" fo:padding-left="0.05cm" fo:padding-right="0.05cm"/>
    </style:style>
    <style:style style:name="gr214" style:family="graphic" style:parent-style-name="standard">
      <style:graphic-properties draw:stroke="none" svg:stroke-color="#000000" draw:fill="none" draw:fill-color="#ffffff" fo:min-height="3.153cm"/>
    </style:style>
    <style:style style:name="gr215" style:family="graphic" style:parent-style-name="standard">
      <style:graphic-properties draw:stroke="solid" svg:stroke-width="0.1cm" svg:stroke-color="#000000" draw:marker-start-width="0.185cm" draw:marker-end-width="0.185cm" draw:stroke-linejoin="miter" svg:stroke-linecap="butt" draw:fill="none" fo:padding-top="0.05cm" fo:padding-bottom="0.05cm" fo:padding-left="0.05cm" fo:padding-right="0.05cm"/>
    </style:style>
    <style:style style:name="gr216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17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18" style:family="graphic" style:parent-style-name="standard">
      <style:graphic-properties draw:stroke="none" svg:stroke-color="#3465a4" draw:fill="none" draw:fill-color="#ffffff" fo:min-height="1.577cm"/>
    </style:style>
    <style:style style:name="gr219" style:family="graphic" style:parent-style-name="standard">
      <style:graphic-properties draw:stroke="none" svg:stroke-color="#3465a4" draw:fill="none" draw:fill-color="#ffffff" fo:min-height="1.35cm"/>
    </style:style>
    <style:style style:name="gr220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221" style:family="graphic" style:parent-style-name="standard">
      <style:graphic-properties draw:stroke="solid" svg:stroke-width="0.025cm" svg:stroke-color="#000000" draw:stroke-linejoin="round" svg:stroke-linecap="round" draw:fill="solid" draw:fill-color="#ffffff" draw:textarea-vertical-align="middle" fo:padding-top="0.012cm" fo:padding-bottom="0.012cm" fo:padding-left="0.012cm" fo:padding-right="0.012cm"/>
    </style:style>
    <style:style style:name="gr222" style:family="graphic" style:parent-style-name="standard">
      <style:graphic-properties draw:stroke="solid" svg:stroke-width="0.008cm" svg:stroke-color="#000000" draw:stroke-linejoin="round" svg:stroke-linecap="round" draw:fill="solid" draw:fill-color="#ffffff" fo:padding-top="0.004cm" fo:padding-bottom="0.004cm" fo:padding-left="0.004cm" fo:padding-right="0.004cm"/>
    </style:style>
    <style:style style:name="gr223" style:family="graphic" style:parent-style-name="standard">
      <style:graphic-properties draw:stroke="solid" svg:stroke-width="0.008cm" svg:stroke-color="#000000" draw:stroke-linejoin="round" svg:stroke-linecap="round" draw:fill="solid" draw:fill-color="#ffffff" draw:textarea-vertical-align="middle" fo:padding-top="0.004cm" fo:padding-bottom="0.004cm" fo:padding-left="0.004cm" fo:padding-right="0.004cm"/>
    </style:style>
    <style:style style:name="gr224" style:family="graphic" style:parent-style-name="standard">
      <style:graphic-properties draw:stroke="dash" draw:stroke-dash="Fine_20_Dashed" svg:stroke-width="0.025cm" svg:stroke-color="#000000" draw:stroke-linejoin="round" svg:stroke-linecap="round" draw:fill="solid" draw:fill-color="#ffffff" draw:textarea-vertical-align="middle" fo:padding-top="0.012cm" fo:padding-bottom="0.012cm" fo:padding-left="0.012cm" fo:padding-right="0.012cm"/>
    </style:style>
    <style:style style:name="gr225" style:family="graphic" style:parent-style-name="standard">
      <style:graphic-properties draw:stroke="solid" svg:stroke-width="0.1cm" svg:stroke-color="#000000" draw:marker-start-width="0.236cm" draw:marker-end-width="0.236cm" draw:stroke-linejoin="round" svg:stroke-linecap="round" draw:fill="solid" draw:fill-color="#ffffff" draw:textarea-vertical-align="middle" fo:padding-top="0.05cm" fo:padding-bottom="0.05cm" fo:padding-left="0.05cm" fo:padding-right="0.05cm"/>
    </style:style>
    <style:style style:name="gr226" style:family="graphic" style:parent-style-name="standard">
      <style:graphic-properties draw:stroke="solid" svg:stroke-width="0.03cm" svg:stroke-color="#000000" draw:marker-start-width="0.182cm" draw:marker-end-width="0.182cm" draw:stroke-linejoin="round" svg:stroke-linecap="round" draw:fill="solid" draw:fill-color="#ffffff" fo:padding-top="0.015cm" fo:padding-bottom="0.015cm" fo:padding-left="0.015cm" fo:padding-right="0.015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209cm" fo:padding-top="0cm" fo:padding-bottom="0cm" fo:padding-left="0cm" fo:padding-right="0cm"/>
    </style:style>
    <style:style style:name="gr228" style:family="graphic" style:parent-style-name="standard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793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407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225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368cm" fo:padding-top="0cm" fo:padding-bottom="0cm" fo:padding-left="0cm" fo:padding-right="0cm"/>
    </style:style>
    <style:style style:name="gr233" style:family="graphic" style:parent-style-name="standard">
      <style:graphic-properties draw:stroke="solid" svg:stroke-width="0.03cm" svg:stroke-color="#000000" draw:marker-start-width="0.206cm" draw:marker-end-width="0.206cm" draw:stroke-linejoin="miter" svg:stroke-linecap="butt" draw:fill="solid" draw:fill-color="#ffffff" fo:padding-top="0.015cm" fo:padding-bottom="0.015cm" fo:padding-left="0.015cm" fo:padding-right="0.015cm"/>
    </style:style>
    <style:style style:name="gr234" style:family="graphic" style:parent-style-name="standard">
      <style:graphic-properties draw:stroke="solid" svg:stroke-width="0.03cm" svg:stroke-color="#000000" draw:marker-start-width="0.187cm" draw:marker-end-width="0.187cm" draw:stroke-linejoin="miter" svg:stroke-linecap="butt" draw:fill="solid" draw:fill-color="#ffffff" fo:padding-top="0.015cm" fo:padding-bottom="0.015cm" fo:padding-left="0.015cm" fo:padding-right="0.015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175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921cm" fo:padding-top="0cm" fo:padding-bottom="0cm" fo:padding-left="0cm" fo:padding-right="0cm"/>
    </style:style>
    <style:style style:name="gr237" style:family="graphic" style:parent-style-name="standard">
      <style:graphic-properties draw:stroke="solid" svg:stroke-width="0.03cm" svg:stroke-color="#000000" draw:marker-start-width="0.182cm" draw:marker-end-width="0.182cm" draw:stroke-linejoin="round" svg:stroke-linecap="round" draw:fill="none" fo:padding-top="0.015cm" fo:padding-bottom="0.015cm" fo:padding-left="0.015cm" fo:padding-right="0.015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924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251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8cm" fo:min-width="1.485cm" fo:padding-top="0cm" fo:padding-bottom="0cm" fo:padding-left="0cm" fo:padding-right="0cm"/>
    </style:style>
    <style:style style:name="gr241" style:family="graphic" style:parent-style-name="standard">
      <style:graphic-properties draw:stroke="solid" svg:stroke-width="0.1cm" svg:stroke-color="#000000" draw:marker-start-width="0.185cm" draw:marker-end-width="0.185cm" draw:stroke-linejoin="miter" svg:stroke-linecap="butt" draw:fill="solid" draw:fill-color="#ffffff" fo:padding-top="0.05cm" fo:padding-bottom="0.05cm" fo:padding-left="0.05cm" fo:padding-right="0.05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216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1.899cm" fo:padding-top="0cm" fo:padding-bottom="0cm" fo:padding-left="0cm" fo:padding-right="0cm"/>
    </style:style>
    <style:style style:name="gr244" style:family="graphic" style:parent-style-name="standard">
      <style:graphic-properties draw:stroke="solid"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15cm" fo:min-width="0.1cm" fo:padding-top="0.14cm" fo:padding-bottom="0.14cm" fo:padding-left="0.265cm" fo:padding-right="0.265cm"/>
    </style:style>
    <style:style style:name="gr245" style:family="graphic" style:parent-style-name="objectwithoutfill">
      <style:graphic-properties svg:stroke-width="0.03cm" svg:stroke-color="#000000" draw:marker-start-width="0.245cm" draw:marker-end-width="0.245cm" draw:fill="solid" draw:fill-color="#ffffff" draw:textarea-vertical-align="middle" fo:padding-top="0.14cm" fo:padding-bottom="0.14cm" fo:padding-left="0.265cm" fo:padding-right="0.265cm"/>
    </style:style>
    <style:style style:name="gr246" style:family="graphic" style:parent-style-name="standard">
      <style:graphic-properties svg:stroke-width="0.1cm" svg:stroke-color="#000000" draw:marker-start-width="0.35cm" draw:marker-end-width="0.35cm" draw:stroke-linejoin="miter" svg:stroke-linecap="squar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47" style:family="graphic" style:parent-style-name="standard">
      <style:graphic-properties draw:stroke="dash" draw:stroke-dash="Ultrafine_20_2_20_Dots_20_3_20_Dashes" svg:stroke-width="0.025cm" svg:stroke-color="#000000" draw:stroke-linejoin="round" svg:stroke-linecap="round" draw:fill="solid" draw:fill-color="#ffffff" draw:textarea-vertical-align="middle" fo:padding-top="0.012cm" fo:padding-bottom="0.012cm" fo:padding-left="0.012cm" fo:padding-right="0.012cm"/>
    </style:style>
    <style:style style:name="gr248" style:family="graphic" style:parent-style-name="standard">
      <style:graphic-properties draw:stroke="none" svg:stroke-color="#000000" draw:fill="none" draw:fill-color="#ffffff" fo:min-height="1.677cm"/>
    </style:style>
    <style:style style:name="gr249" style:family="graphic" style:parent-style-name="standard">
      <style:graphic-properties draw:stroke="none" svg:stroke-color="#000000" draw:fill="none" draw:fill-color="#ffffff" fo:min-height="1.183cm"/>
    </style:style>
    <style:style style:name="gr250" style:family="graphic" style:parent-style-name="standard">
      <style:graphic-properties svg:stroke-width="0.025cm" svg:stroke-color="#000000" draw:marker-start-width="0.237cm" draw:marker-end-width="0.237cm" draw:fill="none" draw:fill-color="#ffffff" draw:textarea-vertical-align="middle" draw:auto-grow-height="false" fo:min-height="0.727cm" fo:min-width="0cm" fo:padding-top="0.137cm" fo:padding-bottom="0.137cm" fo:padding-left="0.262cm" fo:padding-right="0.262cm"/>
    </style:style>
    <style:style style:name="gr251" style:family="graphic" style:parent-style-name="objectwithoutfill">
      <style:graphic-properties draw:stroke="dash" draw:stroke-dash="Ultrafine_20_Dashed" svg:stroke-width="0.025cm" svg:stroke-color="#000000" draw:marker-start-width="0.237cm" draw:marker-end-width="0.237cm" draw:fill="solid" draw:textarea-vertical-align="middle" fo:padding-top="0.137cm" fo:padding-bottom="0.137cm" fo:padding-left="0.262cm" fo:padding-right="0.262cm"/>
    </style:style>
    <style:style style:name="gr252" style:family="graphic" style:parent-style-name="standard" style:list-style-name="L1">
      <style:graphic-properties draw:stroke="solid" svg:stroke-width="0.1cm" svg:stroke-color="#000000" draw:marker-start="" draw:marker-start-width="0.185cm" draw:marker-start-center="false" draw:marker-end="" draw:marker-end-width="0.185cm" draw:marker-end-center="false" draw:stroke-linejoin="miter" svg:stroke-linecap="butt" draw:fill="solid" draw:fill-color="#ffffff" draw:textarea-horizontal-align="justify" fo:padding-top="0.05cm" fo:padding-bottom="0.05cm" fo:padding-left="0.05cm" fo:padding-right="0.0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.1cm" svg:stroke-color="#000000" draw:marker-start="" draw:marker-start-width="0.185cm" draw:marker-start-center="false" draw:marker-end="" draw:marker-end-width="0.185cm" draw:marker-end-center="false" draw:stroke-linejoin="miter" svg:stroke-linecap="butt" draw:fill="solid" draw:fill-color="#ffffff" draw:textarea-horizontal-align="justify" fo:padding-top="0.05cm" fo:padding-bottom="0.05cm" fo:padding-left="0.05cm" fo:padding-right="0.0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.1cm" svg:stroke-color="#000000" draw:marker-start="" draw:marker-start-width="0.185cm" draw:marker-start-center="false" draw:marker-end="" draw:marker-end-width="0.185cm" draw:marker-end-center="false" draw:stroke-linejoin="miter" svg:stroke-linecap="butt" draw:fill="solid" draw:fill-color="#ffffff" draw:textarea-horizontal-align="justify" fo:padding-top="0.05cm" fo:padding-bottom="0.05cm" fo:padding-left="0.05cm" fo:padding-right="0.05cm" draw:shadow="hidden" draw:shadow-offset-x="0.2cm" draw:shadow-offset-y="0.2cm" draw:shadow-color="#808080"/>
    </style:style>
    <style:style style:name="gr255" style:family="graphic" style:parent-style-name="standard">
      <style:graphic-properties draw:stroke="solid" svg:stroke-width="0.03cm" svg:stroke-color="#000000" draw:marker-start-width="0.207cm" draw:marker-end-width="0.207cm" draw:stroke-linejoin="round" svg:stroke-linecap="round" draw:fill="solid" draw:fill-color="#ffffff" draw:textarea-vertical-align="middle" fo:padding-top="0.014cm" fo:padding-bottom="0.014cm" fo:padding-left="0.014cm" fo:padding-right="0.014cm"/>
    </style:style>
    <style:style style:name="gr256" style:family="graphic" style:parent-style-name="standard">
      <style:graphic-properties draw:stroke="solid" svg:stroke-width="0.03cm" svg:stroke-color="#000000" draw:marker-start-width="0.207cm" draw:marker-end-width="0.207cm" draw:stroke-linejoin="round" svg:stroke-linecap="round" draw:fill="solid" draw:fill-color="#ffffff" fo:padding-top="0.014cm" fo:padding-bottom="0.014cm" fo:padding-left="0.014cm" fo:padding-right="0.014cm"/>
    </style:style>
    <style:style style:name="gr257" style:family="graphic" style:parent-style-name="standard">
      <style:graphic-properties draw:stroke="solid" svg:stroke-width="0.025cm" svg:stroke-color="#000000" draw:stroke-linejoin="round" svg:stroke-linecap="round" draw:fill="solid" draw:fill-color="#ffffff" draw:textarea-vertical-align="middle" fo:padding-top="0.012cm" fo:padding-bottom="0.012cm" fo:padding-left="0.012cm" fo:padding-right="0.012cm"/>
    </style:style>
    <style:style style:name="gr258" style:family="graphic" style:parent-style-name="standard">
      <style:graphic-properties draw:stroke="solid" svg:stroke-width="0.03cm" svg:stroke-color="#000000" draw:marker-start-width="0.233cm" draw:marker-end-width="0.233cm" draw:stroke-linejoin="round" svg:stroke-linecap="round" draw:fill="solid" draw:fill-color="#ffffff" fo:padding-top="0.015cm" fo:padding-bottom="0.015cm" fo:padding-left="0.015cm" fo:padding-right="0.015cm"/>
    </style:style>
    <style:style style:name="gr259" style:family="graphic" style:parent-style-name="standard">
      <style:graphic-properties draw:stroke="none" svg:stroke-color="#000000" draw:fill="none" draw:fill-color="#ffffff" fo:min-height="1.971cm"/>
    </style:style>
    <style:style style:name="gr260" style:family="graphic" style:parent-style-name="standard">
      <style:graphic-properties draw:stroke="solid" svg:stroke-width="0.1cm" svg:stroke-color="#000000" draw:marker-start-width="0.338cm" draw:marker-end-width="0.338cm" draw:stroke-linejoin="round" svg:stroke-linecap="round" draw:fill="solid" draw:fill-color="#ffffff" fo:padding-top="0.05cm" fo:padding-bottom="0.05cm" fo:padding-left="0.05cm" fo:padding-right="0.05cm"/>
    </style:style>
    <style:style style:name="gr261" style:family="graphic" style:parent-style-name="standard" style:list-style-name="L1">
      <style:graphic-properties draw:stroke="solid" svg:stroke-width="0.08cm" svg:stroke-color="#000000" draw:marker-start="" draw:marker-start-width="0.155cm" draw:marker-start-center="false" draw:marker-end="" draw:marker-end-width="0.155cm" draw:marker-end-center="false" draw:stroke-linejoin="miter" svg:stroke-linecap="butt" draw:fill="solid" draw:fill-color="#ffffff" draw:textarea-horizontal-align="justify" fo:padding-top="0.04cm" fo:padding-bottom="0.04cm" fo:padding-left="0.04cm" fo:padding-right="0.04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.08cm" svg:stroke-color="#000000" draw:marker-start="" draw:marker-start-width="0.155cm" draw:marker-start-center="false" draw:marker-end="" draw:marker-end-width="0.155cm" draw:marker-end-center="false" draw:stroke-linejoin="miter" svg:stroke-linecap="butt" draw:fill="solid" draw:fill-color="#ffffff" draw:textarea-horizontal-align="justify" fo:padding-top="0.04cm" fo:padding-bottom="0.04cm" fo:padding-left="0.04cm" fo:padding-right="0.04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.08cm" svg:stroke-color="#000000" draw:marker-start="" draw:marker-start-width="0.155cm" draw:marker-start-center="false" draw:marker-end="" draw:marker-end-width="0.155cm" draw:marker-end-center="false" draw:stroke-linejoin="miter" svg:stroke-linecap="butt" draw:fill="solid" draw:fill-color="#ffffff" draw:textarea-horizontal-align="justify" fo:padding-top="0.04cm" fo:padding-bottom="0.04cm" fo:padding-left="0.04cm" fo:padding-right="0.04cm" draw:shadow="hidden" draw:shadow-offset-x="0.2cm" draw:shadow-offset-y="0.2cm" draw:shadow-color="#808080"/>
    </style:style>
    <style:style style:name="gr26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65cm" fo:min-width="4.4cm" fo:padding-top="0.175cm" fo:padding-bottom="0.175cm" fo:padding-left="0.3cm" fo:padding-right="0.3cm"/>
    </style:style>
    <style:style style:name="gr26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2cm" fo:min-width="17.402cm" fo:padding-top="0.175cm" fo:padding-bottom="0.175cm" fo:padding-left="0.3cm" fo:padding-right="0.3cm"/>
    </style:style>
    <style:style style:name="gr26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65cm" fo:min-width="18.402cm" fo:padding-top="0.175cm" fo:padding-bottom="0.175cm" fo:padding-left="0.3cm" fo:padding-right="0.3cm"/>
    </style:style>
    <style:style style:name="gr267" style:family="graphic" style:parent-style-name="standard">
      <style:graphic-properties svg:stroke-width="0.03cm" svg:stroke-color="#000000" draw:marker-start-width="0.35cm" draw:marker-end-width="0.35cm" draw:fill="none" draw:textarea-horizontal-align="justify" draw:textarea-vertical-align="middle" draw:auto-grow-height="false" fo:min-height="4.722cm" fo:min-width="16.47cm" fo:padding-top="0.14cm" fo:padding-bottom="0.14cm" fo:padding-left="0.265cm" fo:padding-right="0.265cm"/>
    </style:style>
    <style:style style:name="gr268" style:family="graphic" style:parent-style-name="standard">
      <style:graphic-properties svg:stroke-width="0.03cm" svg:stroke-color="#000000" draw:marker-start-width="0.35cm" draw:marker-end-width="0.35cm" draw:fill="none" draw:textarea-horizontal-align="justify" draw:textarea-vertical-align="middle" draw:auto-grow-height="false" fo:min-height="0.72cm" fo:min-width="17.47cm" fo:padding-top="0.14cm" fo:padding-bottom="0.14cm" fo:padding-left="0.265cm" fo:padding-right="0.265cm"/>
    </style:style>
    <style:style style:name="gr26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75cm" fo:min-width="4.5cm" fo:padding-top="0.14cm" fo:padding-bottom="0.14cm" fo:padding-left="0.265cm" fo:padding-right="0.265cm"/>
    </style:style>
    <style:style style:name="gr270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72cm" fo:min-width="4.47cm" fo:padding-top="0.14cm" fo:padding-bottom="0.14cm" fo:padding-left="0.265cm" fo:padding-right="0.265cm"/>
    </style:style>
    <style:style style:name="gr27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3.65cm" fo:min-width="4.4cm" fo:padding-top="0.175cm" fo:padding-bottom="0.175cm" fo:padding-left="0.3cm" fo:padding-right="0.3cm"/>
    </style:style>
    <style:style style:name="gr27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top" draw:auto-grow-height="false" fo:min-height="25.65cm" fo:min-width="5.402cm" fo:padding-top="0.175cm" fo:padding-bottom="0.175cm" fo:padding-left="0.3cm" fo:padding-right="0.3cm"/>
    </style:style>
    <style:style style:name="gr273" style:family="graphic" style:parent-style-name="standard">
      <style:graphic-properties svg:stroke-width="0.03cm" svg:stroke-color="#000000" draw:marker-start-width="0.35cm" draw:marker-end-width="0.35cm" draw:fill="none" draw:textarea-horizontal-align="justify" draw:textarea-vertical-align="middle" draw:auto-grow-height="false" fo:min-height="22.72cm" fo:min-width="4.47cm" fo:padding-top="0.14cm" fo:padding-bottom="0.14cm" fo:padding-left="0.265cm" fo:padding-right="0.265cm"/>
    </style:style>
    <style:style style:name="gr274" style:family="graphic" style:parent-style-name="standard">
      <style:graphic-properties svg:stroke-width="0.03cm" svg:stroke-color="#000000" draw:marker-start-width="0.35cm" draw:marker-end-width="0.35cm" draw:fill="none" draw:textarea-horizontal-align="justify" draw:textarea-vertical-align="top" draw:auto-grow-height="false" fo:min-height="24.72cm" fo:min-width="5.47cm" fo:padding-top="0.14cm" fo:padding-bottom="0.14cm" fo:padding-left="0.265cm" fo:padding-right="0.265cm"/>
    </style:style>
    <style:style style:name="gr275" style:family="graphic" style:parent-style-name="standard">
      <style:graphic-properties svg:stroke-width="0.03cm" svg:stroke-color="#000000" draw:marker-start-width="0.35cm" draw:marker-end-width="0.35cm" draw:fill="none" draw:textarea-horizontal-align="justify" draw:textarea-vertical-align="middle" draw:auto-grow-height="false" fo:min-height="0.72cm" fo:min-width="4.47cm" fo:padding-top="0.14cm" fo:padding-bottom="0.14cm" fo:padding-left="0.265cm" fo:padding-right="0.265cm"/>
    </style:style>
    <style:style style:name="gr276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294" style:family="graphic" style:parent-style-name="standard">
      <style:graphic-properties svg:stroke-width="0.025cm" svg:stroke-color="#000000" draw:marker-start-width="0.238cm" draw:marker-end="Arrowheads_20_1" draw:marker-end-width="0.238cm" draw:fill-color="#ffffff" draw:textarea-vertical-align="middle" fo:padding-top="0.138cm" fo:padding-bottom="0.138cm" fo:padding-left="0.263cm" fo:padding-right="0.263cm"/>
    </style:style>
    <style:style style:name="gr295" style:family="graphic" style:parent-style-name="standard">
      <style:graphic-properties draw:stroke="solid" draw:stroke-dash="Fine_20_Dashed" svg:stroke-width="0.025cm" svg:stroke-color="#000000" draw:marker-start-width="0.238cm" draw:marker-end="Arrowheads_20_1" draw:marker-end-width="0.238cm" draw:fill-color="#ffffff" draw:textarea-vertical-align="middle" fo:padding-top="0.138cm" fo:padding-bottom="0.138cm" fo:padding-left="0.263cm" fo:padding-right="0.263cm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53cm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84cm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4cm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05cm"/>
    </style:style>
    <style:style style:name="gr300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3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18cm"/>
    </style:style>
    <style:style style:name="gr3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01cm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84cm"/>
    </style:style>
    <style:style style:name="gr31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.1cm" svg:stroke-color="#000000" draw:marker-start="" draw:marker-start-width="0.185cm" draw:marker-start-center="false" draw:marker-end="" draw:marker-end-width="0.185cm" draw:marker-end-center="false" draw:stroke-linejoin="miter" svg:stroke-linecap="butt" draw:fill="none" draw:fill-color="#729fcf" draw:textarea-horizontal-align="justify" fo:padding-top="0.05cm" fo:padding-bottom="0.05cm" fo:padding-left="0.05cm" fo:padding-right="0.0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.1cm" svg:stroke-color="#000000" draw:marker-start="" draw:marker-start-width="0.185cm" draw:marker-start-center="false" draw:marker-end="" draw:marker-end-width="0.185cm" draw:marker-end-center="false" draw:stroke-linejoin="miter" svg:stroke-linecap="butt" draw:fill="none" draw:fill-color="#729fcf" draw:textarea-horizontal-align="justify" fo:padding-top="0.05cm" fo:padding-bottom="0.05cm" fo:padding-left="0.05cm" fo:padding-right="0.0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.1cm" svg:stroke-color="#000000" draw:marker-start="" draw:marker-start-width="0.185cm" draw:marker-start-center="false" draw:marker-end="" draw:marker-end-width="0.185cm" draw:marker-end-center="false" draw:stroke-linejoin="miter" svg:stroke-linecap="butt" draw:fill="none" draw:fill-color="#729fcf" draw:textarea-horizontal-align="justify" fo:padding-top="0.05cm" fo:padding-bottom="0.05cm" fo:padding-left="0.05cm" fo:padding-right="0.0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.1cm" svg:stroke-color="#000000" draw:marker-start="" draw:marker-start-width="0.185cm" draw:marker-start-center="false" draw:marker-end="" draw:marker-end-width="0.185cm" draw:marker-end-center="false" draw:stroke-linejoin="miter" svg:stroke-linecap="butt" draw:fill="none" draw:fill-color="#729fcf" draw:textarea-horizontal-align="justify" fo:padding-top="0.05cm" fo:padding-bottom="0.05cm" fo:padding-left="0.05cm" fo:padding-right="0.0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3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386cm"/>
    </style:style>
    <style:style style:name="gr3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46cm"/>
    </style:style>
    <style:style style:name="gr343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95cm"/>
    </style:style>
    <style:style style:name="gr3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</style:style>
    <style:style style:name="gr37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31cm"/>
    </style:style>
    <style:style style:name="gr37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solid" draw:fill-color="#fffff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svg:stroke-width="0.1cm" svg:stroke-color="#000000" draw:marker-start="" draw:marker-start-width="0.185cm" draw:marker-start-center="false" draw:marker-end="" draw:marker-end-width="0.185cm" draw:marker-end-center="false" draw:stroke-linejoin="miter" svg:stroke-linecap="butt" draw:fill="none" draw:fill-color="#729fcf" draw:textarea-horizontal-align="justify" fo:padding-top="0.05cm" fo:padding-bottom="0.05cm" fo:padding-left="0.05cm" fo:padding-right="0.05cm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svg:stroke-width="0.1cm" svg:stroke-color="#000000" draw:marker-start="" draw:marker-start-width="0.185cm" draw:marker-start-center="false" draw:marker-end="" draw:marker-end-width="0.185cm" draw:marker-end-center="false" draw:stroke-linejoin="miter" svg:stroke-linecap="butt" draw:fill="none" draw:fill-color="#729fcf" draw:textarea-horizontal-align="justify" fo:padding-top="0.05cm" fo:padding-bottom="0.05cm" fo:padding-left="0.05cm" fo:padding-right="0.05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solid" draw:fill-color="#fffff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solid" draw:fill-color="#fffff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.1cm" svg:stroke-color="#000000" draw:marker-start="" draw:marker-start-width="0.185cm" draw:marker-start-center="false" draw:marker-end="" draw:marker-end-width="0.185cm" draw:marker-end-center="false" draw:stroke-linejoin="miter" svg:stroke-linecap="butt" draw:fill="none" draw:fill-color="#729fcf" draw:textarea-horizontal-align="justify" fo:padding-top="0.05cm" fo:padding-bottom="0.05cm" fo:padding-left="0.05cm" fo:padding-right="0.0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.1cm" svg:stroke-color="#000000" draw:marker-start="" draw:marker-start-width="0.185cm" draw:marker-start-center="false" draw:marker-end="" draw:marker-end-width="0.185cm" draw:marker-end-center="false" draw:stroke-linejoin="miter" svg:stroke-linecap="butt" draw:fill="none" draw:fill-color="#729fcf" draw:textarea-horizontal-align="justify" fo:padding-top="0.05cm" fo:padding-bottom="0.05cm" fo:padding-left="0.05cm" fo:padding-right="0.0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solid" draw:fill-color="#fffff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solid" draw:fill-color="#fffff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solid" draw:fill-color="#fffff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solid" draw:fill-color="#fffff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.03cm" svg:stroke-color="#000000" draw:marker-start="" draw:marker-start-width="0.182cm" draw:marker-start-center="false" draw:marker-end="" draw:marker-end-width="0.182cm" draw:marker-end-center="false" draw:stroke-linejoin="round" svg:stroke-linecap="round" draw:fill="none" draw:fill-color="#729fcf" draw:textarea-horizontal-align="justify" fo:padding-top="0.015cm" fo:padding-bottom="0.015cm" fo:padding-left="0.015cm" fo:padding-right="0.01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432" style:family="graphic" style:parent-style-name="objectwithoutfill">
      <style:graphic-properties svg:stroke-width="0.025cm" svg:stroke-color="#000000" draw:marker-start-width="0.237cm" draw:marker-end-width="0.237cm" draw:fill="solid" draw:textarea-vertical-align="middle" fo:padding-top="0.137cm" fo:padding-bottom="0.137cm" fo:padding-left="0.262cm" fo:padding-right="0.262cm"/>
    </style:style>
    <style:style style:name="gr4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18cm"/>
    </style:style>
    <style:style style:name="gr43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47" style:family="graphic" style:parent-style-name="standard">
      <style:graphic-properties draw:stroke="dash" draw:stroke-dash="Fine_20_Dashed" svg:stroke-width="0.025cm" svg:stroke-color="#000000" draw:marker-start-width="0.238cm" draw:marker-end="Arrowheads_20_2" draw:marker-end-width="0.238cm" draw:fill-color="#ffffff" draw:textarea-vertical-align="middle" fo:padding-top="0.138cm" fo:padding-bottom="0.138cm" fo:padding-left="0.263cm" fo:padding-right="0.263cm"/>
    </style:style>
    <style:style style:name="gr44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none" draw:fill-color="#729fc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013cm" fo:padding-bottom="0.013cm" fo:padding-left="0.013cm" fo:padding-right="0.013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gr4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67cm"/>
    </style:style>
    <style:style style:name="gr4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18cm"/>
    </style:style>
    <style:style style:name="gr4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41cm"/>
    </style:style>
    <style:style style:name="gr491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min-height="7.531cm" fo:min-width="27.503cm" fo:padding-top="0.137cm" fo:padding-bottom="0.137cm" fo:padding-left="0.262cm" fo:padding-right="0.262cm"/>
    </style:style>
    <style:style style:name="gr492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min-height="7.531cm" fo:min-width="27.609cm" fo:padding-top="0.137cm" fo:padding-bottom="0.137cm" fo:padding-left="0.262cm" fo:padding-right="0.262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a6"/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Liberation Sans1" fo:font-size="10pt"/>
    </style:style>
    <style:style style:name="P5" style:family="paragraph">
      <loext:graphic-properties draw:fill="none" draw:fill-color="#ffffff"/>
      <style:text-properties style:font-name="Liberation Sans1" fo:font-size="10pt" style:font-size-asian="10pt" style:font-size-complex="10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a933"/>
      <style:paragraph-properties fo:text-align="center"/>
      <style:text-properties style:font-name="Liberation Sans1" fo:font-size="10pt" style:font-size-asian="10pt" style:font-size-complex="10pt"/>
    </style:style>
    <style:style style:name="P10" style:family="paragraph">
      <loext:graphic-properties draw:fill="solid" draw:fill-color="#ffbf00"/>
      <style:paragraph-properties fo:text-align="center"/>
      <style:text-properties style:font-name="Liberation Sans1" fo:font-size="10pt" style:font-size-asian="10pt" style:font-size-complex="10pt"/>
    </style:style>
    <style:style style:name="P11" style:family="paragraph">
      <loext:graphic-properties draw:fill="solid" draw:fill-color="#ff0000"/>
      <style:paragraph-properties fo:text-align="center"/>
      <style:text-properties style:font-name="Liberation Sans1" fo:font-size="10pt" style:font-size-asian="10pt" style:font-size-complex="10p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a6"/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  <style:text-properties style:font-name="Liberation Sans1"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style:font-name="Liberation Sans1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/>
      <style:paragraph-properties fo:text-align="start" style:writing-mode="lr-tb"/>
      <style:text-properties style:font-name="Liberation Sans1" fo:font-size="10pt" style:font-size-asian="10pt" style:font-size-complex="10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a6"/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2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3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3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="none" draw:fill-color="#ffffff"/>
      <style:text-properties fo:font-size="18pt" style:text-underline-style="none" fo:font-weight="bold" style:font-weight-asian="bold" style:font-weight-complex="bold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Sans1" fo:font-size="10pt" style:font-size-asian="10pt" style:font-size-complex="10pt"/>
    </style:style>
    <style:style style:name="T4" style:family="text">
      <style:text-properties style:font-name="Liberation Sans1" fo:font-size="10pt" fo:font-weight="bold" style:font-size-asian="10.5pt" style:font-weight-asian="bold" style:font-size-complex="10.5pt" style:font-weight-complex="bold"/>
    </style:style>
    <style:style style:name="T5" style:family="text">
      <style:text-properties style:font-name="Liberation Sans1" fo:font-size="10pt" style:font-size-asian="10.5pt" style:font-size-complex="10.5pt"/>
    </style:style>
    <style:style style:name="T6" style:family="text">
      <style:text-properties style:font-name="Liberation Sans1"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style:font-size-asian="4pt" style:font-size-complex="4pt"/>
    </style:style>
    <style:style style:name="T8" style:family="text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style:font-name="Liberation Sans1" fo:font-size="10pt" style:font-size-asian="10pt" style:font-name-complex="Trebuchet MS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vents" draw:style-name="dp1" draw:master-page-name="Default">
        <draw:line draw:style-name="gr1" draw:text-style-name="P1" draw:layer="layout" svg:x1="1.75cm" svg:y1="9.5cm" svg:x2="19cm" svg:y2="9.5cm">
          <text:p/>
        </draw:line>
        <draw:line draw:style-name="gr1" draw:text-style-name="P1" draw:layer="layout" svg:x1="1.75cm" svg:y1="8cm" svg:x2="19cm" svg:y2="8cm">
          <text:p/>
        </draw:line>
        <draw:line draw:style-name="gr1" draw:text-style-name="P1" draw:layer="layout" svg:x1="1.75cm" svg:y1="11cm" svg:x2="19cm" svg:y2="11cm">
          <text:p/>
        </draw:line>
        <draw:line draw:style-name="gr1" draw:text-style-name="P1" draw:layer="layout" svg:x1="1.75cm" svg:y1="12.5cm" svg:x2="19cm" svg:y2="12.5cm">
          <text:p/>
        </draw:line>
        <draw:line draw:style-name="gr1" draw:text-style-name="P1" draw:layer="layout" svg:x1="1.75cm" svg:y1="14cm" svg:x2="19cm" svg:y2="14cm">
          <text:p/>
        </draw:line>
        <draw:line draw:style-name="gr1" draw:text-style-name="P1" draw:layer="layout" svg:x1="1.75cm" svg:y1="18.5cm" svg:x2="19cm" svg:y2="18.5cm">
          <text:p/>
        </draw:line>
        <draw:line draw:style-name="gr1" draw:text-style-name="P1" draw:layer="layout" svg:x1="1.75cm" svg:y1="20cm" svg:x2="19cm" svg:y2="20cm">
          <text:p/>
        </draw:line>
        <draw:line draw:style-name="gr1" draw:text-style-name="P1" draw:layer="layout" svg:x1="1.75cm" svg:y1="24.516cm" svg:x2="19cm" svg:y2="24.516cm">
          <text:p/>
        </draw:line>
        <draw:line draw:style-name="gr1" draw:text-style-name="P1" draw:layer="layout" svg:x1="1.75cm" svg:y1="21.5cm" svg:x2="19cm" svg:y2="21.5cm">
          <text:p/>
        </draw:line>
        <draw:line draw:style-name="gr1" draw:text-style-name="P1" draw:layer="layout" svg:x1="1.75cm" svg:y1="23cm" svg:x2="19cm" svg:y2="23cm">
          <text:p/>
        </draw:line>
        <draw:line draw:style-name="gr1" draw:text-style-name="P1" draw:layer="layout" svg:x1="1.75cm" svg:y1="26cm" svg:x2="19cm" svg:y2="26cm">
          <text:p/>
        </draw:line>
        <draw:line draw:style-name="gr1" draw:text-style-name="P1" draw:layer="layout" svg:x1="1.75cm" svg:y1="17cm" svg:x2="19cm" svg:y2="17cm">
          <text:p/>
        </draw:line>
        <draw:line draw:style-name="gr1" draw:text-style-name="P1" draw:layer="layout" svg:x1="1.75cm" svg:y1="15.5cm" svg:x2="19cm" svg:y2="15.5cm">
          <text:p/>
        </draw:line>
        <draw:line draw:style-name="gr1" draw:text-style-name="P1" draw:layer="layout" svg:x1="8.5cm" svg:y1="4cm" svg:x2="8.5cm" svg:y2="27.5cm">
          <text:p/>
        </draw:line>
        <draw:line draw:style-name="gr1" draw:text-style-name="P1" draw:layer="layout" svg:x1="10cm" svg:y1="4cm" svg:x2="10cm" svg:y2="27.5cm">
          <text:p/>
        </draw:line>
        <draw:line draw:style-name="gr1" draw:text-style-name="P1" draw:layer="layout" svg:x1="13cm" svg:y1="4cm" svg:x2="13cm" svg:y2="27.5cm">
          <text:p/>
        </draw:line>
        <draw:line draw:style-name="gr2" draw:text-style-name="P1" draw:layer="layout" svg:x1="14.5cm" svg:y1="4cm" svg:x2="14.5cm" svg:y2="27.5cm">
          <text:p/>
        </draw:line>
        <draw:line draw:style-name="gr1" draw:text-style-name="P1" draw:layer="layout" svg:x1="16cm" svg:y1="4cm" svg:x2="16cm" svg:y2="27.5cm">
          <text:p/>
        </draw:line>
        <draw:custom-shape draw:style-name="gr3" draw:text-style-name="P3" draw:layer="layout" svg:width="19cm" svg:height="1.25cm" svg:x="1cm" svg:y="1cm">
          <text:p text:style-name="P2"><text:span text:style-name="T1">BPMN - Event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5cm" svg:height="1.484cm" svg:x="1.5cm" svg:y="8.016cm">
          <draw:text-box>
            <text:p><text:span text:style-name="T2">None:</text:span><text:span text:style-name="T3"> Untyped events, indicate start point, state of changes or final states</text:span></text:p>
          </draw:text-box>
        </draw:frame>
        <draw:frame draw:style-name="gr5" draw:text-style-name="P4" draw:layer="layout" svg:width="5.5cm" svg:height="1.405cm" svg:x="1.5cm" svg:y="9.5cm">
          <draw:text-box>
            <text:p><text:span text:style-name="T2">Message:</text:span><text:span text:style-name="T3"> Receiving and sending messages</text:span></text:p>
          </draw:text-box>
        </draw:frame>
        <draw:frame draw:style-name="gr4" draw:text-style-name="P4" draw:layer="layout" svg:width="5.5cm" svg:height="1.484cm" svg:x="1.5cm" svg:y="11.016cm">
          <draw:text-box>
            <text:p><text:span text:style-name="T2">Timer:</text:span><text:span text:style-name="T3"> Cyclic timer events, points in time, time spans, or timeouts</text:span></text:p>
          </draw:text-box>
        </draw:frame>
        <draw:frame draw:style-name="gr4" draw:text-style-name="P4" draw:layer="layout" svg:width="5.54cm" svg:height="1.484cm" svg:x="1.5cm" svg:y="12.5cm">
          <draw:text-box>
            <text:p><text:span text:style-name="T2">Escalation:</text:span><text:span text:style-name="T3"> Escalating to a higher level of responsibility</text:span></text:p>
          </draw:text-box>
        </draw:frame>
        <draw:frame draw:style-name="gr4" draw:text-style-name="P4" draw:layer="layout" svg:width="5.4cm" svg:height="1.484cm" svg:x="1.5cm" svg:y="14.016cm">
          <draw:text-box>
            <text:p><text:span text:style-name="T2">Conditional:</text:span><text:span text:style-name="T3"> Reacting to changed business conditions or integrating business rules</text:span></text:p>
          </draw:text-box>
        </draw:frame>
        <draw:frame draw:style-name="gr4" draw:text-style-name="P4" draw:layer="layout" svg:width="5.661cm" svg:height="1.484cm" svg:x="1.5cm" svg:y="15.5cm">
          <draw:text-box>
            <text:p><text:span text:style-name="T2">Link:</text:span><text:span text:style-name="T3"> Off-page connectors. Two corresponding link events equal a sequence flow</text:span></text:p>
          </draw:text-box>
        </draw:frame>
        <draw:frame draw:style-name="gr4" draw:text-style-name="P4" draw:layer="layout" svg:width="5.661cm" svg:height="1.484cm" svg:x="1.5cm" svg:y="17.016cm">
          <draw:text-box>
            <text:p><text:span text:style-name="T2">Error:</text:span><text:span text:style-name="T3"> Catching or throwing named errors</text:span></text:p>
          </draw:text-box>
        </draw:frame>
        <draw:frame draw:style-name="gr4" draw:text-style-name="P4" draw:layer="layout" svg:width="5.661cm" svg:height="1.484cm" svg:x="1.5cm" svg:y="18.516cm">
          <draw:text-box>
            <text:p><text:span text:style-name="T4">Cancel:</text:span><text:span text:style-name="T5"> Reacting to cancelled transactions or triggering cancellations</text:span></text:p>
          </draw:text-box>
        </draw:frame>
        <draw:frame draw:style-name="gr4" draw:text-style-name="P4" draw:layer="layout" svg:width="5.661cm" svg:height="1.484cm" svg:x="1.5cm" svg:y="20cm">
          <draw:text-box>
            <text:p><text:span text:style-name="T4">Compensation:</text:span><text:span text:style-name="T5"> Handling or triggering compensation</text:span></text:p>
          </draw:text-box>
        </draw:frame>
        <draw:frame draw:style-name="gr4" draw:text-style-name="P4" draw:layer="layout" svg:width="5.661cm" svg:height="1.484cm" svg:x="1.5cm" svg:y="21.5cm">
          <draw:text-box>
            <text:p><text:span text:style-name="T4">Signal:</text:span><text:span text:style-name="T5"> Signaling across diff. processes. A signal thrown can be caught multiple times</text:span></text:p>
          </draw:text-box>
        </draw:frame>
        <draw:frame draw:style-name="gr4" draw:text-style-name="P4" draw:layer="layout" svg:width="5.661cm" svg:height="1.484cm" svg:x="1.5cm" svg:y="23cm">
          <draw:text-box>
            <text:p><text:span text:style-name="T4">Multiple:</text:span><text:span text:style-name="T5"> Catching one out of a set of events. Throwing all events defined </text:span></text:p>
          </draw:text-box>
        </draw:frame>
        <draw:frame draw:style-name="gr4" draw:text-style-name="P4" draw:layer="layout" svg:width="5.661cm" svg:height="1.484cm" svg:x="1.5cm" svg:y="24.516cm">
          <draw:text-box>
            <text:p><text:span text:style-name="T4">Parallel Multiple:</text:span><text:span text:style-name="T5"> Catching all out of a set of parallel events</text:span></text:p>
          </draw:text-box>
        </draw:frame>
        <draw:frame draw:style-name="gr4" draw:text-style-name="P4" draw:layer="layout" svg:width="5.661cm" svg:height="1.484cm" svg:x="1.5cm" svg:y="26cm">
          <draw:text-box>
            <text:p><text:span text:style-name="T4">Terminate:</text:span><text:span text:style-name="T5"> Triggering the immediate termination of a process</text:span></text:p>
          </draw:text-box>
        </draw:frame>
        <draw:frame draw:style-name="gr6" draw:text-style-name="P5" draw:layer="layout" svg:width="3.745cm" svg:height="1.039cm" draw:transform="rotate (1.5707963267949) translate (8.75cm 7.995cm)">
          <draw:text-box>
            <text:p><text:span text:style-name="T3">Event Sub-Process</text:span></text:p>
            <text:p><text:span text:style-name="T3">Interrupting</text:span></text:p>
          </draw:text-box>
        </draw:frame>
        <draw:frame draw:style-name="gr7" draw:text-style-name="P5" draw:layer="layout" svg:width="2.026cm" svg:height="1.039cm" draw:transform="rotate (1.5707963267949) translate (7.25cm 8cm)">
          <draw:text-box>
            <text:p><text:span text:style-name="T3">Top-Level</text:span><text:span text:style-name="T3"><text:line-break/></text:span><text:span text:style-name="T3">Standard</text:span></text:p>
          </draw:text-box>
        </draw:frame>
        <draw:frame draw:style-name="gr8" draw:text-style-name="P5" draw:layer="layout" svg:width="2.293cm" svg:height="0.645cm" draw:transform="rotate (1.5707963267949) translate (11.75cm 8cm)">
          <draw:text-box>
            <text:p><text:span text:style-name="T3">Catching</text:span></text:p>
          </draw:text-box>
        </draw:frame>
        <draw:frame draw:style-name="gr9" draw:text-style-name="P5" draw:layer="layout" svg:width="2.043cm" svg:height="0.645cm" draw:transform="rotate (1.5707963267949) translate (16.355cm 8cm)">
          <draw:text-box>
            <text:p><text:span text:style-name="T3">Throwing</text:span></text:p>
          </draw:text-box>
        </draw:frame>
        <draw:frame draw:style-name="gr10" draw:text-style-name="P5" draw:layer="layout" svg:width="1.924cm" svg:height="0.645cm" draw:transform="rotate (1.5707963267949) translate (17.855cm 8cm)">
          <draw:text-box>
            <text:p><text:span text:style-name="T3">Standard</text:span></text:p>
          </draw:text-box>
        </draw:frame>
        <draw:frame draw:style-name="gr11" draw:text-style-name="P5" draw:layer="layout" svg:width="3.978cm" svg:height="1.039cm" draw:transform="rotate (1.5707963267949) translate (10.211cm 8cm)">
          <draw:text-box>
            <text:p><text:span text:style-name="T3">Event Sub-Processing</text:span></text:p>
            <text:p><text:span text:style-name="T3">Non-interrupting</text:span></text:p>
          </draw:text-box>
        </draw:frame>
        <draw:frame draw:style-name="gr12" draw:text-style-name="P5" draw:layer="layout" svg:width="3.685cm" svg:height="1.039cm" draw:transform="rotate (1.5707963267949) translate (14.75cm 8cm)">
          <draw:text-box>
            <text:p><text:span text:style-name="T3">Boundary</text:span></text:p>
            <text:p><text:span text:style-name="T3">Non-Interrupting</text:span></text:p>
          </draw:text-box>
        </draw:frame>
        <draw:frame draw:style-name="gr13" draw:text-style-name="P5" draw:layer="layout" svg:width="2.826cm" svg:height="1.039cm" draw:transform="rotate (1.5707963267949) translate (13.211cm 8cm)">
          <draw:text-box>
            <text:p><text:span text:style-name="T3">Boundary </text:span><text:span text:style-name="T3"><text:line-break/></text:span><text:span text:style-name="T3">Interrupting</text:span></text:p>
          </draw:text-box>
        </draw:frame>
        <draw:g draw:name="end-event-terminate">
          <draw:path draw:style-name="gr14" draw:text-style-name="P6" draw:layer="layout" svg:width="1cm" svg:height="1cm" svg:x="17.75cm" svg:y="26.25cm" svg:viewBox="0 0 1001 1001" svg:d="M1001 500c0-276-224-500-499-500-277 0-502 224-502 500s225 501 502 501c275 0 499-225 499-501z">
            <text:p/>
          </draw:path>
          <draw:g>
            <draw:path draw:style-name="gr15" draw:text-style-name="P6" draw:layer="layout" svg:width="0.58cm" svg:height="0.58cm" svg:x="17.96cm" svg:y="26.46cm" svg:viewBox="0 0 581 581" svg:d="M581 291c0-161-131-291-291-291-161 0-290 130-290 291 0 160 129 290 290 290 160 0 291-130 291-290z">
              <text:p/>
            </draw:path>
            <draw:custom-shape draw:style-name="gr16" draw:text-style-name="P7" draw:layer="layout" svg:width="0.4cm" svg:height="0.4cm" svg:x="18.05cm" svg:y="26.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7" draw:layer="layout" svg:width="0.22cm" svg:height="0.22cm" svg:x="18.14cm" svg:y="26.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7" draw:layer="layout" svg:width="0.05cm" svg:height="0.05cm" svg:x="18.225cm" svg:y="26.7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7" draw:text-style-name="P8" draw:layer="layout" svg:x1="18.177cm" svg:y1="26.746cm" svg:x2="18.34cm" svg:y2="26.746cm">
              <text:p/>
            </draw:line>
          </draw:g>
        </draw:g>
        <draw:custom-shape draw:style-name="gr18" draw:text-style-name="P9" draw:layer="layout" svg:width="4.5cm" svg:height="1cm" svg:x="7cm" svg:y="3cm">
          <text:p text:style-name="P2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6cm" svg:height="1cm" svg:x="11.5cm" svg:y="3cm">
          <text:p text:style-name="P2"><text:span text:style-name="T3">Intermedi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7cm" svg:y1="3cm" svg:x2="7cm" svg:y2="27.5cm">
          <text:p/>
        </draw:line>
        <draw:custom-shape draw:style-name="gr21" draw:text-style-name="P11" draw:layer="layout" svg:width="1.5cm" svg:height="1cm" svg:x="17.5cm" svg:y="3cm">
          <text:p text:style-name="P2"><text:span text:style-name="T3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start-event-none">
          <draw:custom-shape draw:style-name="gr22" draw:text-style-name="P12" draw:layer="layout" svg:width="0.057cm" svg:height="0.057cm" svg:x="7.721cm" svg:y="8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3" draw:text-style-name="P13" draw:layer="layout" svg:width="1cm" svg:height="1cm" svg:x="7.249cm" svg:y="8.25cm" svg:viewBox="0 0 1001 1001" svg:d="M1001 500c0-276-225-500-502-500-276 0-499 224-499 500s223 501 499 501c277 0 502-225 502-501z">
            <svg:title>start-event-none</svg:title>
            <text:p/>
          </draw:path>
        </draw:g>
        <draw:g draw:name="intermediate-event-none">
          <draw:path draw:style-name="gr24" draw:text-style-name="P14" draw:layer="layout" svg:width="1cm" svg:height="1cm" svg:x="16.249cm" svg:y="8.25cm" svg:viewBox="0 0 1001 1001" svg:d="M1001 500c0-276-224-500-501-500s-500 224-500 500 223 501 500 501 501-225 501-501z">
            <text:p/>
          </draw:path>
          <draw:path draw:style-name="gr25" draw:text-style-name="P14" draw:layer="layout" svg:width="0.879cm" svg:height="0.88cm" svg:x="16.309cm" svg:y="8.31cm" svg:viewBox="0 0 880 881" svg:d="M880 440c0-243-197-440-441-440-243 0-439 197-439 440 0 244 196 441 439 441 244 0 441-197 441-441z">
            <text:p/>
          </draw:path>
        </draw:g>
        <draw:g draw:name="end-event-none">
          <draw:custom-shape draw:style-name="gr26" draw:text-style-name="P12" draw:layer="layout" svg:width="0.057cm" svg:height="0.057cm" svg:x="18.222cm" svg:y="8.7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7" draw:text-style-name="P14" draw:layer="layout" svg:width="1cm" svg:height="1cm" svg:x="17.75cm" svg:y="8.249cm" svg:viewBox="0 0 1001 1001" svg:d="M1001 500c0-276-224-500-499-500-277 0-502 224-502 500s225 501 502 501c275 0 499-225 499-501z">
            <svg:title>end-event-none</svg:title>
            <text:p/>
          </draw:path>
        </draw:g>
        <draw:g draw:name="start-event-message">
          <draw:path draw:style-name="gr28" draw:text-style-name="P14" draw:layer="layout" svg:width="1cm" svg:height="1cm" svg:x="7.25cm" svg:y="9.75cm" svg:viewBox="0 0 1001 1001" svg:d="M1001 500c0-276-225-500-502-500-276 0-499 224-499 500 0 277 223 501 499 501 277 0 502-224 502-501z">
            <text:p/>
          </draw:path>
          <draw:polyline draw:style-name="gr29" draw:text-style-name="P12" draw:layer="layout" svg:width="0.721cm" svg:height="0.666cm" draw:transform="rotate (-2.55289309689211) translate (8.23618423486271cm 10.3273573298932cm)" svg:viewBox="0 0 722 667" draw:points="0,333 362,333 500,667 722,334 223,0 0,333 500,667">
            <text:p/>
          </draw:polyline>
        </draw:g>
        <draw:g draw:name="start-event-non-interrupting-message">
          <draw:path draw:style-name="gr30" draw:text-style-name="P14" draw:layer="layout" svg:width="1cm" svg:height="1cm" svg:x="10.249cm" svg:y="9.75cm" svg:viewBox="0 0 1001 1001" svg:d="M1001 500c0-277-224-500-501-500-276 0-500 223-500 500s224 501 500 501c277 0 501-224 501-501z">
            <text:p/>
          </draw:path>
          <draw:polyline draw:style-name="gr31" draw:text-style-name="P12" draw:layer="layout" svg:width="0.721cm" svg:height="0.666cm" draw:transform="rotate (-2.55289309689211) translate (11.2351842348627cm 10.3273573298932cm)" svg:viewBox="0 0 722 667" draw:points="0,333 362,333 500,667 722,334 223,0 0,333 500,667">
            <text:p/>
          </draw:polyline>
        </draw:g>
        <draw:g draw:name="intermediate-event-catch-message">
          <draw:path draw:style-name="gr32" draw:text-style-name="P14" draw:layer="layout" svg:width="1cm" svg:height="0.999cm" svg:x="11.75cm" svg:y="9.75cm" svg:viewBox="0 0 1001 1000" svg:d="M1001 499c0-276-224-499-500-499-277 0-501 223-501 499 0 278 224 501 501 501 276 0 500-223 500-501z">
            <text:p/>
          </draw:path>
          <draw:path draw:style-name="gr33" draw:text-style-name="P14" draw:layer="layout" svg:width="0.881cm" svg:height="0.879cm" svg:x="11.809cm" svg:y="9.81cm" svg:viewBox="0 0 882 880" svg:d="M882 440c0-243-197-440-441-440-243 0-441 197-441 440s198 440 441 440c244 0 441-197 441-440z">
            <text:p/>
          </draw:path>
          <draw:polyline draw:style-name="gr34" draw:text-style-name="P12" draw:layer="layout" svg:width="0.721cm" svg:height="0.666cm" draw:transform="rotate (-2.55289309689211) translate (12.7361842348627cm 10.3273573298932cm)" svg:viewBox="0 0 722 667" draw:points="0,333 362,333 500,667 722,334 223,0 0,333 500,667">
            <text:p/>
          </draw:polyline>
        </draw:g>
        <draw:g draw:name="intermediate-event-catch-non-interrupting-message">
          <draw:path draw:style-name="gr35" draw:text-style-name="P14" draw:layer="layout" svg:width="1cm" svg:height="1cm" svg:x="14.749cm" svg:y="9.75cm" svg:viewBox="0 0 1001 1001" svg:d="M1001 500c0-277-225-500-500-500-277 0-501 223-501 500s224 501 501 501c275 0 500-224 500-501z">
            <text:p/>
          </draw:path>
          <draw:path draw:style-name="gr36" draw:text-style-name="P14" draw:layer="layout" svg:width="0.881cm" svg:height="0.88cm" svg:x="14.808cm" svg:y="9.81cm" svg:viewBox="0 0 882 881" svg:d="M882 441c0-243-197-441-440-441-244 0-442 198-442 441s198 440 442 440c243 0 440-197 440-440z">
            <text:p/>
          </draw:path>
          <draw:polyline draw:style-name="gr37" draw:text-style-name="P12" draw:layer="layout" svg:width="0.721cm" svg:height="0.666cm" draw:transform="rotate (-2.55289309689211) translate (15.7351842348627cm 10.3273573298932cm)" svg:viewBox="0 0 722 667" draw:points="0,333 362,333 500,667 722,334 223,0 0,333 500,667">
            <text:p/>
          </draw:polyline>
        </draw:g>
        <draw:g draw:name="intermediate-event-throw-message">
          <draw:path draw:style-name="gr38" draw:text-style-name="P14" draw:layer="layout" svg:width="1cm" svg:height="1cm" svg:x="16.249cm" svg:y="9.749cm" svg:viewBox="0 0 1001 1001" svg:d="M1001 500c0-277-224-500-501-500s-500 223-500 500 223 501 500 501 501-224 501-501z">
            <text:p/>
          </draw:path>
          <draw:path draw:style-name="gr39" draw:text-style-name="P14" draw:layer="layout" svg:width="0.879cm" svg:height="0.88cm" svg:x="16.309cm" svg:y="9.809cm" svg:viewBox="0 0 880 881" svg:d="M880 441c0-243-197-441-441-441-243 0-439 198-439 441s196 440 439 440c244 0 441-197 441-440z">
            <text:p/>
          </draw:path>
          <draw:g>
            <draw:path draw:style-name="gr40" draw:text-style-name="P12" draw:layer="layout" svg:width="0.557cm" svg:height="0.386cm" svg:x="16.47cm" svg:y="10.056cm" svg:viewBox="0 0 558 387" svg:d="M227 261l32 12c3 2 25 0 29 0s32-12 36-14l234-100-1 228h-557v-243zM273 134l-266-134h2l540 5-2 8z">
              <text:p/>
            </draw:path>
            <draw:line draw:style-name="gr41" draw:text-style-name="P12" draw:layer="layout" svg:x1="16.594cm" svg:y1="10.093cm" svg:x2="16.889cm" svg:y2="10.093cm">
              <text:p/>
            </draw:line>
            <draw:polygon draw:style-name="gr42" draw:text-style-name="P12" draw:layer="layout" svg:width="0.448cm" svg:height="0.037cm" svg:x="16.522cm" svg:y="10.332cm" svg:viewBox="0 0 449 38" draw:points="8,38 442,38 449,8 0,0">
              <text:p/>
            </draw:polygon>
          </draw:g>
        </draw:g>
        <draw:g draw:name="end-event-message">
          <draw:path draw:style-name="gr43" draw:text-style-name="P14" draw:layer="layout" svg:width="1cm" svg:height="1cm" svg:x="17.749cm" svg:y="9.75cm" svg:viewBox="0 0 1001 1001" svg:d="M1001 500c0-276-224-500-499-500-277 0-502 224-502 500s225 501 502 501c275 0 499-225 499-501z">
            <text:p/>
          </draw:path>
          <draw:g>
            <draw:path draw:style-name="gr44" draw:text-style-name="P12" draw:layer="layout" svg:width="0.557cm" svg:height="0.386cm" svg:x="17.97cm" svg:y="10.057cm" svg:viewBox="0 0 558 387" svg:d="M227 261l32 12c3 2 25 0 29 0s32-12 36-14l234-100-1 228h-557v-243zM273 134l-266-134h2l540 5-2 8z">
              <text:p/>
            </draw:path>
            <draw:line draw:style-name="gr45" draw:text-style-name="P12" draw:layer="layout" svg:x1="18.094cm" svg:y1="10.094cm" svg:x2="18.389cm" svg:y2="10.094cm">
              <text:p/>
            </draw:line>
            <draw:polygon draw:style-name="gr46" draw:text-style-name="P12" draw:layer="layout" svg:width="0.499cm" svg:height="0.037cm" svg:x="18cm" svg:y="10.333cm" svg:viewBox="0 0 500 38" draw:points="9,38 492,38 500,8 0,0">
              <text:p/>
            </draw:polygon>
          </draw:g>
        </draw:g>
        <draw:g draw:name="start-event-timer">
          <draw:path draw:style-name="gr47" draw:text-style-name="P14" draw:layer="layout" svg:width="1cm" svg:height="1cm" svg:x="7.249cm" svg:y="11.249cm" svg:viewBox="0 0 1001 1001" svg:d="M1001 501c0-276-225-501-502-501-276 0-499 225-499 501s223 500 499 500c277 0 502-224 502-500z">
            <text:p/>
          </draw:path>
          <draw:g>
            <draw:path draw:style-name="gr48" draw:text-style-name="P14" draw:layer="layout" svg:width="0.72cm" svg:height="0.72cm" svg:x="7.389cm" svg:y="11.389cm" svg:viewBox="0 0 721 721" svg:d="M721 360c0-199-162-360-361-360-198 0-360 161-360 360 0 200 162 361 360 361 199 0 361-161 361-361z">
              <text:p/>
            </draw:path>
            <draw:line draw:style-name="gr49" draw:text-style-name="P14" draw:layer="layout" svg:x1="8.049cm" svg:y1="11.738cm" svg:x2="8.099cm" svg:y2="11.738cm">
              <text:p/>
            </draw:line>
            <draw:polyline draw:style-name="gr50" draw:text-style-name="P14" draw:layer="layout" svg:width="0.204cm" svg:height="0.398cm" svg:x="7.744cm" svg:y="11.439cm" svg:viewBox="0 0 205 399" draw:points="105,0 0,310 205,399">
              <text:p/>
            </draw:polyline>
            <draw:line draw:style-name="gr51" draw:text-style-name="P14" draw:layer="layout" svg:x1="7.399cm" svg:y1="11.738cm" svg:x2="7.449cm" svg:y2="11.738cm">
              <text:p/>
            </draw:line>
            <draw:line draw:style-name="gr52" draw:text-style-name="P14" draw:layer="layout" svg:x1="7.749cm" svg:y1="12.11cm" svg:x2="7.749cm" svg:y2="12.06cm">
              <text:p/>
            </draw:line>
            <draw:line draw:style-name="gr53" draw:text-style-name="P14" draw:layer="layout" svg:x1="7.749cm" svg:y1="11.439cm" svg:x2="7.749cm" svg:y2="11.389cm">
              <text:p/>
            </draw:line>
          </draw:g>
        </draw:g>
        <draw:g draw:name="start-event-non-interrupting-timer">
          <draw:path draw:style-name="gr54" draw:text-style-name="P14" draw:layer="layout" svg:width="1cm" svg:height="1cm" svg:x="10.249cm" svg:y="11.249cm" svg:viewBox="0 0 1001 1001" svg:d="M1001 501c0-276-224-501-501-501-276 0-500 225-500 501s224 500 500 500c277 0 501-224 501-500z">
            <text:p/>
          </draw:path>
          <draw:g>
            <draw:path draw:style-name="gr55" draw:text-style-name="P14" draw:layer="layout" svg:width="0.72cm" svg:height="0.72cm" svg:x="10.389cm" svg:y="11.389cm" svg:viewBox="0 0 721 721" svg:d="M721 360c0-199-162-360-361-360-198 0-360 161-360 360 0 200 162 361 360 361 199 0 361-161 361-361z">
              <text:p/>
            </draw:path>
            <draw:line draw:style-name="gr56" draw:text-style-name="P14" draw:layer="layout" svg:x1="11.049cm" svg:y1="11.738cm" svg:x2="11.099cm" svg:y2="11.738cm">
              <text:p/>
            </draw:line>
            <draw:polyline draw:style-name="gr57" draw:text-style-name="P14" draw:layer="layout" svg:width="0.204cm" svg:height="0.398cm" svg:x="10.744cm" svg:y="11.439cm" svg:viewBox="0 0 205 399" draw:points="105,0 0,310 205,399">
              <text:p/>
            </draw:polyline>
            <draw:line draw:style-name="gr58" draw:text-style-name="P14" draw:layer="layout" svg:x1="10.399cm" svg:y1="11.738cm" svg:x2="10.449cm" svg:y2="11.738cm">
              <text:p/>
            </draw:line>
            <draw:line draw:style-name="gr59" draw:text-style-name="P14" draw:layer="layout" svg:x1="10.749cm" svg:y1="12.11cm" svg:x2="10.749cm" svg:y2="12.06cm">
              <text:p/>
            </draw:line>
            <draw:line draw:style-name="gr60" draw:text-style-name="P14" draw:layer="layout" svg:x1="10.749cm" svg:y1="11.439cm" svg:x2="10.749cm" svg:y2="11.389cm">
              <text:p/>
            </draw:line>
          </draw:g>
        </draw:g>
        <draw:g draw:name="intermediate-event-catch-timer">
          <draw:path draw:style-name="gr61" draw:text-style-name="P14" draw:layer="layout" svg:width="1cm" svg:height="1cm" svg:x="11.749cm" svg:y="11.25cm" svg:viewBox="0 0 1001 1001" svg:d="M1001 501c0-276-224-501-500-501-277 0-501 225-501 501s224 500 501 500c276 0 500-224 500-500z">
            <text:p/>
          </draw:path>
          <draw:path draw:style-name="gr62" draw:text-style-name="P14" draw:layer="layout" svg:width="0.881cm" svg:height="0.881cm" svg:x="11.808cm" svg:y="11.309cm" svg:viewBox="0 0 882 882" svg:d="M882 440c0-242-197-440-441-440-243 0-441 198-441 440 0 244 198 442 441 442 244 0 441-198 441-442z">
            <text:p/>
          </draw:path>
          <draw:g>
            <draw:path draw:style-name="gr63" draw:text-style-name="P14" draw:layer="layout" svg:width="0.72cm" svg:height="0.72cm" svg:x="11.889cm" svg:y="11.39cm" svg:viewBox="0 0 721 721" svg:d="M721 360c0-199-162-360-361-360-198 0-360 161-360 360 0 200 162 361 360 361 199 0 361-161 361-361z">
              <text:p/>
            </draw:path>
            <draw:line draw:style-name="gr64" draw:text-style-name="P14" draw:layer="layout" svg:x1="12.549cm" svg:y1="11.739cm" svg:x2="12.599cm" svg:y2="11.739cm">
              <text:p/>
            </draw:line>
            <draw:polyline draw:style-name="gr65" draw:text-style-name="P14" draw:layer="layout" svg:width="0.204cm" svg:height="0.398cm" svg:x="12.244cm" svg:y="11.44cm" svg:viewBox="0 0 205 399" draw:points="105,0 0,310 205,399">
              <text:p/>
            </draw:polyline>
            <draw:line draw:style-name="gr66" draw:text-style-name="P14" draw:layer="layout" svg:x1="11.899cm" svg:y1="11.739cm" svg:x2="11.949cm" svg:y2="11.739cm">
              <text:p/>
            </draw:line>
            <draw:line draw:style-name="gr67" draw:text-style-name="P14" draw:layer="layout" svg:x1="12.249cm" svg:y1="12.111cm" svg:x2="12.249cm" svg:y2="12.061cm">
              <text:p/>
            </draw:line>
            <draw:line draw:style-name="gr68" draw:text-style-name="P14" draw:layer="layout" svg:x1="12.249cm" svg:y1="11.44cm" svg:x2="12.249cm" svg:y2="11.39cm">
              <text:p/>
            </draw:line>
          </draw:g>
        </draw:g>
        <draw:g draw:name="intermediate-event-catch-non-interrupting-timer">
          <draw:path draw:style-name="gr69" draw:text-style-name="P14" draw:layer="layout" svg:width="1cm" svg:height="1cm" svg:x="14.749cm" svg:y="11.249cm" svg:viewBox="0 0 1001 1001" svg:d="M1001 501c0-276-225-501-500-501-277 0-501 225-501 501s224 500 501 500c275 0 500-224 500-500z">
            <text:p/>
          </draw:path>
          <draw:path draw:style-name="gr70" draw:text-style-name="P14" draw:layer="layout" svg:width="0.881cm" svg:height="0.88cm" svg:x="14.809cm" svg:y="11.309cm" svg:viewBox="0 0 882 881" svg:d="M882 440c0-243-197-440-440-440-244 0-442 197-442 440 0 244 198 441 442 441 243 0 440-197 440-441z">
            <text:p/>
          </draw:path>
          <draw:g>
            <draw:path draw:style-name="gr71" draw:text-style-name="P14" draw:layer="layout" svg:width="0.72cm" svg:height="0.72cm" svg:x="14.892cm" svg:y="11.391cm" svg:viewBox="0 0 721 721" svg:d="M721 360c0-199-162-360-361-360-198 0-360 161-360 360 0 200 162 361 360 361 199 0 361-161 361-361z">
              <text:p/>
            </draw:path>
            <draw:line draw:style-name="gr72" draw:text-style-name="P14" draw:layer="layout" svg:x1="15.552cm" svg:y1="11.74cm" svg:x2="15.602cm" svg:y2="11.74cm">
              <text:p/>
            </draw:line>
            <draw:polyline draw:style-name="gr73" draw:text-style-name="P14" draw:layer="layout" svg:width="0.204cm" svg:height="0.398cm" svg:x="15.247cm" svg:y="11.441cm" svg:viewBox="0 0 205 399" draw:points="105,0 0,310 205,399">
              <text:p/>
            </draw:polyline>
            <draw:line draw:style-name="gr74" draw:text-style-name="P14" draw:layer="layout" svg:x1="14.902cm" svg:y1="11.74cm" svg:x2="14.952cm" svg:y2="11.74cm">
              <text:p/>
            </draw:line>
            <draw:line draw:style-name="gr75" draw:text-style-name="P14" draw:layer="layout" svg:x1="15.252cm" svg:y1="12.112cm" svg:x2="15.252cm" svg:y2="12.062cm">
              <text:p/>
            </draw:line>
            <draw:line draw:style-name="gr76" draw:text-style-name="P14" draw:layer="layout" svg:x1="15.252cm" svg:y1="11.441cm" svg:x2="15.252cm" svg:y2="11.391cm">
              <text:p/>
            </draw:line>
          </draw:g>
        </draw:g>
        <draw:g draw:name="start-event-escalation">
          <draw:path draw:style-name="gr77" draw:text-style-name="P14" draw:layer="layout" svg:width="1cm" svg:height="1cm" svg:x="8.75cm" svg:y="12.749cm" svg:viewBox="0 0 1001 1001" svg:d="M1001 500c0-277-224-500-499-500-278 0-502 223-502 500s224 501 502 501c275 0 499-224 499-501z">
            <text:p/>
          </draw:path>
          <draw:polygon draw:style-name="gr78" draw:text-style-name="P14" draw:layer="layout" svg:width="0.5cm" svg:height="0.55cm" svg:x="9.006cm" svg:y="12.949cm" svg:viewBox="0 0 501 551" draw:points="0,551 250,0 501,551 250,275">
            <text:p/>
          </draw:polygon>
        </draw:g>
        <draw:g draw:name="start-event-non-interrupting-escalation">
          <draw:path draw:style-name="gr79" draw:text-style-name="P14" draw:layer="layout" svg:width="1cm" svg:height="1cm" svg:x="10.249cm" svg:y="12.749cm" svg:viewBox="0 0 1001 1001" svg:d="M1001 500c0-277-224-500-501-500-276 0-500 223-500 500s224 501 500 501c277 0 501-224 501-501z">
            <text:p/>
          </draw:path>
          <draw:polygon draw:style-name="gr80" draw:text-style-name="P14" draw:layer="layout" svg:width="0.5cm" svg:height="0.55cm" svg:x="10.504cm" svg:y="12.949cm" svg:viewBox="0 0 501 551" draw:points="0,551 250,0 501,551 250,275">
            <text:p/>
          </draw:polygon>
        </draw:g>
        <draw:g draw:name="intermediate-event-catch-escalation">
          <draw:path draw:style-name="gr81" draw:text-style-name="P14" draw:layer="layout" svg:width="1cm" svg:height="1cm" svg:x="11.749cm" svg:y="12.749cm" svg:viewBox="0 0 1001 1001" svg:d="M1001 500c0-277-224-500-501-500s-500 223-500 500 223 501 500 501 501-224 501-501z">
            <text:p/>
          </draw:path>
          <draw:path draw:style-name="gr82" draw:text-style-name="P14" draw:layer="layout" svg:width="0.879cm" svg:height="0.88cm" svg:x="11.809cm" svg:y="12.809cm" svg:viewBox="0 0 880 881" svg:d="M880 440c0-243-198-440-441-440s-439 197-439 440 196 441 439 441 441-198 441-441z">
            <text:p/>
          </draw:path>
          <draw:polygon draw:style-name="gr83" draw:text-style-name="P14" draw:layer="layout" svg:width="0.5cm" svg:height="0.55cm" svg:x="12.004cm" svg:y="12.949cm" svg:viewBox="0 0 501 551" draw:points="0,551 251,0 501,551 251,275">
            <text:p/>
          </draw:polygon>
        </draw:g>
        <draw:g draw:name="intermediate-event-catch-non-interrupting-escalation">
          <draw:path draw:style-name="gr84" draw:text-style-name="P14" draw:layer="layout" svg:width="1cm" svg:height="1cm" svg:x="14.749cm" svg:y="12.75cm" svg:viewBox="0 0 1001 1001" svg:d="M0 500c0 277 224 501 501 501 275 0 500-224 500-501s-225-500-500-500c-277 0-501 223-501 500z">
            <text:p/>
          </draw:path>
          <draw:path draw:style-name="gr85" draw:text-style-name="P14" draw:layer="layout" svg:width="0.881cm" svg:height="0.88cm" svg:x="14.809cm" svg:y="12.81cm" svg:viewBox="0 0 882 881" svg:d="M0 440c0 243 198 441 442 441 243 0 440-198 440-441s-197-440-440-440c-244 0-442 197-442 440z">
            <text:p/>
          </draw:path>
          <draw:polygon draw:style-name="gr86" draw:text-style-name="P14" draw:layer="layout" svg:width="0.5cm" svg:height="0.55cm" svg:x="15.005cm" svg:y="12.95cm" svg:viewBox="0 0 501 551" draw:points="0,551 250,0 501,551 250,275">
            <text:p/>
          </draw:polygon>
        </draw:g>
        <draw:g draw:name="intermediate-event-throw-escalation">
          <draw:path draw:style-name="gr87" draw:text-style-name="P14" draw:layer="layout" svg:width="1cm" svg:height="1cm" svg:x="16.25cm" svg:y="12.749cm" svg:viewBox="0 0 1001 1001" svg:d="M1001 500c0-277-224-500-501-500s-500 223-500 500 223 501 500 501 501-224 501-501z">
            <text:p/>
          </draw:path>
          <draw:path draw:style-name="gr88" draw:text-style-name="P14" draw:layer="layout" svg:width="0.879cm" svg:height="0.88cm" svg:x="16.31cm" svg:y="12.809cm" svg:viewBox="0 0 880 881" svg:d="M880 440c0-243-197-440-441-440-243 0-439 197-439 440s196 441 439 441c244 0 441-198 441-441z">
            <text:p/>
          </draw:path>
          <draw:polygon draw:style-name="gr89" draw:text-style-name="P7" draw:layer="layout" svg:width="0.349cm" svg:height="0.476cm" svg:x="16.575cm" svg:y="13.011cm" svg:viewBox="0 0 350 477" draw:points="68,266 0,477 172,181 350,475 169,0 90,208">
            <text:p/>
          </draw:polygon>
        </draw:g>
        <draw:g draw:name="end-event-escalation">
          <draw:path draw:style-name="gr90" draw:text-style-name="P14" draw:layer="layout" svg:width="1cm" svg:height="1cm" svg:x="17.75cm" svg:y="12.75cm" svg:viewBox="0 0 1001 1001" svg:d="M1001 500c0-276-224-500-499-500-277 0-502 224-502 500s225 501 502 501c275 0 499-225 499-501z">
            <text:p/>
          </draw:path>
          <draw:polygon draw:style-name="gr89" draw:text-style-name="P7" draw:layer="layout" svg:width="0.349cm" svg:height="0.476cm" svg:x="18.075cm" svg:y="13.012cm" svg:viewBox="0 0 350 477" draw:points="68,266 0,477 172,181 350,475 169,0 90,208">
            <text:p/>
          </draw:polygon>
        </draw:g>
        <draw:g draw:name="start-event-condition">
          <draw:path draw:style-name="gr91" draw:text-style-name="P14" draw:layer="layout" svg:width="1.001cm" svg:height="1cm" svg:x="7.248cm" svg:y="14.135cm" svg:viewBox="0 0 1002 1001" svg:d="M1002 500c0-277-226-500-501-500-277 0-501 223-501 500s224 501 501 501c275 0 501-224 501-501z">
            <text:p/>
          </draw:path>
          <draw:g>
            <draw:polygon draw:style-name="gr92" draw:text-style-name="P14" draw:layer="layout" svg:width="0.447cm" svg:height="0.57cm" svg:x="7.525cm" svg:y="14.35cm" svg:viewBox="0 0 448 571" draw:points="0,571 448,571 448,0 0,0">
              <text:p/>
            </draw:polygon>
            <draw:line draw:style-name="gr93" draw:text-style-name="P14" draw:layer="layout" svg:x1="7.565cm" svg:y1="14.408cm" svg:x2="7.932cm" svg:y2="14.408cm">
              <text:p/>
            </draw:line>
            <draw:line draw:style-name="gr94" draw:text-style-name="P14" draw:layer="layout" svg:x1="7.565cm" svg:y1="14.53cm" svg:x2="7.932cm" svg:y2="14.53cm">
              <text:p/>
            </draw:line>
            <draw:line draw:style-name="gr95" draw:text-style-name="P14" draw:layer="layout" svg:x1="7.565cm" svg:y1="14.676cm" svg:x2="7.932cm" svg:y2="14.676cm">
              <text:p/>
            </draw:line>
            <draw:line draw:style-name="gr96" draw:text-style-name="P14" draw:layer="layout" svg:x1="7.565cm" svg:y1="14.839cm" svg:x2="7.932cm" svg:y2="14.839cm">
              <text:p/>
            </draw:line>
          </draw:g>
        </draw:g>
        <draw:g draw:name="start-event-non-interrupting-condition">
          <draw:path draw:style-name="gr97" draw:text-style-name="P14" draw:layer="layout" svg:width="1cm" svg:height="1cm" svg:x="10.249cm" svg:y="14.25cm" svg:viewBox="0 0 1001 1001" svg:d="M1001 501c0-277-224-501-501-501-276 0-500 224-500 501 0 276 224 500 500 500 277 0 501-224 501-500z">
            <text:p/>
          </draw:path>
          <draw:g>
            <draw:polygon draw:style-name="gr98" draw:text-style-name="P14" draw:layer="layout" svg:width="0.447cm" svg:height="0.57cm" svg:x="10.525cm" svg:y="14.465cm" svg:viewBox="0 0 448 571" draw:points="0,571 448,571 448,0 0,0">
              <text:p/>
            </draw:polygon>
            <draw:line draw:style-name="gr99" draw:text-style-name="P14" draw:layer="layout" svg:x1="10.565cm" svg:y1="14.523cm" svg:x2="10.932cm" svg:y2="14.523cm">
              <text:p/>
            </draw:line>
            <draw:line draw:style-name="gr100" draw:text-style-name="P14" draw:layer="layout" svg:x1="10.565cm" svg:y1="14.645cm" svg:x2="10.932cm" svg:y2="14.645cm">
              <text:p/>
            </draw:line>
            <draw:line draw:style-name="gr101" draw:text-style-name="P14" draw:layer="layout" svg:x1="10.565cm" svg:y1="14.791cm" svg:x2="10.932cm" svg:y2="14.791cm">
              <text:p/>
            </draw:line>
            <draw:line draw:style-name="gr102" draw:text-style-name="P14" draw:layer="layout" svg:x1="10.565cm" svg:y1="14.954cm" svg:x2="10.932cm" svg:y2="14.954cm">
              <text:p/>
            </draw:line>
          </draw:g>
        </draw:g>
        <draw:g draw:name="intermediate-event-catch-condition">
          <draw:path draw:style-name="gr103" draw:text-style-name="P14" draw:layer="layout" svg:width="1cm" svg:height="1cm" svg:x="13.249cm" svg:y="14.25cm" svg:viewBox="0 0 1001 1001" svg:d="M1001 501c0-277-224-501-500-501-277 0-501 224-501 501 0 276 224 500 501 500 276 0 500-224 500-500z">
            <text:p/>
          </draw:path>
          <draw:path draw:style-name="gr104" draw:text-style-name="P14" draw:layer="layout" svg:width="0.881cm" svg:height="0.88cm" svg:x="13.308cm" svg:y="14.31cm" svg:viewBox="0 0 882 881" svg:d="M882 441c0-244-197-441-441-441-243 0-441 197-441 441 0 243 198 440 441 440 244 0 441-197 441-440z">
            <text:p/>
          </draw:path>
          <draw:g>
            <draw:polygon draw:style-name="gr105" draw:text-style-name="P14" draw:layer="layout" svg:width="0.447cm" svg:height="0.57cm" svg:x="13.525cm" svg:y="14.465cm" svg:viewBox="0 0 448 571" draw:points="0,571 448,571 448,0 0,0">
              <text:p/>
            </draw:polygon>
            <draw:line draw:style-name="gr106" draw:text-style-name="P14" draw:layer="layout" svg:x1="13.565cm" svg:y1="14.523cm" svg:x2="13.932cm" svg:y2="14.523cm">
              <text:p/>
            </draw:line>
            <draw:line draw:style-name="gr107" draw:text-style-name="P14" draw:layer="layout" svg:x1="13.565cm" svg:y1="14.645cm" svg:x2="13.932cm" svg:y2="14.645cm">
              <text:p/>
            </draw:line>
            <draw:line draw:style-name="gr108" draw:text-style-name="P14" draw:layer="layout" svg:x1="13.565cm" svg:y1="14.791cm" svg:x2="13.932cm" svg:y2="14.791cm">
              <text:p/>
            </draw:line>
            <draw:line draw:style-name="gr109" draw:text-style-name="P14" draw:layer="layout" svg:x1="13.565cm" svg:y1="14.954cm" svg:x2="13.932cm" svg:y2="14.954cm">
              <text:p/>
            </draw:line>
          </draw:g>
        </draw:g>
        <draw:g draw:name="intermediate-event-catch-non-interrupting-condition">
          <draw:path draw:style-name="gr110" draw:text-style-name="P14" draw:layer="layout" svg:width="1cm" svg:height="1cm" svg:x="14.75cm" svg:y="14.25cm" svg:viewBox="0 0 1001 1001" svg:d="M501 0c-277 0-501 224-501 501 0 276 224 500 501 500 275 0 500-224 500-500 0-277-225-501-500-501z">
            <text:p/>
          </draw:path>
          <draw:path draw:style-name="gr111" draw:text-style-name="P14" draw:layer="layout" svg:width="0.881cm" svg:height="0.88cm" svg:x="14.809cm" svg:y="14.31cm" svg:viewBox="0 0 882 881" svg:d="M442 0c-244 0-442 197-442 441 0 243 198 440 442 440 243 0 440-197 440-440 0-244-197-441-440-441z">
            <text:p/>
          </draw:path>
          <draw:g>
            <draw:polygon draw:style-name="gr112" draw:text-style-name="P14" draw:layer="layout" svg:width="0.447cm" svg:height="0.57cm" svg:x="15.026cm" svg:y="14.465cm" svg:viewBox="0 0 448 571" draw:points="0,571 448,571 448,0 0,0">
              <text:p/>
            </draw:polygon>
            <draw:line draw:style-name="gr113" draw:text-style-name="P14" draw:layer="layout" svg:x1="15.066cm" svg:y1="14.523cm" svg:x2="15.433cm" svg:y2="14.523cm">
              <text:p/>
            </draw:line>
            <draw:line draw:style-name="gr114" draw:text-style-name="P14" draw:layer="layout" svg:x1="15.066cm" svg:y1="14.645cm" svg:x2="15.433cm" svg:y2="14.645cm">
              <text:p/>
            </draw:line>
            <draw:line draw:style-name="gr115" draw:text-style-name="P14" draw:layer="layout" svg:x1="15.066cm" svg:y1="14.791cm" svg:x2="15.433cm" svg:y2="14.791cm">
              <text:p/>
            </draw:line>
            <draw:line draw:style-name="gr116" draw:text-style-name="P14" draw:layer="layout" svg:x1="15.066cm" svg:y1="14.954cm" svg:x2="15.433cm" svg:y2="14.954cm">
              <text:p/>
            </draw:line>
          </draw:g>
        </draw:g>
        <draw:g draw:name="intermediate-event-catch-link">
          <draw:path draw:style-name="gr117" draw:text-style-name="P14" draw:layer="layout" svg:width="1cm" svg:height="1cm" svg:x="11.75cm" svg:y="15.75cm" svg:viewBox="0 0 1001 1001" svg:d="M1001 500c0-277-224-500-500-500-277 0-501 223-501 500 0 276 224 501 501 501 276 0 500-225 500-501z">
            <text:p/>
          </draw:path>
          <draw:path draw:style-name="gr118" draw:text-style-name="P14" draw:layer="layout" svg:width="0.881cm" svg:height="0.88cm" svg:x="11.81cm" svg:y="15.81cm" svg:viewBox="0 0 882 881" svg:d="M882 440c0-243-197-440-441-440-243 0-441 197-441 440 0 244 198 441 441 441 244 0 441-197 441-441z">
            <text:p/>
          </draw:path>
          <draw:polygon draw:style-name="gr119" draw:text-style-name="P14" draw:layer="layout" svg:width="0.5cm" svg:height="0.6cm" svg:x="12cm" svg:y="15.95cm" svg:viewBox="0 0 501 601" draw:points="0,201 301,201 301,0 501,301 301,601 301,401 0,401">
            <text:p/>
          </draw:polygon>
        </draw:g>
        <draw:g draw:name="intermediate-event-throw-link">
          <draw:path draw:style-name="gr120" draw:text-style-name="P14" draw:layer="layout" svg:width="1cm" svg:height="1cm" svg:x="16.25cm" svg:y="15.75cm" svg:viewBox="0 0 1001 1001" svg:d="M1001 500c0-277-224-500-501-500s-500 223-500 500c0 276 223 501 500 501s501-225 501-501z">
            <text:p/>
          </draw:path>
          <draw:path draw:style-name="gr121" draw:text-style-name="P14" draw:layer="layout" svg:width="0.879cm" svg:height="0.88cm" svg:x="16.31cm" svg:y="15.81cm" svg:viewBox="0 0 880 881" svg:d="M880 440c0-243-197-440-441-440-243 0-439 197-439 440 0 244 196 441 439 441 244 0 441-197 441-441z">
            <text:p/>
          </draw:path>
          <draw:g>
            <draw:polygon draw:style-name="gr122" draw:text-style-name="P14" draw:layer="layout" svg:width="0.502cm" svg:height="0.482cm" svg:x="16.498cm" svg:y="16.01cm" svg:viewBox="0 0 503 483" draw:points="1,163 301,163 300,0 503,241 301,483 300,314 0,314">
              <text:p/>
            </draw:polygon>
            <draw:polygon draw:style-name="gr123" draw:text-style-name="P12" draw:layer="layout" svg:width="0.352cm" svg:height="0.135cm" draw:transform="rotate (-0.0965167076352869) translate (16.5474984462155cm 16.1475507369305cm)" svg:viewBox="0 0 353 136" draw:points="11,136 324,136 353,64 316,0 278,39 0,78">
              <text:p/>
            </draw:polygon>
          </draw:g>
        </draw:g>
        <draw:g draw:name="end-event-link">
          <draw:path draw:style-name="gr124" draw:text-style-name="P14" draw:layer="layout" svg:width="1cm" svg:height="1cm" svg:x="17.75cm" svg:y="15.749cm" svg:viewBox="0 0 1001 1001" svg:d="M1001 500c0-276-224-500-499-500-277 0-502 224-502 500s225 501 502 501c275 0 499-225 499-501z">
            <text:p/>
          </draw:path>
          <draw:g>
            <draw:polygon draw:style-name="gr125" draw:text-style-name="P14" draw:layer="layout" svg:width="0.502cm" svg:height="0.482cm" svg:x="17.999cm" svg:y="16.008cm" svg:viewBox="0 0 503 483" draw:points="1,163 301,163 300,0 503,241 301,483 300,314 0,314">
              <text:p/>
            </draw:polygon>
            <draw:polygon draw:style-name="gr126" draw:text-style-name="P12" draw:layer="layout" svg:width="0.352cm" svg:height="0.135cm" draw:transform="rotate (-0.0965167076352869) translate (18.0484984462155cm 16.1455507369305cm)" svg:viewBox="0 0 353 136" draw:points="11,136 324,136 353,64 316,0 278,39 0,78">
              <text:p/>
            </draw:polygon>
          </draw:g>
        </draw:g>
        <draw:g draw:name="start-event-error">
          <draw:path draw:style-name="gr127" draw:text-style-name="P14" draw:layer="layout" svg:width="1cm" svg:height="1cm" svg:x="8.749cm" svg:y="17.25cm" svg:viewBox="0 0 1001 1001" svg:d="M1001 501c0-277-224-501-499-501-278 0-502 224-502 501 0 276 224 500 502 500 275 0 499-224 499-500z">
            <text:p/>
          </draw:path>
          <draw:polygon draw:style-name="gr128" draw:text-style-name="P14" draw:layer="layout" svg:width="0.6cm" svg:height="0.533cm" svg:x="8.949cm" svg:y="17.484cm" svg:viewBox="0 0 601 534" draw:points="0,534 200,67 375,334 601,0 401,494 227,268">
            <text:p/>
          </draw:polygon>
        </draw:g>
        <draw:g draw:name="intermediate-event-catch-error">
          <draw:path draw:style-name="gr129" draw:text-style-name="P14" draw:layer="layout" svg:width="1cm" svg:height="1cm" svg:x="13.25cm" svg:y="17.25cm" svg:viewBox="0 0 1001 1001" svg:d="M1001 501c0-277-224-501-501-501s-500 224-500 501c0 276 223 500 500 500s501-224 501-500z">
            <text:p/>
          </draw:path>
          <draw:path draw:style-name="gr130" draw:text-style-name="P14" draw:layer="layout" svg:width="0.879cm" svg:height="0.881cm" svg:x="13.31cm" svg:y="17.31cm" svg:viewBox="0 0 880 882" svg:d="M880 442c0-243-198-442-441-442s-439 199-439 442 196 440 439 440 441-197 441-440z">
            <text:p/>
          </draw:path>
          <draw:polygon draw:style-name="gr131" draw:text-style-name="P14" draw:layer="layout" svg:width="0.6cm" svg:height="0.533cm" svg:x="13.45cm" svg:y="17.484cm" svg:viewBox="0 0 601 534" draw:points="0,534 200,67 374,334 601,0 401,494 226,268">
            <text:p/>
          </draw:polygon>
        </draw:g>
        <draw:g draw:name="end-event-error">
          <draw:path draw:style-name="gr132" draw:text-style-name="P14" draw:layer="layout" svg:width="1cm" svg:height="1cm" svg:x="17.75cm" svg:y="17.25cm" svg:viewBox="0 0 1001 1001" svg:d="M1001 500c0-276-224-500-499-500-277 0-502 224-502 500s225 501 502 501c275 0 499-225 499-501z">
            <text:p/>
          </draw:path>
          <draw:polygon draw:style-name="gr133" draw:text-style-name="P14" draw:layer="layout" svg:width="0.539cm" svg:height="0.437cm" svg:x="17.98cm" svg:y="17.531cm" svg:viewBox="0 0 540 438" draw:points="0,438 181,50 353,259 540,0 370,382 201,181">
            <text:p/>
          </draw:polygon>
        </draw:g>
        <draw:g draw:name="intermediate-event-catch-cancel">
          <draw:path draw:style-name="gr134" draw:text-style-name="P14" draw:layer="layout" svg:width="1cm" svg:height="1cm" svg:x="13.249cm" svg:y="18.749cm" svg:viewBox="0 0 1001 1001" svg:d="M1001 501c0-277-224-501-501-501s-500 224-500 501c0 276 223 500 500 500s501-224 501-500z">
            <text:p/>
          </draw:path>
          <draw:path draw:style-name="gr135" draw:text-style-name="P14" draw:layer="layout" svg:width="0.879cm" svg:height="0.88cm" svg:x="13.309cm" svg:y="18.809cm" svg:viewBox="0 0 880 881" svg:d="M880 440c0-243-198-440-441-440s-439 197-439 440c0 244 196 441 439 441s441-197 441-441z">
            <text:p/>
          </draw:path>
          <draw:polygon draw:style-name="gr136" draw:text-style-name="P14" draw:layer="layout" svg:width="0.565cm" svg:height="0.565cm" svg:x="13.469cm" svg:y="18.969cm" svg:viewBox="0 0 566 566" draw:points="70,0 282,212 496,0 566,70 353,282 566,496 496,566 282,353 70,566 0,496 212,282 0,70">
            <text:p/>
          </draw:polygon>
        </draw:g>
        <draw:g draw:name="end-event-cancel">
          <draw:path draw:style-name="gr137" draw:text-style-name="P14" draw:layer="layout" svg:width="1cm" svg:height="1cm" svg:x="17.75cm" svg:y="18.75cm" svg:viewBox="0 0 1001 1001" svg:d="M1001 500c0-276-224-500-499-500-277 0-502 224-502 500s225 501 502 501c275 0 499-225 499-501z">
            <text:p/>
          </draw:path>
          <draw:g>
            <draw:line draw:style-name="gr138" draw:text-style-name="P12" draw:layer="layout" svg:x1="18cm" svg:y1="18.999cm" svg:x2="18.506cm" svg:y2="19.507cm">
              <text:p/>
            </draw:line>
            <draw:line draw:style-name="gr139" draw:text-style-name="P12" draw:layer="layout" svg:x1="18cm" svg:y1="19.507cm" svg:x2="18.506cm" svg:y2="18.999cm">
              <text:p/>
            </draw:line>
          </draw:g>
        </draw:g>
        <draw:g draw:name="start-event-compensation">
          <draw:path draw:style-name="gr140" draw:text-style-name="P14" draw:layer="layout" svg:width="1cm" svg:height="1cm" svg:x="8.749cm" svg:y="20.25cm" svg:viewBox="0 0 1001 1001" svg:d="M1001 500c0-276-224-500-499-500-278 0-502 224-502 500 0 277 224 501 502 501 275 0 499-224 499-501z">
            <text:p/>
          </draw:path>
          <draw:g>
            <draw:polygon draw:style-name="gr141" draw:text-style-name="P14" draw:layer="layout" svg:width="0.299cm" svg:height="0.4cm" svg:x="8.91cm" svg:y="20.55cm" svg:viewBox="0 0 300 401" draw:points="0,201 300,0 300,401">
              <text:p/>
            </draw:polygon>
            <draw:polygon draw:style-name="gr142" draw:text-style-name="P14" draw:layer="layout" svg:width="0.301cm" svg:height="0.4cm" svg:x="9.209cm" svg:y="20.55cm" svg:viewBox="0 0 302 401" draw:points="0,201 302,0 302,401">
              <text:p/>
            </draw:polygon>
          </draw:g>
        </draw:g>
        <draw:g draw:name="intermediate-event-catch-compensation">
          <draw:path draw:style-name="gr143" draw:text-style-name="P14" draw:layer="layout" svg:width="1cm" svg:height="1cm" svg:x="13.249cm" svg:y="20.249cm" svg:viewBox="0 0 1001 1001" svg:d="M1001 500c0-276-224-500-501-500s-500 224-500 500c0 277 223 501 500 501s501-224 501-501z">
            <text:p/>
          </draw:path>
          <draw:path draw:style-name="gr144" draw:text-style-name="P14" draw:layer="layout" svg:width="0.879cm" svg:height="0.88cm" svg:x="13.309cm" svg:y="20.309cm" svg:viewBox="0 0 880 881" svg:d="M880 441c0-243-198-441-441-441s-439 198-439 441 196 440 439 440 441-197 441-440z">
            <text:p/>
          </draw:path>
          <draw:g>
            <draw:polygon draw:style-name="gr145" draw:text-style-name="P14" draw:layer="layout" svg:width="0.301cm" svg:height="0.4cm" svg:x="13.408cm" svg:y="20.549cm" svg:viewBox="0 0 302 401" draw:points="0,201 302,0 302,401">
              <text:p/>
            </draw:polygon>
            <draw:polygon draw:style-name="gr146" draw:text-style-name="P14" draw:layer="layout" svg:width="0.299cm" svg:height="0.4cm" svg:x="13.709cm" svg:y="20.549cm" svg:viewBox="0 0 300 401" draw:points="0,201 300,0 300,401">
              <text:p/>
            </draw:polygon>
          </draw:g>
        </draw:g>
        <draw:g draw:name="intermediate-event-throw-compensation">
          <draw:path draw:style-name="gr147" draw:text-style-name="P14" draw:layer="layout" svg:width="1cm" svg:height="1cm" svg:x="16.25cm" svg:y="20.25cm" svg:viewBox="0 0 1001 1001" svg:d="M1001 500c0-276-224-500-501-500s-500 224-500 500c0 277 223 501 500 501s501-224 501-501z">
            <text:p/>
          </draw:path>
          <draw:path draw:style-name="gr148" draw:text-style-name="P14" draw:layer="layout" svg:width="0.879cm" svg:height="0.88cm" svg:x="16.31cm" svg:y="20.31cm" svg:viewBox="0 0 880 881" svg:d="M880 441c0-243-197-441-441-441-243 0-439 198-439 441s196 440 439 440c244 0 441-197 441-440z">
            <text:p/>
          </draw:path>
          <draw:g>
            <draw:polygon draw:style-name="gr149" draw:text-style-name="P14" draw:layer="layout" svg:width="0.274cm" svg:height="0.358cm" svg:x="16.418cm" svg:y="20.574cm" svg:viewBox="0 0 275 359" draw:points="0,181 275,0 275,359">
              <text:p/>
            </draw:polygon>
            <draw:polygon draw:style-name="gr150" draw:text-style-name="P12" draw:layer="layout" svg:width="0.094cm" svg:height="0.085cm" draw:transform="rotate (-0.502480291649168) translate (16.5812404280425cm 20.6829529165492cm)" svg:viewBox="0 0 95 86" draw:points="95,82 50,0 0,86">
              <text:p/>
            </draw:polygon>
            <draw:polygon draw:style-name="gr151" draw:text-style-name="P14" draw:layer="layout" svg:width="0.274cm" svg:height="0.358cm" svg:x="16.753cm" svg:y="20.574cm" svg:viewBox="0 0 275 359" draw:points="0,181 275,0 275,359">
              <text:p/>
            </draw:polygon>
            <draw:polygon draw:style-name="gr152" draw:text-style-name="P12" draw:layer="layout" svg:width="0.094cm" svg:height="0.085cm" draw:transform="rotate (-0.502480291649168) translate (16.9162404280425cm 20.6829529165492cm)" svg:viewBox="0 0 95 86" draw:points="95,82 50,0 0,86">
              <text:p/>
            </draw:polygon>
          </draw:g>
        </draw:g>
        <draw:g draw:name="end-event-compensation">
          <draw:path draw:style-name="gr153" draw:text-style-name="P14" draw:layer="layout" svg:width="1cm" svg:height="1cm" svg:x="17.75cm" svg:y="20.249cm" svg:viewBox="0 0 1001 1001" svg:d="M1001 500c0-276-224-500-499-500-277 0-502 224-502 500s225 501 502 501c275 0 499-225 499-501z">
            <text:p/>
          </draw:path>
          <draw:g>
            <draw:polygon draw:style-name="gr154" draw:text-style-name="P14" draw:layer="layout" svg:width="0.274cm" svg:height="0.358cm" svg:x="17.917cm" svg:y="20.57cm" svg:viewBox="0 0 275 359" draw:points="0,181 275,0 275,359">
              <text:p/>
            </draw:polygon>
            <draw:polygon draw:style-name="gr155" draw:text-style-name="P12" draw:layer="layout" svg:width="0.094cm" svg:height="0.085cm" draw:transform="rotate (-0.502480291649168) translate (18.0802404280425cm 20.6789529165492cm)" svg:viewBox="0 0 95 86" draw:points="95,82 50,0 0,86">
              <text:p/>
            </draw:polygon>
            <draw:polygon draw:style-name="gr156" draw:text-style-name="P14" draw:layer="layout" svg:width="0.274cm" svg:height="0.358cm" svg:x="18.252cm" svg:y="20.57cm" svg:viewBox="0 0 275 359" draw:points="0,181 275,0 275,359">
              <text:p/>
            </draw:polygon>
            <draw:polygon draw:style-name="gr157" draw:text-style-name="P12" draw:layer="layout" svg:width="0.094cm" svg:height="0.085cm" draw:transform="rotate (-0.502480291649168) translate (18.4152404280425cm 20.6789529165492cm)" svg:viewBox="0 0 95 86" draw:points="95,82 50,0 0,86">
              <text:p/>
            </draw:polygon>
          </draw:g>
        </draw:g>
        <draw:g draw:name="start-event-signal">
          <draw:path draw:style-name="gr158" draw:text-style-name="P14" draw:layer="layout" svg:width="1cm" svg:height="1cm" svg:x="7.25cm" svg:y="21.749cm" svg:viewBox="0 0 1001 1001" svg:d="M1001 501c0-278-225-501-502-501-276 0-499 223-499 501 0 276 223 500 499 500 277 0 502-224 502-500z">
            <text:p/>
          </draw:path>
          <draw:polygon draw:style-name="gr159" draw:text-style-name="P14" draw:layer="layout" svg:width="0.6cm" svg:height="0.503cm" svg:x="7.45cm" svg:y="21.946cm" svg:viewBox="0 0 601 504" draw:points="0,504 299,0 601,504">
            <text:p/>
          </draw:polygon>
        </draw:g>
        <draw:g draw:name="start-event-non-interrupting-signal">
          <draw:path draw:style-name="gr160" draw:text-style-name="P14" draw:layer="layout" svg:width="1cm" svg:height="1cm" svg:x="10.25cm" svg:y="21.749cm" svg:viewBox="0 0 1001 1001" svg:d="M1001 501c0-278-224-501-501-501-276 0-500 223-500 501 0 276 224 500 500 500 277 0 501-224 501-500z">
            <text:p/>
          </draw:path>
          <draw:polygon draw:style-name="gr161" draw:text-style-name="P14" draw:layer="layout" svg:width="0.6cm" svg:height="0.503cm" svg:x="10.45cm" svg:y="21.946cm" svg:viewBox="0 0 601 504" draw:points="0,504 300,0 601,504">
            <text:p/>
          </draw:polygon>
        </draw:g>
        <draw:g draw:name="intermediate-event-catch-signal">
          <draw:path draw:style-name="gr162" draw:text-style-name="P14" draw:layer="layout" svg:width="1cm" svg:height="1cm" svg:x="13.249cm" svg:y="21.749cm" svg:viewBox="0 0 1001 1001" svg:d="M1001 501c0-278-224-501-501-501s-500 223-500 501c0 276 223 500 500 500s501-224 501-500z">
            <text:p/>
          </draw:path>
          <draw:path draw:style-name="gr163" draw:text-style-name="P14" draw:layer="layout" svg:width="0.879cm" svg:height="0.88cm" svg:x="13.309cm" svg:y="21.809cm" svg:viewBox="0 0 880 881" svg:d="M880 441c0-244-198-441-441-441s-439 197-439 441c0 243 196 440 439 440s441-197 441-440z">
            <text:p/>
          </draw:path>
          <draw:polygon draw:style-name="gr164" draw:text-style-name="P14" draw:layer="layout" svg:width="0.6cm" svg:height="0.503cm" svg:x="13.449cm" svg:y="21.949cm" svg:viewBox="0 0 601 504" draw:points="0,504 300,0 601,504">
            <text:p/>
          </draw:polygon>
        </draw:g>
        <draw:g draw:name="intermediate-event-catch-non-interrupting-signal">
          <draw:path draw:style-name="gr165" draw:text-style-name="P14" draw:layer="layout" svg:width="1cm" svg:height="1cm" svg:x="14.749cm" svg:y="21.749cm" svg:viewBox="0 0 1001 1001" svg:d="M1001 501c0-278-225-501-500-501-277 0-501 223-501 501 0 276 224 500 501 500 275 0 500-224 500-500z">
            <text:p/>
          </draw:path>
          <draw:path draw:style-name="gr166" draw:text-style-name="P14" draw:layer="layout" svg:width="0.881cm" svg:height="0.88cm" svg:x="14.809cm" svg:y="21.809cm" svg:viewBox="0 0 882 881" svg:d="M882 441c0-244-197-441-440-441-244 0-442 197-442 441 0 243 198 440 442 440 243 0 440-197 440-440z">
            <text:p/>
          </draw:path>
          <draw:polygon draw:style-name="gr167" draw:text-style-name="P14" draw:layer="layout" svg:width="0.6cm" svg:height="0.503cm" svg:x="14.949cm" svg:y="21.949cm" svg:viewBox="0 0 601 504" draw:points="0,504 302,0 601,504">
            <text:p/>
          </draw:polygon>
        </draw:g>
        <draw:g draw:name="intermediate-event-throw-signal">
          <draw:path draw:style-name="gr168" draw:text-style-name="P14" draw:layer="layout" svg:width="1cm" svg:height="1cm" svg:x="16.25cm" svg:y="21.749cm" svg:viewBox="0 0 1001 1001" svg:d="M1001 501c0-278-224-501-501-501s-500 223-500 501c0 276 223 500 500 500s501-224 501-500z">
            <text:p/>
          </draw:path>
          <draw:path draw:style-name="gr169" draw:text-style-name="P14" draw:layer="layout" svg:width="0.879cm" svg:height="0.88cm" svg:x="16.31cm" svg:y="21.809cm" svg:viewBox="0 0 880 881" svg:d="M880 441c0-244-197-441-441-441-243 0-439 197-439 441 0 243 196 440 439 440 244 0 441-197 441-440z">
            <text:p/>
          </draw:path>
          <draw:g>
            <draw:polygon draw:style-name="gr170" draw:text-style-name="P14" draw:layer="layout" svg:width="0.497cm" svg:height="0.463cm" svg:x="16.501cm" svg:y="21.992cm" svg:viewBox="0 0 498 464" draw:points="0,464 249,0 498,464">
              <text:p/>
            </draw:polygon>
            <draw:polygon draw:style-name="gr171" draw:text-style-name="P12" draw:layer="layout" svg:width="0.257cm" svg:height="0.248cm" svg:x="16.614cm" svg:y="22.138cm" svg:viewBox="0 0 258 249" draw:points="0,249 258,240 141,0">
              <text:p/>
            </draw:polygon>
            <draw:line draw:style-name="gr172" draw:text-style-name="P12" draw:layer="layout" svg:x1="16.672cm" svg:y1="22.285cm" svg:x2="16.828cm" svg:y2="22.285cm">
              <text:p/>
            </draw:line>
          </draw:g>
        </draw:g>
        <draw:g draw:name="end-event-signal">
          <draw:path draw:style-name="gr173" draw:text-style-name="P14" draw:layer="layout" svg:width="1cm" svg:height="1cm" svg:x="17.75cm" svg:y="21.75cm" svg:viewBox="0 0 1001 1001" svg:d="M1001 500c0-276-224-500-499-500-277 0-502 224-502 500s225 501 502 501c275 0 499-225 499-501z">
            <text:p/>
          </draw:path>
          <draw:g>
            <draw:polygon draw:style-name="gr174" draw:text-style-name="P14" draw:layer="layout" svg:width="0.497cm" svg:height="0.463cm" svg:x="18.001cm" svg:y="21.989cm" svg:viewBox="0 0 498 464" draw:points="0,464 249,0 498,464">
              <text:p/>
            </draw:polygon>
            <draw:polygon draw:style-name="gr175" draw:text-style-name="P12" draw:layer="layout" svg:width="0.257cm" svg:height="0.248cm" svg:x="18.114cm" svg:y="22.135cm" svg:viewBox="0 0 258 249" draw:points="0,249 258,240 141,0">
              <text:p/>
            </draw:polygon>
            <draw:line draw:style-name="gr176" draw:text-style-name="P12" draw:layer="layout" svg:x1="18.172cm" svg:y1="22.282cm" svg:x2="18.328cm" svg:y2="22.282cm">
              <text:p/>
            </draw:line>
          </draw:g>
        </draw:g>
        <draw:g draw:name="start-event-multiple">
          <draw:path draw:style-name="gr177" draw:text-style-name="P14" draw:layer="layout" svg:width="1cm" svg:height="1cm" svg:x="7.249cm" svg:y="23.249cm" svg:viewBox="0 0 1001 1001" svg:d="M1001 500c0-276-225-500-502-500-276 0-499 224-499 500s223 501 499 501c277 0 502-225 502-501z">
            <text:p/>
          </draw:path>
          <draw:polygon draw:style-name="gr178" draw:text-style-name="P14" draw:layer="layout" svg:width="0.611cm" svg:height="0.585cm" svg:x="7.443cm" svg:y="23.429cm" svg:viewBox="0 0 612 586" draw:points="0,227 306,0 612,227 502,586 110,586">
            <text:p/>
          </draw:polygon>
        </draw:g>
        <draw:g draw:name="start-event-non-interrupting-multiple">
          <draw:path draw:style-name="gr179" draw:text-style-name="P14" draw:layer="layout" svg:width="1cm" svg:height="1cm" svg:x="10.249cm" svg:y="23.249cm" svg:viewBox="0 0 1001 1001" svg:d="M1001 500c0-276-224-500-501-500-276 0-500 224-500 500s224 501 500 501c277 0 501-225 501-501z">
            <text:p/>
          </draw:path>
          <draw:polygon draw:style-name="gr180" draw:text-style-name="P14" draw:layer="layout" svg:width="0.611cm" svg:height="0.585cm" svg:x="10.443cm" svg:y="23.429cm" svg:viewBox="0 0 612 586" draw:points="0,227 305,0 612,227 502,586 110,586">
            <text:p/>
          </draw:polygon>
        </draw:g>
        <draw:g draw:name="intermediate-event-catch-multiple">
          <draw:path draw:style-name="gr181" draw:text-style-name="P14" draw:layer="layout" svg:width="1cm" svg:height="1cm" svg:x="13.249cm" svg:y="23.249cm" svg:viewBox="0 0 1001 1001" svg:d="M1001 500c0-276-224-500-500-500-277 0-501 224-501 500s224 501 501 501c276 0 500-225 500-501z">
            <text:p/>
          </draw:path>
          <draw:path draw:style-name="gr182" draw:text-style-name="P14" draw:layer="layout" svg:width="0.881cm" svg:height="0.88cm" svg:x="13.309cm" svg:y="23.309cm" svg:viewBox="0 0 882 881" svg:d="M882 440c0-243-197-440-441-440-243 0-441 197-441 440s198 441 441 441c244 0 441-198 441-441z">
            <text:p/>
          </draw:path>
          <draw:polygon draw:style-name="gr183" draw:text-style-name="P14" draw:layer="layout" svg:width="0.611cm" svg:height="0.585cm" svg:x="13.444cm" svg:y="23.429cm" svg:viewBox="0 0 612 586" draw:points="0,227 307,0 612,227 502,586 111,586">
            <text:p/>
          </draw:polygon>
        </draw:g>
        <draw:g draw:name="intermediate-event-catch-non-interrupting-multiple">
          <draw:path draw:style-name="gr184" draw:text-style-name="P14" draw:layer="layout" svg:width="1cm" svg:height="1cm" svg:x="14.749cm" svg:y="23.249cm" svg:viewBox="0 0 1001 1001" svg:d="M501 0c-277 0-501 224-501 500s224 501 501 501c275 0 500-225 500-501s-225-500-500-500z">
            <text:p/>
          </draw:path>
          <draw:path draw:style-name="gr185" draw:text-style-name="P14" draw:layer="layout" svg:width="0.881cm" svg:height="0.88cm" svg:x="14.809cm" svg:y="23.309cm" svg:viewBox="0 0 882 881" svg:d="M442 0c-244 0-442 197-442 440s198 441 442 441c243 0 440-198 440-441s-197-440-440-440z">
            <text:p/>
          </draw:path>
          <draw:polygon draw:style-name="gr186" draw:text-style-name="P14" draw:layer="layout" svg:width="0.611cm" svg:height="0.585cm" svg:x="14.944cm" svg:y="23.429cm" svg:viewBox="0 0 612 586" draw:points="0,227 306,0 612,227 502,586 111,586">
            <text:p/>
          </draw:polygon>
        </draw:g>
        <draw:g draw:name="intermediate-event-throw-multiple">
          <draw:path draw:style-name="gr187" draw:text-style-name="P14" draw:layer="layout" svg:width="1cm" svg:height="1cm" svg:x="16.25cm" svg:y="23.25cm" svg:viewBox="0 0 1001 1001" svg:d="M1001 500c0-276-224-500-501-500s-500 224-500 500 223 501 500 501 501-225 501-501z">
            <text:p/>
          </draw:path>
          <draw:path draw:style-name="gr188" draw:text-style-name="P14" draw:layer="layout" svg:width="0.879cm" svg:height="0.88cm" svg:x="16.31cm" svg:y="23.31cm" svg:viewBox="0 0 880 881" svg:d="M880 440c0-243-197-440-441-440-243 0-439 197-439 440s196 441 439 441c244 0 441-198 441-441z">
            <text:p/>
          </draw:path>
          <draw:g>
            <draw:polygon draw:style-name="gr189" draw:text-style-name="P14" draw:layer="layout" svg:width="0.559cm" svg:height="0.524cm" svg:x="16.47cm" svg:y="23.467cm" svg:viewBox="0 0 560 525" draw:points="0,219 281,0 560,219 459,525 102,525">
              <text:p/>
            </draw:polygon>
            <draw:polygon draw:style-name="gr190" draw:text-style-name="P12" draw:layer="layout" svg:width="0.365cm" svg:height="0.336cm" svg:x="16.567cm" svg:y="23.561cm" svg:viewBox="0 0 366 337" draw:points="63,336 306,337 366,147 190,0 0,150">
              <text:p/>
            </draw:polygon>
            <draw:polygon draw:style-name="gr191" draw:text-style-name="P12" draw:layer="layout" svg:width="0.154cm" svg:height="0.147cm" svg:x="16.673cm" svg:y="23.655cm" svg:viewBox="0 0 155 148" draw:points="136,148 155,62 84,0 0,56 15,148">
              <text:p/>
            </draw:polygon>
            <draw:line draw:style-name="gr192" draw:text-style-name="P12" draw:layer="layout" svg:x1="16.592cm" svg:y1="23.729cm" svg:x2="16.908cm" svg:y2="23.729cm">
              <text:p/>
            </draw:line>
          </draw:g>
        </draw:g>
        <draw:g draw:name="end-event-multiple">
          <draw:path draw:style-name="gr193" draw:text-style-name="P14" draw:layer="layout" svg:width="1cm" svg:height="1cm" svg:x="17.749cm" svg:y="23.249cm" svg:viewBox="0 0 1001 1001" svg:d="M1001 500c0-276-224-500-499-500-277 0-502 224-502 500s225 501 502 501c275 0 499-225 499-501z">
            <text:p/>
          </draw:path>
          <draw:g>
            <draw:polygon draw:style-name="gr194" draw:text-style-name="P14" draw:layer="layout" svg:width="0.559cm" svg:height="0.524cm" svg:x="17.969cm" svg:y="23.487cm" svg:viewBox="0 0 560 525" draw:points="0,219 281,0 560,219 459,525 102,525">
              <text:p/>
            </draw:polygon>
            <draw:polygon draw:style-name="gr195" draw:text-style-name="P12" draw:layer="layout" svg:width="0.365cm" svg:height="0.336cm" svg:x="18.066cm" svg:y="23.585cm" svg:viewBox="0 0 366 337" draw:points="63,336 306,337 366,147 190,0 0,150">
              <text:p/>
            </draw:polygon>
            <draw:polygon draw:style-name="gr196" draw:text-style-name="P12" draw:layer="layout" svg:width="0.154cm" svg:height="0.147cm" svg:x="18.174cm" svg:y="23.694cm" svg:viewBox="0 0 155 148" draw:points="136,148 155,62 84,0 0,56 15,148">
              <text:p/>
            </draw:polygon>
            <draw:line draw:style-name="gr197" draw:text-style-name="P12" draw:layer="layout" svg:x1="18.096cm" svg:y1="23.778cm" svg:x2="18.412cm" svg:y2="23.778cm">
              <text:p/>
            </draw:line>
          </draw:g>
        </draw:g>
        <draw:g draw:name="start-event-parallel-multiple">
          <draw:path draw:style-name="gr198" draw:text-style-name="P14" draw:layer="layout" svg:width="1cm" svg:height="1cm" svg:x="7.249cm" svg:y="24.75cm" svg:viewBox="0 0 1001 1001" svg:d="M1001 500c0-277-225-500-502-500-276 0-499 223-499 500s223 501 499 501c277 0 502-224 502-501z">
            <text:p/>
          </draw:path>
          <draw:polygon draw:style-name="gr199" draw:text-style-name="P14" draw:layer="layout" svg:width="0.6cm" svg:height="0.6cm" svg:x="7.449cm" svg:y="24.95cm" svg:viewBox="0 0 601 601" draw:points="225,0 376,0 376,226 601,226 601,376 376,376 376,601 225,601 225,376 0,376 0,226 225,226">
            <text:p/>
          </draw:polygon>
        </draw:g>
        <draw:g draw:name="start-event-non-interrupting-parallel-multiple">
          <draw:path draw:style-name="gr200" draw:text-style-name="P14" draw:layer="layout" svg:width="1cm" svg:height="1cm" svg:x="10.25cm" svg:y="24.75cm" svg:viewBox="0 0 1001 1001" svg:d="M1001 500c0-277-224-500-501-500-276 0-500 223-500 500s224 501 500 501c277 0 501-224 501-501z">
            <text:p/>
          </draw:path>
          <draw:polygon draw:style-name="gr201" draw:text-style-name="P14" draw:layer="layout" svg:width="0.6cm" svg:height="0.6cm" svg:x="10.439cm" svg:y="24.95cm" svg:viewBox="0 0 601 601" draw:points="226,0 376,0 376,226 601,226 601,376 376,376 376,601 226,601 226,376 0,376 0,226 226,226">
            <text:p/>
          </draw:polygon>
        </draw:g>
        <draw:g draw:name="intermediate-event-catch-parallel-multiple">
          <draw:path draw:style-name="gr202" draw:text-style-name="P14" draw:layer="layout" svg:width="1cm" svg:height="1cm" svg:x="13.25cm" svg:y="24.749cm" svg:viewBox="0 0 1001 1001" svg:d="M1001 500c0-277-224-500-501-500s-500 223-500 500 223 501 500 501 501-224 501-501z">
            <text:p/>
          </draw:path>
          <draw:path draw:style-name="gr203" draw:text-style-name="P14" draw:layer="layout" svg:width="0.879cm" svg:height="0.88cm" svg:x="13.31cm" svg:y="24.809cm" svg:viewBox="0 0 880 881" svg:d="M880 441c0-243-198-441-441-441s-439 198-439 441 196 440 439 440 441-197 441-440z">
            <text:p/>
          </draw:path>
          <draw:polygon draw:style-name="gr204" draw:text-style-name="P14" draw:layer="layout" svg:width="0.6cm" svg:height="0.6cm" svg:x="13.439cm" svg:y="24.949cm" svg:viewBox="0 0 601 601" draw:points="225,0 376,0 376,226 601,226 601,376 376,376 376,601 225,601 225,376 0,376 0,226 225,226">
            <text:p/>
          </draw:polygon>
        </draw:g>
        <draw:g draw:name="intermediate-event-catch-non-interrupting-parallel-multiple">
          <draw:path draw:style-name="gr205" draw:text-style-name="P14" draw:layer="layout" svg:width="1cm" svg:height="1cm" svg:x="14.75cm" svg:y="24.749cm" svg:viewBox="0 0 1001 1001" svg:d="M0 500c0 277 224 501 501 501 275 0 500-224 500-501s-225-500-500-500c-277 0-501 223-501 500z">
            <text:p/>
          </draw:path>
          <draw:path draw:style-name="gr206" draw:text-style-name="P14" draw:layer="layout" svg:width="0.881cm" svg:height="0.88cm" svg:x="14.81cm" svg:y="24.809cm" svg:viewBox="0 0 882 881" svg:d="M0 441c0 243 198 440 442 440 243 0 440-197 440-440s-197-441-440-441c-244 0-442 198-442 441z">
            <text:p/>
          </draw:path>
          <draw:polygon draw:style-name="gr207" draw:text-style-name="P14" draw:layer="layout" svg:width="0.6cm" svg:height="0.6cm" svg:x="14.941cm" svg:y="24.949cm" svg:viewBox="0 0 601 601" draw:points="226,0 376,0 376,226 601,226 601,376 376,376 376,601 226,601 226,376 0,376 0,226 226,226">
            <text:p/>
          </draw:polygon>
        </draw:g>
        <draw:line draw:style-name="gr1" draw:text-style-name="P1" draw:layer="layout" svg:x1="1.75cm" svg:y1="27.5cm" svg:x2="19cm" svg:y2="27.5cm">
          <text:p/>
        </draw:line>
        <draw:line draw:style-name="gr20" draw:text-style-name="P1" draw:layer="layout" svg:x1="11.5cm" svg:y1="3cm" svg:x2="11.5cm" svg:y2="27.5cm">
          <text:p/>
        </draw:line>
        <draw:line draw:style-name="gr20" draw:text-style-name="P1" draw:layer="layout" svg:x1="17.5cm" svg:y1="3cm" svg:x2="17.5cm" svg:y2="27.5cm">
          <text:p/>
        </draw:line>
        <draw:line draw:style-name="gr20" draw:text-style-name="P1" draw:layer="layout" svg:x1="19cm" svg:y1="3cm" svg:x2="19cm" svg:y2="27.5cm">
          <text:p/>
        </draw:line>
      </draw:page>
      <draw:page draw:name="Gateways" draw:style-name="dp1" draw:master-page-name="Default">
        <draw:custom-shape draw:style-name="gr208" draw:text-style-name="P15" draw:layer="layout" svg:width="19cm" svg:height="1.25cm" svg:x="1cm" svg:y="1cm">
          <text:p text:style-name="P2"><text:span text:style-name="T1">BPMN - Gateways</text:span></text:p>
          <draw:enhanced-geometry svg:viewBox="0 0 21600 21600" draw:type="rectangle" draw:enhanced-path="M 0 0 L 21600 0 21600 21600 0 21600 0 0 Z N"/>
        </draw:custom-shape>
        <draw:frame draw:style-name="gr209" draw:text-style-name="P4" draw:layer="layout" svg:width="6.222cm" svg:height="2.615cm" svg:x="3.5cm" svg:y="4cm">
          <draw:text-box>
            <text:p><text:span text:style-name="T2">Exclusive (XOR)</text:span><text:span text:style-name="T3"> </text:span></text:p>
            <text:p><text:span text:style-name="T6">Split:</text:span><text:span text:style-name="T3"> routes sequence flow to a precise outgoing branch.</text:span></text:p>
            <text:p><text:span text:style-name="T6">Merge:</text:span><text:span text:style-name="T3"> waits for one incoming branch to finish before triggering an otugoing flow.</text:span></text:p>
          </draw:text-box>
        </draw:frame>
        <draw:frame draw:style-name="gr210" draw:text-style-name="P16" draw:layer="layout" svg:width="18.6cm" svg:height="1.6cm" svg:x="1.2cm" svg:y="2.4cm">
          <draw:text-box>
            <text:p><text:span text:style-name="T7">A gateway is represented with a diamond shape and determines forking and merging of paths, depending on the conditions expressed.</text:span></text:p>
          </draw:text-box>
        </draw:frame>
        <draw:frame draw:style-name="gr211" draw:text-style-name="P4" draw:layer="layout" svg:width="6.387cm" svg:height="1.827cm" svg:x="3.5cm" svg:y="7cm">
          <draw:text-box>
            <text:p><text:span text:style-name="T2">Inclusive (OR/AND)</text:span><text:span text:style-name="T3"> One or more branches are activated when splitting. All active incoming branches must complete before merging.</text:span></text:p>
          </draw:text-box>
        </draw:frame>
        <draw:g draw:name="gateway-or">
          <draw:polygon draw:style-name="gr212" draw:text-style-name="P6" draw:layer="layout" svg:width="0.999cm" svg:height="1cm" svg:x="2cm" svg:y="7.499cm" svg:viewBox="0 0 1000 1001" draw:points="0,499 499,0 1000,499 499,1001">
            <text:p/>
          </draw:polygon>
          <draw:path draw:style-name="gr213" draw:text-style-name="P6" draw:layer="layout" svg:width="0.513cm" svg:height="0.513cm" svg:x="2.243cm" svg:y="7.742cm" svg:viewBox="0 0 514 514" svg:d="M514 257c0-142-115-257-258-257-141 0-256 115-256 257s115 257 256 257c143 0 258-115 258-257z">
            <text:p/>
          </draw:path>
        </draw:g>
        <draw:frame draw:style-name="gr214" draw:text-style-name="P4" draw:layer="layout" svg:width="6.446cm" svg:height="3.403cm" svg:x="3.5cm" svg:y="9.502cm">
          <draw:text-box>
            <text:p><text:span text:style-name="T2">Parallel (AND)</text:span><text:span text:style-name="T3"> </text:span></text:p>
            <text:p><text:span text:style-name="T6">When splitting sequence flow:</text:span><text:span text:style-name="T3"> outgoing branches are initiated simultaneously.</text:span></text:p>
            <text:p><text:span text:style-name="T6">When merging parallel branches:</text:span><text:span text:style-name="T3"> the gateway waits for all incoming branches to finish before triggering outgoing flow</text:span></text:p>
          </draw:text-box>
        </draw:frame>
        <draw:g draw:name="gateway-parallel">
          <draw:polygon draw:style-name="gr212" draw:text-style-name="P6" draw:layer="layout" svg:width="0.999cm" svg:height="0.999cm" svg:x="2cm" svg:y="10cm" svg:viewBox="0 0 1000 1000" draw:points="0,501 499,0 1000,501 499,1000">
            <text:p/>
          </draw:polygon>
          <draw:g>
            <draw:line draw:style-name="gr215" draw:text-style-name="P1" draw:layer="layout" svg:x1="2.233cm" svg:y1="10.5cm" svg:x2="2.766cm" svg:y2="10.5cm">
              <text:p/>
            </draw:line>
            <draw:line draw:style-name="gr215" draw:text-style-name="P1" draw:layer="layout" svg:x1="2.499cm" svg:y1="10.233cm" svg:x2="2.499cm" svg:y2="10.766cm">
              <text:p/>
            </draw:line>
          </draw:g>
        </draw:g>
        <draw:g draw:name="gateway-xor">
          <draw:polygon draw:style-name="gr212" draw:text-style-name="P6" draw:layer="layout" svg:width="0.999cm" svg:height="1cm" svg:x="2cm" svg:y="5.499cm" svg:viewBox="0 0 1000 1001" draw:points="0,499 499,0 1000,499 499,1001">
            <text:p/>
          </draw:polygon>
          <draw:g>
            <draw:line draw:style-name="gr216" draw:text-style-name="P17" draw:layer="layout" svg:x1="2.289cm" svg:y1="6.212cm" svg:x2="2.712cm" svg:y2="5.791cm">
              <text:p/>
            </draw:line>
            <draw:line draw:style-name="gr216" draw:text-style-name="P17" draw:layer="layout" svg:x1="2.29cm" svg:y1="5.791cm" svg:x2="2.713cm" svg:y2="6.212cm">
              <text:p/>
            </draw:line>
          </draw:g>
        </draw:g>
        <draw:frame draw:style-name="gr211" draw:text-style-name="P4" draw:layer="layout" svg:width="6.652cm" svg:height="1.827cm" svg:x="3.5cm" svg:y="13.3cm">
          <draw:text-box>
            <text:p><text:span text:style-name="T2">Complex </text:span><text:span text:style-name="T8">Gateways that represent actions not capture by other gateways. Can be complex, merging or branching actions/behaviors.</text:span></text:p>
          </draw:text-box>
        </draw:frame>
        <draw:g draw:name="gateway-complex">
          <draw:polygon draw:style-name="gr212" draw:text-style-name="P6" draw:layer="layout" svg:width="0.999cm" svg:height="1cm" svg:x="2cm" svg:y="13.5cm" svg:viewBox="0 0 1000 1001" draw:points="0,499 499,0 1000,499 499,1001">
            <text:p/>
          </draw:polygon>
          <draw:g>
            <draw:line draw:style-name="gr216" draw:text-style-name="P17" draw:layer="layout" svg:x1="2.288cm" svg:y1="14.211cm" svg:x2="2.711cm" svg:y2="13.79cm">
              <text:p/>
            </draw:line>
            <draw:line draw:style-name="gr216" draw:text-style-name="P17" draw:layer="layout" svg:x1="2.289cm" svg:y1="13.79cm" svg:x2="2.712cm" svg:y2="14.211cm">
              <text:p/>
            </draw:line>
            <draw:line draw:style-name="gr215" draw:text-style-name="P1" draw:layer="layout" svg:x1="2.234cm" svg:y1="14cm" svg:x2="2.767cm" svg:y2="14cm">
              <text:p/>
            </draw:line>
            <draw:line draw:style-name="gr215" draw:text-style-name="P1" draw:layer="layout" svg:x1="2.5cm" svg:y1="13.733cm" svg:x2="2.5cm" svg:y2="14.266cm">
              <text:p/>
            </draw:line>
          </draw:g>
        </draw:g>
        <draw:frame draw:style-name="gr210" draw:text-style-name="P4" draw:layer="layout" svg:width="6.718cm" svg:height="1.6cm" svg:x="12.512cm" svg:y="6cm">
          <draw:text-box>
            <text:p><text:span text:style-name="T2">Exclusive Event Based </text:span><text:span text:style-name="T8">Each occurrence of a subsequent event starts a new process instant.</text:span></text:p>
          </draw:text-box>
        </draw:frame>
        <draw:g draw:name="gateway-exclusive-eventbased">
          <draw:polygon draw:style-name="gr212" draw:text-style-name="P6" draw:layer="layout" svg:width="1.001cm" svg:height="0.999cm" svg:x="11cm" svg:y="6.5cm" svg:viewBox="0 0 1002 1000" draw:points="0,499 502,0 1002,499 502,1000">
            <text:p/>
          </draw:polygon>
          <draw:g>
            <draw:path draw:style-name="gr212" draw:text-style-name="P6" draw:layer="layout" svg:width="0.547cm" svg:height="0.547cm" svg:x="11.227cm" svg:y="6.726cm" svg:viewBox="0 0 548 548" svg:d="M548 273c0-150-124-273-274-273-151 0-274 123-274 273 0 152 123 275 274 275 150 0 274-123 274-275z">
              <text:p/>
            </draw:path>
            <draw:polygon draw:style-name="gr212" draw:text-style-name="P6" draw:layer="layout" svg:width="0.335cm" svg:height="0.319cm" svg:x="11.333cm" svg:y="6.825cm" svg:viewBox="0 0 336 320" draw:points="0,124 168,0 336,124 275,320 61,320">
              <text:p/>
            </draw:polygon>
          </draw:g>
        </draw:g>
        <draw:g draw:name="gateway-none">
          <draw:custom-shape draw:style-name="gr217" draw:text-style-name="P7" draw:layer="layout" svg:width="0.049cm" svg:height="0.049cm" svg:x="2.477cm" svg:y="4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12" draw:text-style-name="P6" draw:layer="layout" svg:width="1.001cm" svg:height="0.999cm" svg:x="2cm" svg:y="4cm" svg:viewBox="0 0 1002 1000" draw:points="0,499 502,0 1002,499 502,1000">
            <text:p/>
          </draw:polygon>
        </draw:g>
        <draw:frame draw:style-name="gr218" draw:text-style-name="P4" draw:layer="layout" svg:width="6.592cm" svg:height="1.827cm" svg:x="12.506cm" svg:y="8cm">
          <draw:text-box>
            <text:p><text:span text:style-name="T2">Parallel Event Based </text:span><text:span text:style-name="T8">Two parallel processes are started based on an event, but there is no evaluation of the event.</text:span></text:p>
          </draw:text-box>
        </draw:frame>
        <draw:g draw:name="gateway-parallel-eventbased">
          <draw:polygon draw:style-name="gr212" draw:text-style-name="P6" draw:layer="layout" svg:width="1.001cm" svg:height="0.999cm" svg:x="11cm" svg:y="8.5cm" svg:viewBox="0 0 1002 1000" draw:points="0,499 502,0 1002,499 502,1000">
            <text:p/>
          </draw:polygon>
          <draw:g>
            <draw:path draw:style-name="gr212" draw:text-style-name="P6" draw:layer="layout" svg:width="0.547cm" svg:height="0.547cm" svg:x="11.227cm" svg:y="8.726cm" svg:viewBox="0 0 548 548" svg:d="M548 273c0-150-124-273-274-273-151 0-274 123-274 273 0 152 123 275 274 275 150 0 274-123 274-275z">
              <text:p/>
            </draw:path>
            <draw:g>
              <draw:line draw:style-name="gr215" draw:text-style-name="P1" draw:layer="layout" svg:x1="11.279cm" svg:y1="8.999cm" svg:x2="11.71cm" svg:y2="9.001cm">
                <text:p/>
              </draw:line>
              <draw:line draw:style-name="gr215" draw:text-style-name="P1" draw:layer="layout" svg:x1="11.508cm" svg:y1="8.784cm" svg:x2="11.508cm" svg:y2="9.207cm">
                <text:p/>
              </draw:line>
            </draw:g>
          </draw:g>
        </draw:g>
        <draw:frame draw:style-name="gr219" draw:text-style-name="P4" draw:layer="layout" svg:width="6.783cm" svg:height="1.6cm" svg:x="12.5cm" svg:y="4cm">
          <draw:text-box>
            <text:p><text:span text:style-name="T2">Event Based </text:span><text:span text:style-name="T8">The condition determining the path of a process is based on an evaluated event.</text:span></text:p>
          </draw:text-box>
        </draw:frame>
        <draw:g draw:name="gateway-eventbased">
          <draw:polygon draw:style-name="gr212" draw:text-style-name="P6" draw:layer="layout" svg:width="1.001cm" svg:height="0.999cm" svg:x="11cm" svg:y="4cm" svg:viewBox="0 0 1002 1000" draw:points="0,499 502,0 1002,499 502,1000">
            <text:p/>
          </draw:polygon>
          <draw:g>
            <draw:path draw:style-name="gr212" draw:text-style-name="P6" draw:layer="layout" svg:width="0.547cm" svg:height="0.547cm" svg:x="11.227cm" svg:y="4.226cm" svg:viewBox="0 0 548 548" svg:d="M548 273c0-150-124-273-274-273-151 0-274 123-274 273 0 152 123 275 274 275 150 0 274-123 274-275z">
              <text:p/>
            </draw:path>
            <draw:path draw:style-name="gr212" draw:text-style-name="P6" draw:layer="layout" svg:width="0.464cm" svg:height="0.464cm" svg:x="11.269cm" svg:y="4.268cm" svg:viewBox="0 0 465 465" svg:d="M465 232c0-128-105-232-232-232-129 0-233 104-233 232 0 129 104 233 233 233 127 0 232-104 232-233z">
              <text:p/>
            </draw:path>
            <draw:polygon draw:style-name="gr212" draw:text-style-name="P6" draw:layer="layout" svg:width="0.335cm" svg:height="0.319cm" svg:x="11.333cm" svg:y="4.325cm" svg:viewBox="0 0 336 320" draw:points="0,124 168,0 336,124 275,320 61,320">
              <text:p/>
            </draw:polygon>
          </draw:g>
        </draw:g>
      </draw:page>
      <draw:page draw:name="Activities" draw:style-name="dp1" draw:master-page-name="Default">
        <draw:g draw:name="task-none">
          <draw:g>
            <draw:polygon draw:style-name="gr212" draw:text-style-name="P6" draw:layer="layout" svg:width="0.501cm" svg:height="0.436cm" svg:x="3.249cm" svg:y="5.563cm" svg:viewBox="0 0 502 437" draw:points="0,437 502,437 502,0 0,0">
              <text:p/>
            </draw:polygon>
            <draw:line draw:style-name="gr220" draw:text-style-name="P1" draw:layer="layout" svg:x1="3.498cm" svg:y1="5.671cm" svg:x2="3.498cm" svg:y2="5.889cm">
              <text:p/>
            </draw:line>
            <draw:line draw:style-name="gr220" draw:text-style-name="P1" draw:layer="layout" svg:x1="3.374cm" svg:y1="5.781cm" svg:x2="3.624cm" svg:y2="5.781cm">
              <text:p/>
            </draw:line>
          </draw:g>
          <draw:path draw:style-name="gr221" draw:text-style-name="P18" draw:layer="layout" svg:width="2.999cm" svg:height="1.999cm" svg:x="2cm" svg:y="4cm" svg:viewBox="0 0 3000 2000" svg:d="M218 2000h2563c121 0 219-98 219-218v-1564c0-120-98-218-219-218h-2563c-121 0-218 98-218 218v1564c0 120 97 218 218 218z">
            <text:p text:style-name="P2"><text:span text:style-name="T3">Task</text:span></text:p>
          </draw:path>
        </draw:g>
        <draw:g draw:name="task-transaction">
          <draw:g>
            <draw:polygon draw:style-name="gr212" draw:text-style-name="P6" draw:layer="layout" svg:width="0.475cm" svg:height="0.413cm" svg:x="3.262cm" svg:y="8.532cm" svg:viewBox="0 0 476 414" draw:points="0,414 476,414 476,0 0,0">
              <text:p/>
            </draw:polygon>
            <draw:line draw:style-name="gr220" draw:text-style-name="P1" draw:layer="layout" svg:x1="3.498cm" svg:y1="8.634cm" svg:x2="3.498cm" svg:y2="8.841cm">
              <text:p/>
            </draw:line>
            <draw:line draw:style-name="gr220" draw:text-style-name="P1" draw:layer="layout" svg:x1="3.381cm" svg:y1="8.739cm" svg:x2="3.618cm" svg:y2="8.739cm">
              <text:p/>
            </draw:line>
          </draw:g>
          <draw:path draw:style-name="gr222" draw:text-style-name="P6" draw:layer="layout" svg:width="2.999cm" svg:height="1.999cm" svg:x="2cm" svg:y="7cm" svg:viewBox="0 0 3000 2000" svg:d="M208 2000h2585c114 0 207-93 207-208v-1585c0-114-93-207-207-207h-2585c-115 0-208 93-208 207v1585c0 115 93 208 208 208z">
            <text:p/>
          </draw:path>
          <draw:path draw:style-name="gr223" draw:text-style-name="P19" draw:layer="layout" svg:width="2.879cm" svg:height="1.893cm" svg:x="2.06cm" svg:y="7.053cm" svg:viewBox="0 0 2880 1894" svg:d="M207 1894h2465c115 0 208-93 208-207v-1480c0-114-93-207-208-207h-2465c-115 0-207 93-207 207v1480c0 114 92 207 207 207z">
            <text:p text:style-name="P2"><text:span text:style-name="T9">Transaction</text:span></text:p>
          </draw:path>
        </draw:g>
        <draw:g draw:name="event-subprocess">
          <draw:g>
            <draw:polygon draw:style-name="gr212" draw:text-style-name="P6" draw:layer="layout" svg:width="0.501cm" svg:height="0.436cm" svg:x="3.248cm" svg:y="11.563cm" svg:viewBox="0 0 502 437" draw:points="0,437 502,437 502,0 0,0">
              <text:p/>
            </draw:polygon>
            <draw:line draw:style-name="gr220" draw:text-style-name="P1" draw:layer="layout" svg:x1="3.498cm" svg:y1="11.671cm" svg:x2="3.498cm" svg:y2="11.889cm">
              <text:p/>
            </draw:line>
            <draw:line draw:style-name="gr220" draw:text-style-name="P1" draw:layer="layout" svg:x1="3.374cm" svg:y1="11.781cm" svg:x2="3.624cm" svg:y2="11.781cm">
              <text:p/>
            </draw:line>
          </draw:g>
          <draw:path draw:style-name="gr224" draw:text-style-name="P19" draw:layer="layout" svg:width="3cm" svg:height="1.999cm" svg:x="1.999cm" svg:y="10cm" svg:viewBox="0 0 3001 2000" svg:d="M218 2000h2564c121 0 219-98 219-218v-1564c0-120-98-218-219-218h-2564c-121 0-218 98-218 218v1564c0 120 97 218 218 218z">
            <text:p text:style-name="P2"><text:span text:style-name="T3">Event-</text:span><text:span text:style-name="T3"><text:line-break/></text:span><text:span text:style-name="T3">SubProcess</text:span></text:p>
          </draw:path>
        </draw:g>
        <draw:g draw:name="task-call-activity">
          <draw:g>
            <draw:polygon draw:style-name="gr212" draw:text-style-name="P6" draw:layer="layout" svg:width="0.53cm" svg:height="0.458cm" svg:x="3.234cm" svg:y="14.541cm" svg:viewBox="0 0 531 459" draw:points="0,459 531,459 531,0 0,0">
              <text:p/>
            </draw:polygon>
            <draw:line draw:style-name="gr212" draw:text-style-name="P6" draw:layer="layout" svg:x1="3.498cm" svg:y1="14.654cm" svg:x2="3.498cm" svg:y2="14.883cm">
              <text:p/>
            </draw:line>
            <draw:line draw:style-name="gr212" draw:text-style-name="P6" draw:layer="layout" svg:x1="3.367cm" svg:y1="14.77cm" svg:x2="3.631cm" svg:y2="14.77cm">
              <text:p/>
            </draw:line>
          </draw:g>
          <draw:path draw:style-name="gr225" draw:text-style-name="P18" draw:layer="layout" svg:width="2.999cm" svg:height="1.983cm" svg:x="2cm" svg:y="13.016cm" svg:viewBox="0 0 3000 1984" svg:d="M232 1984h2537c128 0 231-103 231-229v-1526c0-126-103-229-231-229h-2537c-128 0-232 103-232 229v1526c0 126 104 229 232 229z">
            <text:p text:style-name="P2"><text:span text:style-name="T3">Call Activity</text:span></text:p>
          </draw:path>
        </draw:g>
        <draw:g draw:name="type-receive">
          <draw:polygon draw:style-name="gr226" draw:text-style-name="P6" draw:layer="layout" svg:width="0.429cm" svg:height="0.309cm" svg:x="16.481cm" svg:y="7.09cm" svg:viewBox="0 0 430 310" draw:points="0,310 430,310 430,0 0,0">
            <text:p/>
          </draw:polygon>
          <draw:polyline draw:style-name="gr226" draw:text-style-name="P6" draw:layer="layout" svg:width="0.429cm" svg:height="0.155cm" svg:x="16.481cm" svg:y="7.09cm" svg:viewBox="0 0 430 156" draw:points="0,0 215,156 430,0">
            <text:p/>
          </draw:polyline>
        </draw:g>
        <draw:frame draw:style-name="gr227" draw:text-style-name="P21" draw:layer="layout" svg:width="1.209cm" svg:height="0.407cm" svg:x="17.278cm" svg:y="6.026cm">
          <draw:text-box>
            <text:p text:style-name="P20"><text:span text:style-name="T9">send</text:span></text:p>
          </draw:text-box>
        </draw:frame>
        <draw:g draw:name="type-user">
          <draw:path draw:style-name="gr228" draw:text-style-name="P6" draw:layer="layout" svg:width="0.429cm" svg:height="0.23cm" svg:x="16.481cm" svg:y="8.189cm" svg:viewBox="0 0 430 231" svg:d="M1 231h429v-139c0 0-41-70-126-92h-164c-80 23-140 102-140 102z">
            <text:p/>
          </draw:path>
          <draw:line draw:style-name="gr228" draw:text-style-name="P6" draw:layer="layout" svg:x1="16.576cm" svg:y1="8.344cm" svg:x2="16.576cm" svg:y2="8.412cm">
            <text:p/>
          </draw:line>
          <draw:line draw:style-name="gr228" draw:text-style-name="P6" draw:layer="layout" svg:x1="16.823cm" svg:y1="8.345cm" svg:x2="16.823cm" svg:y2="8.416cm">
            <text:p/>
          </draw:line>
          <draw:path draw:style-name="gr228" draw:text-style-name="P6" draw:layer="layout" svg:width="0.192cm" svg:height="0.192cm" svg:x="16.607cm" svg:y="8cm" svg:viewBox="0 0 193 193" svg:d="M193 96c0-53-43-96-96-96-54 0-97 43-97 96 0 54 43 97 97 97 53 0 96-43 96-97z">
            <text:p/>
          </draw:path>
          <draw:path draw:style-name="gr228" draw:text-style-name="P6" draw:layer="layout" svg:width="0.182cm" svg:height="0.194cm" svg:x="16.612cm" svg:y="8.073cm" svg:viewBox="0 0 183 195" svg:d="M3 44c0 0 49-43 95-32s83-12 83-12c5 29 1 66-26 99 0 0 19 14 19 27s3 33-17 53-99 22-121 0-22-32-22-47 10-22 22-34c-19-11-44-43-33-54z">
            <text:p/>
          </draw:path>
        </draw:g>
        <draw:frame draw:style-name="gr229" draw:text-style-name="P21" draw:layer="layout" svg:width="1.793cm" svg:height="0.407cm" svg:x="17.25cm" svg:y="6.993cm">
          <draw:text-box>
            <text:p text:style-name="P20"><text:span text:style-name="T9">receive</text:span></text:p>
          </draw:text-box>
        </draw:frame>
        <draw:frame draw:style-name="gr230" draw:text-style-name="P21" draw:layer="layout" svg:width="1.407cm" svg:height="0.407cm" svg:x="17.278cm" svg:y="8.071cm">
          <draw:text-box>
            <text:p text:style-name="P20"><text:span text:style-name="T9">user</text:span></text:p>
          </draw:text-box>
        </draw:frame>
        <draw:frame draw:style-name="gr231" draw:text-style-name="P21" draw:layer="layout" svg:width="1.225cm" svg:height="0.407cm" svg:x="17.246cm" svg:y="8.993cm">
          <draw:text-box>
            <text:p text:style-name="P20"><text:span text:style-name="T9">manual</text:span></text:p>
          </draw:text-box>
        </draw:frame>
        <draw:g draw:name="type-service">
          <draw:polygon draw:style-name="gr228" draw:text-style-name="P6" draw:layer="layout" svg:width="0.336cm" svg:height="0.337cm" svg:x="16.481cm" svg:y="11cm" svg:viewBox="0 0 337 338" draw:points="230,71 269,31 307,67 267,107 281,142 337,142 337,194 281,194 267,230 307,269 269,306 230,266 194,280 194,338 142,338 142,280 107,266 67,306 31,269 70,230 56,195 0,195 0,142 56,142 70,107 31,67 67,31 107,71 142,56 142,0 194,0 194,56">
            <text:p/>
          </draw:polygon>
          <draw:path draw:style-name="gr228" draw:text-style-name="P6" draw:layer="layout" svg:width="0.114cm" svg:height="0.115cm" svg:x="16.592cm" svg:y="11.111cm" svg:viewBox="0 0 115 116" svg:d="M115 58c0-31-26-58-58-58-31 0-57 27-57 58 0 32 26 58 57 58 32 0 58-26 58-58z">
            <text:p/>
          </draw:path>
          <draw:polygon draw:style-name="gr228" draw:text-style-name="P6" draw:layer="layout" svg:width="0.336cm" svg:height="0.336cm" svg:x="16.574cm" svg:y="11.093cm" svg:viewBox="0 0 337 337" draw:points="230,70 269,31 307,67 267,107 281,142 337,142 337,194 281,194 267,230 307,269 269,307 230,266 195,281 195,337 142,337 142,281 107,266 67,307 31,269 70,230 55,194 0,194 0,142 55,142 70,107 31,67 67,31 107,70 142,56 142,0 195,0 195,56">
            <text:p/>
          </draw:polygon>
          <draw:path draw:style-name="gr228" draw:text-style-name="P6" draw:layer="layout" svg:width="0.115cm" svg:height="0.115cm" svg:x="16.685cm" svg:y="11.204cm" svg:viewBox="0 0 116 116" svg:d="M116 58c0-32-26-58-58-58s-58 26-58 58 26 58 58 58 58-26 58-58z">
            <text:p/>
          </draw:path>
        </draw:g>
        <draw:frame draw:style-name="gr232" draw:text-style-name="P21" draw:layer="layout" svg:width="2.368cm" svg:height="0.407cm" svg:x="17.278cm" svg:y="10.026cm">
          <draw:text-box>
            <text:p text:style-name="P20"><text:span text:style-name="T9">business rule</text:span></text:p>
          </draw:text-box>
        </draw:frame>
        <draw:g draw:name="type-script">
          <draw:path draw:style-name="gr233" draw:text-style-name="P6" draw:layer="layout" svg:width="0.429cm" svg:height="0.429cm" svg:x="16.481cm" svg:y="12cm" svg:viewBox="0 0 430 430" svg:d="M128 0h302c0 0-121 61-121 121 0 59 91 130 91 199 0 68-86 110-86 110h-314c0 0 103-58 103-108 0-51-94-147-94-201s119-121 119-121z">
            <text:p/>
          </draw:path>
          <draw:line draw:style-name="gr234" draw:text-style-name="P6" draw:layer="layout" svg:x1="16.55cm" svg:y1="12.092cm" svg:x2="16.755cm" svg:y2="12.092cm">
            <text:p/>
          </draw:line>
          <draw:line draw:style-name="gr234" draw:text-style-name="P6" draw:layer="layout" svg:x1="16.555cm" svg:y1="12.177cm" svg:x2="16.759cm" svg:y2="12.177cm">
            <text:p/>
          </draw:line>
          <draw:line draw:style-name="gr234" draw:text-style-name="P6" draw:layer="layout" svg:x1="16.607cm" svg:y1="12.266cm" svg:x2="16.812cm" svg:y2="12.266cm">
            <text:p/>
          </draw:line>
          <draw:line draw:style-name="gr234" draw:text-style-name="P6" draw:layer="layout" svg:x1="16.612cm" svg:y1="12.358cm" svg:x2="16.816cm" svg:y2="12.358cm">
            <text:p/>
          </draw:line>
        </draw:g>
        <draw:frame draw:style-name="gr235" draw:text-style-name="P21" draw:layer="layout" svg:width="1.175cm" svg:height="0.407cm" svg:x="17.278cm" svg:y="11.001cm">
          <draw:text-box>
            <text:p text:style-name="P20"><text:span text:style-name="T9">service</text:span></text:p>
          </draw:text-box>
        </draw:frame>
        <draw:frame draw:style-name="gr236" draw:text-style-name="P21" draw:layer="layout" svg:width="0.921cm" svg:height="0.407cm" svg:x="17.28cm" svg:y="12.06cm">
          <draw:text-box>
            <text:p text:style-name="P20"><text:span text:style-name="T9">script</text:span></text:p>
          </draw:text-box>
        </draw:frame>
        <draw:g draw:name="marker-sub-process">
          <draw:polygon draw:style-name="gr226" draw:text-style-name="P6" draw:layer="layout" svg:width="0.499cm" svg:height="0.429cm" svg:x="11.93cm" svg:y="5.98cm" svg:viewBox="0 0 500 430" draw:points="0,430 500,430 500,0 0,0">
            <text:p/>
          </draw:polygon>
          <draw:line draw:style-name="gr237" draw:text-style-name="P1" draw:layer="layout" svg:x1="12.18cm" svg:y1="6.088cm" svg:x2="12.18cm" svg:y2="6.303cm">
            <text:p/>
          </draw:line>
          <draw:line draw:style-name="gr237" draw:text-style-name="P1" draw:layer="layout" svg:x1="12.056cm" svg:y1="6.195cm" svg:x2="12.305cm" svg:y2="6.195cm">
            <text:p/>
          </draw:line>
        </draw:g>
        <draw:g draw:name="marker-loop">
          <draw:path draw:style-name="gr226" draw:text-style-name="P6" draw:layer="layout" svg:width="0.499cm" svg:height="0.429cm" svg:x="11.93cm" svg:y="7.034cm" svg:viewBox="0 0 500 430" svg:d="M124 387c-68 0-124-76-124-172 0-119 110-215 250-215 138 0 250 96 250 215 0 120-112 215-250 215">
            <text:p/>
          </draw:path>
          <draw:polyline draw:style-name="gr226" draw:text-style-name="P6" draw:layer="layout" svg:width="0.125cm" svg:height="0.107cm" svg:x="11.93cm" svg:y="7.334cm" svg:viewBox="0 0 126 108" draw:points="126,0 126,108 0,108">
            <text:p/>
          </draw:polyline>
        </draw:g>
        <draw:frame draw:style-name="gr238" draw:text-style-name="P21" draw:layer="layout" svg:width="1.924cm" svg:height="0.407cm" svg:x="13cm" svg:y="5.993cm">
          <draw:text-box>
            <text:p text:style-name="P20"><text:span text:style-name="T9">sub-process</text:span></text:p>
          </draw:text-box>
        </draw:frame>
        <draw:frame draw:style-name="gr239" draw:text-style-name="P21" draw:layer="layout" svg:width="1.251cm" svg:height="0.407cm" svg:x="12.878cm" svg:y="7.094cm">
          <draw:text-box>
            <text:p text:style-name="P20"><text:span text:style-name="T9">loop</text:span></text:p>
          </draw:text-box>
        </draw:frame>
        <draw:frame draw:style-name="gr240" draw:text-style-name="P21" draw:layer="layout" svg:width="1.485cm" svg:height="0.478cm" svg:x="12.878cm" svg:y="8.009cm">
          <draw:text-box>
            <text:p text:style-name="P20"><text:span text:style-name="T9">parallel</text:span></text:p>
          </draw:text-box>
        </draw:frame>
        <draw:g draw:name="marker-sequential">
          <draw:line draw:style-name="gr241" draw:text-style-name="P6" draw:layer="layout" svg:x1="12.43cm" svg:y1="9.082cm" svg:x2="11.93cm" svg:y2="9.082cm">
            <text:p/>
          </draw:line>
          <draw:line draw:style-name="gr241" draw:text-style-name="P6" draw:layer="layout" svg:x1="12.43cm" svg:y1="9.262cm" svg:x2="11.93cm" svg:y2="9.262cm">
            <text:p/>
          </draw:line>
          <draw:line draw:style-name="gr241" draw:text-style-name="P6" draw:layer="layout" svg:x1="12.43cm" svg:y1="9.442cm" svg:x2="11.93cm" svg:y2="9.442cm">
            <text:p/>
          </draw:line>
        </draw:g>
        <draw:g draw:name="marker-compensation">
          <draw:polygon draw:style-name="gr226" draw:text-style-name="P6" draw:layer="layout" svg:width="0.264cm" svg:height="0.359cm" svg:x="12.165cm" svg:y="11.084cm" svg:viewBox="0 0 265 360" draw:points="0,180 265,0 265,360">
            <text:p/>
          </draw:polygon>
          <draw:polygon draw:style-name="gr226" draw:text-style-name="P6" draw:layer="layout" svg:width="0.265cm" svg:height="0.359cm" svg:x="11.93cm" svg:y="11.084cm" svg:viewBox="0 0 266 360" draw:points="0,180 266,0 266,360">
            <text:p/>
          </draw:polygon>
        </draw:g>
        <draw:frame draw:style-name="gr235" draw:text-style-name="P21" draw:layer="layout" svg:width="1.175cm" svg:height="0.407cm" svg:x="12.878cm" svg:y="10.083cm">
          <draw:text-box>
            <text:p text:style-name="P20"><text:span text:style-name="T9">ad-hoc</text:span></text:p>
          </draw:text-box>
        </draw:frame>
        <draw:frame draw:style-name="gr242" draw:text-style-name="P21" draw:layer="layout" svg:width="2.216cm" svg:height="0.407cm" svg:x="12.878cm" svg:y="11.058cm">
          <draw:text-box>
            <text:p text:style-name="P20"><text:span text:style-name="T9">compensation</text:span></text:p>
          </draw:text-box>
        </draw:frame>
        <draw:custom-shape draw:style-name="gr208" draw:text-style-name="P15" draw:layer="layout" svg:width="19cm" svg:height="1.25cm" svg:x="1cm" svg:y="1cm">
          <text:p text:style-name="P2"><text:span text:style-name="T1">BPMN - Activities</text:span></text:p>
          <draw:enhanced-geometry svg:viewBox="0 0 21600 21600" draw:type="rectangle" draw:enhanced-path="M 0 0 L 21600 0 21600 21600 0 21600 0 0 Z N"/>
        </draw:custom-shape>
        <draw:frame draw:style-name="gr243" draw:text-style-name="P21" draw:layer="layout" svg:width="1.899cm" svg:height="0.438cm" svg:x="12.879cm" svg:y="9.009cm">
          <draw:text-box>
            <text:p text:style-name="P20"><text:span text:style-name="T9">sequential</text:span></text:p>
          </draw:text-box>
        </draw:frame>
        <draw:g draw:name="type-send">
          <draw:path draw:style-name="gr244" draw:text-style-name="P8" draw:layer="layout" svg:width="0.429cm" svg:height="0.299cm" svg:x="16.481cm" svg:y="6.109cm" svg:viewBox="0 0 430 300" svg:d="M173 165l27 13c2 1 18 0 21 0s26-15 32-16l177-102v240h-429l-1-245zM210 110l-203-110 416 4z">
            <text:p/>
          </draw:path>
          <draw:custom-shape draw:style-name="gr217" draw:text-style-name="P7" draw:layer="layout" svg:width="0.294cm" svg:height="0.076cm" svg:x="16.548cm" svg:y="6.11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6.860068259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7" draw:text-style-name="P7" draw:layer="layout" svg:width="0.169cm" svg:height="0.03cm" svg:x="16.611cm" svg:y="6.12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gon draw:style-name="gr245" draw:text-style-name="P8" draw:layer="layout" svg:width="0.182cm" svg:height="0.384cm" draw:transform="rotate (-1.5707963267949) translate (16.888cm 6.199cm)" svg:viewBox="0 0 183 385" draw:points="183,382 183,1 7,0 116,182 116,215 0,385">
            <text:p/>
          </draw:polygon>
          <draw:polygon draw:style-name="gr245" draw:text-style-name="P8" draw:layer="layout" svg:width="0.152cm" svg:height="0.37cm" draw:transform="rotate (-1.5707963267949) translate (16.883cm 6.214cm)" svg:viewBox="0 0 153 371" draw:points="153,367 153,1 2,0 112,178 109,214 0,371">
            <text:p/>
          </draw:polygon>
          <draw:polygon draw:style-name="gr245" draw:text-style-name="P8" draw:layer="layout" svg:width="0.119cm" svg:height="0.355cm" draw:transform="rotate (-1.5707963267949) translate (16.88cm 6.233cm)" svg:viewBox="0 0 120 356" draw:points="118,356 120,0 0,1 108,164 103,219 4,352">
            <text:p/>
          </draw:polygon>
          <draw:polygon draw:style-name="gr245" draw:text-style-name="P8" draw:layer="layout" svg:width="0.087cm" svg:height="0.341cm" draw:transform="rotate (-1.5707963267949) translate (16.88cm 6.248cm)" svg:viewBox="0 0 88 342" draw:points="85,342 88,3 0,0 87,121 82,257 9,341">
            <text:p/>
          </draw:polygon>
          <draw:polygon draw:style-name="gr245" draw:text-style-name="P8" draw:layer="layout" svg:width="0.053cm" svg:height="0.323cm" draw:transform="rotate (-1.5707963267949) translate (16.87cm 6.27cm)" svg:viewBox="0 0 54 324" draw:points="54,321 52,12 0,0 45,47 50,271 5,324">
            <text:p/>
          </draw:polygon>
        </draw:g>
        <draw:g draw:name="type-manual">
          <draw:custom-shape draw:style-name="gr217" draw:text-style-name="P7" draw:layer="layout" svg:width="0.021cm" svg:height="0.023cm" svg:x="16.521cm" svg:y="9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45" draw:text-style-name="P8" draw:layer="layout" svg:width="0.429cm" svg:height="0.409cm" svg:x="16.481cm" svg:y="9cm" svg:viewBox="0 0 430 410" svg:d="M346 410v-67h-120 163c0 0 0-66 0-69s-162 0-162 0h203v-81c0 0-200 0-203 0s145 0 145 0l1-76h-214l50-63-24-54-147 127-38 84v139l46 60z">
            <text:p/>
          </draw:path>
        </draw:g>
        <draw:g draw:name="type-business-rule">
          <draw:polygon draw:style-name="gr228" draw:text-style-name="P6" draw:layer="layout" svg:width="0.429cm" svg:height="0.119cm" svg:x="16.481cm" svg:y="10.003cm" svg:viewBox="0 0 430 120" draw:points="0,120 430,120 430,0 0,0">
            <text:p/>
          </draw:polygon>
          <draw:polygon draw:style-name="gr228" draw:text-style-name="P6" draw:layer="layout" svg:width="0.429cm" svg:height="0.119cm" svg:x="16.481cm" svg:y="10.123cm" svg:viewBox="0 0 430 120" draw:points="0,120 430,120 430,0 0,0">
            <text:p/>
          </draw:polygon>
          <draw:polygon draw:style-name="gr228" draw:text-style-name="P6" draw:layer="layout" svg:width="0.429cm" svg:height="0.119cm" svg:x="16.481cm" svg:y="10.243cm" svg:viewBox="0 0 430 120" draw:points="0,120 430,120 430,0 0,0">
            <text:p/>
          </draw:polygon>
          <draw:line draw:style-name="gr228" draw:text-style-name="P6" draw:layer="layout" svg:x1="16.621cm" svg:y1="10.005cm" svg:x2="16.621cm" svg:y2="10.357cm">
            <text:p/>
          </draw:line>
          <draw:custom-shape draw:style-name="gr246" draw:text-style-name="P7" draw:layer="layout" svg:width="0.333cm" svg:height="0.02cm" svg:x="16.529cm" svg:y="10.056cm">
            <text:p/>
            <draw:enhanced-geometry svg:viewBox="0 0 21600 21600" draw:type="rectangle" draw:enhanced-path="M 0 0 L 21600 0 21600 21600 0 21600 0 0 Z N"/>
          </draw:custom-shape>
        </draw:g>
        <draw:g draw:name="group">
          <draw:g>
            <draw:polygon draw:style-name="gr212" draw:text-style-name="P6" draw:layer="layout" svg:width="0.501cm" svg:height="0.436cm" svg:x="3.249cm" svg:y="17.563cm" svg:viewBox="0 0 502 437" draw:points="0,437 502,437 502,0 0,0">
              <text:p/>
            </draw:polygon>
            <draw:line draw:style-name="gr220" draw:text-style-name="P1" draw:layer="layout" svg:x1="3.499cm" svg:y1="17.671cm" svg:x2="3.499cm" svg:y2="17.889cm">
              <text:p/>
            </draw:line>
            <draw:line draw:style-name="gr220" draw:text-style-name="P1" draw:layer="layout" svg:x1="3.375cm" svg:y1="17.781cm" svg:x2="3.625cm" svg:y2="17.781cm">
              <text:p/>
            </draw:line>
          </draw:g>
          <draw:path draw:style-name="gr247" draw:text-style-name="P19" draw:layer="layout" svg:width="3cm" svg:height="1.999cm" svg:x="2cm" svg:y="16cm" svg:viewBox="0 0 3001 2000" svg:d="M218 2000h2564c121 0 219-98 219-218v-1564c0-120-98-218-219-218h-2564c-121 0-218 98-218 218v1564c0 120 97 218 218 218z">
            <text:p text:style-name="P2"><text:span text:style-name="T3">Group</text:span></text:p>
          </draw:path>
        </draw:g>
        <draw:frame draw:style-name="gr209" draw:text-style-name="P4" draw:layer="layout" svg:width="5.456cm" svg:height="2.615cm" svg:x="5.694cm" svg:y="4.001cm">
          <draw:text-box>
            <text:p><text:span text:style-name="T2">Task</text:span><text:span text:style-name="T3"> is an atomic activity within a process flow. A task is used when the work in a process cannot be broken down into finer levels of detail</text:span></text:p>
          </draw:text-box>
        </draw:frame>
        <draw:frame draw:style-name="gr248" draw:text-style-name="P4" draw:layer="layout" svg:width="5.66cm" svg:height="1.927cm" svg:x="5.694cm" svg:y="7.002cm">
          <draw:text-box>
            <text:p><text:span text:style-name="T2">Transaction</text:span><text:span text:style-name="T3"> is a specialized type of sub-process whose special behavior is controlled through a transaction protocol.</text:span></text:p>
          </draw:text-box>
        </draw:frame>
        <draw:frame draw:style-name="gr209" draw:text-style-name="P4" draw:layer="layout" svg:width="5.697cm" svg:height="2.615cm" svg:x="5.694cm" svg:y="10.001cm">
          <draw:text-box>
            <text:p><text:span text:style-name="T2">Event SubProcess</text:span><text:span text:style-name="T3"> may occur many times. Unlike the standard SubProcess that uses the flow of the parent process as a trigger, it has a Start Event as a trigger.</text:span></text:p>
          </draw:text-box>
        </draw:frame>
        <draw:frame draw:style-name="gr248" draw:text-style-name="P4" draw:layer="layout" svg:width="5.787cm" svg:height="1.927cm" svg:x="5.695cm" svg:y="16.302cm">
          <draw:text-box>
            <text:p><text:span text:style-name="T2">Group</text:span><text:span text:style-name="T3"> is used to group different activities but does not affect the flow in the diagram</text:span></text:p>
          </draw:text-box>
        </draw:frame>
        <draw:frame draw:style-name="gr209" draw:text-style-name="P4" draw:layer="layout" svg:width="5.66cm" svg:height="2.615cm" svg:x="5.694cm" svg:y="13.003cm">
          <draw:text-box>
            <text:p><text:span text:style-name="T2">Call Activity</text:span><text:span text:style-name="T3"> identiﬁes a point in a process where a global process is used. The Call Activity acts as a ‘wrapper’ for the invocation of the global process within the execution.</text:span></text:p>
          </draw:text-box>
        </draw:frame>
        <draw:frame draw:style-name="gr249" draw:text-style-name="P4" draw:layer="layout" svg:width="4.258cm" svg:height="1.433cm" svg:x="11.494cm" svg:y="3.904cm">
          <draw:text-box>
            <text:p><text:span text:style-name="T2">Activity Markers</text:span><text:span text:style-name="T3"> indicate executive behaviour of activities.</text:span></text:p>
          </draw:text-box>
        </draw:frame>
        <draw:frame draw:style-name="gr249" draw:text-style-name="P4" draw:layer="layout" svg:width="4.196cm" svg:height="1.433cm" svg:x="15.894cm" svg:y="3.905cm">
          <draw:text-box>
            <text:p><text:span text:style-name="T2">Task Types</text:span><text:span text:style-name="T3"> specify the nature of the action to be preformed.</text:span></text:p>
          </draw:text-box>
        </draw:frame>
        <draw:g draw:name="text-annotation">
          <draw:custom-shape draw:style-name="gr250" draw:text-style-name="P23" xml:id="id1" draw:id="id1" draw:layer="layout" svg:width="0.5cm" svg:height="1cm" svg:x="4.001cm" svg:y="19cm">
            <text:p text:style-name="P22"><text:span text:style-name="T10">Text </text:span></text:p>
            <text:p text:style-name="P22"><text:span text:style-name="T10">Annotation</text:span></text:p>
  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251" draw:text-style-name="P17" draw:layer="layout" draw:type="line" svg:x1="4.001cm" svg:y1="19.5cm" svg:x2="3.012cm" svg:y2="21.006cm" draw:start-shape="id1" draw:start-glue-point="5" svg:d="M4001 19500l-989 1506" svg:viewBox="0 0 990 1507">
            <text:p/>
          </draw:connector>
        </draw:g>
        <draw:g draw:name="marker-parallel">
          <draw:line draw:style-name="gr252" draw:text-style-name="P14" draw:layer="layout" svg:x1="12cm" svg:y1="7.96cm" svg:x2="12cm" svg:y2="8.4cm">
            <text:p/>
          </draw:line>
          <draw:line draw:style-name="gr253" draw:text-style-name="P14" draw:layer="layout" svg:x1="12.18cm" svg:y1="7.96cm" svg:x2="12.18cm" svg:y2="8.4cm">
            <text:p/>
          </draw:line>
          <draw:line draw:style-name="gr254" draw:text-style-name="P14" draw:layer="layout" svg:x1="12.36cm" svg:y1="7.96cm" svg:x2="12.36cm" svg:y2="8.4cm">
            <text:p/>
          </draw:line>
        </draw:g>
        <draw:g draw:name="marker-ad-hoc">
          <draw:path draw:style-name="gr216" draw:text-style-name="P17" draw:layer="layout" svg:width="0.464cm" svg:height="0.494cm" draw:transform="skewX (0.344004395568082) rotate (1.01264003200711) translate (11.8977775343176cm 10.3038403551717cm)" svg:viewBox="0 0 465 495" svg:d="M0 51c97-75 170-61 239 4 104 109 14 163-13 207-27 45-107 108-13 199 70 69 190 21 252-26">
            <text:p/>
          </draw:path>
          <draw:line draw:style-name="gr216" draw:text-style-name="P17" draw:layer="layout" svg:x1="11.932cm" svg:y1="10.339cm" svg:x2="11.93cm" svg:y2="10.371cm">
            <text:p/>
          </draw:line>
        </draw:g>
      </draw:page>
      <draw:page draw:name="Data - Swimlane" draw:style-name="dp1" draw:master-page-name="Default">
        <draw:g draw:name="data-store">
          <draw:path draw:style-name="gr255" draw:text-style-name="P24" draw:layer="layout" svg:width="1.749cm" svg:height="1.499cm" svg:x="10.75cm" svg:y="6cm" svg:viewBox="0 0 1750 1500" svg:d="M0 212v1078c0 116 391 210 875 210 483 0 875-94 875-210v-1078c0-117-392-212-875-212-484 0-875 95-875 212z">
            <text:p text:style-name="P2"><text:span text:style-name="T10"/></text:p>
            <text:p text:style-name="P2"><text:span text:style-name="T10"/></text:p>
          </draw:path>
          <draw:path draw:style-name="gr256" draw:text-style-name="P6" draw:layer="layout" svg:width="1.749cm" svg:height="0.378cm" svg:x="10.75cm" svg:y="6.25cm" svg:viewBox="0 0 1750 379" svg:d="M0 0c0 106 391 190 875 190 483 0 875-84 875-190M0 96c0 104 391 188 875 188 483 0 875-84 875-188M0 190c0 105 391 189 875 189 483 0 875-84 875-189">
            <text:p/>
          </draw:path>
        </draw:g>
        <draw:g draw:name="data-object">
          <draw:polygon draw:style-name="gr257" draw:text-style-name="P24" draw:layer="layout" svg:width="1.249cm" svg:height="1.5cm" svg:x="2cm" svg:y="3.499cm" svg:viewBox="0 0 1250 1501" draw:points="0,0 0,1501 1250,1501 1250,501 750,501 749,0">
            <text:p/>
          </draw:polygon>
          <draw:polygon draw:style-name="gr212" draw:text-style-name="P6" draw:layer="layout" svg:width="0.499cm" svg:height="0.5cm" svg:x="2.75cm" svg:y="3.499cm" svg:viewBox="0 0 500 501" draw:points="500,501 0,0 0,501">
            <text:p/>
          </draw:polygon>
        </draw:g>
        <draw:g draw:name="data-input">
          <draw:polygon draw:style-name="gr257" draw:text-style-name="P24" draw:layer="layout" svg:width="1.249cm" svg:height="1.5cm" svg:x="2cm" svg:y="6cm" svg:viewBox="0 0 1250 1501" draw:points="0,0 0,1501 1250,1501 1250,501 750,501 749,0">
            <text:p/>
          </draw:polygon>
          <draw:polygon draw:style-name="gr212" draw:text-style-name="P6" draw:layer="layout" svg:width="0.499cm" svg:height="0.5cm" svg:x="2.75cm" svg:y="6cm" svg:viewBox="0 0 500 501" draw:points="500,501 0,0 0,501">
            <text:p/>
          </draw:polygon>
          <draw:polygon draw:style-name="gr258" draw:text-style-name="P6" draw:layer="layout" svg:width="0.44cm" svg:height="0.4cm" svg:x="2.11cm" svg:y="6.08cm" svg:viewBox="0 0 441 401" draw:points="441,201 242,0 242,131 0,131 0,269 242,269 242,401">
            <text:p/>
          </draw:polygon>
        </draw:g>
        <draw:frame draw:style-name="gr211" draw:text-style-name="P25" draw:layer="layout" svg:width="5.942cm" svg:height="1.827cm" svg:x="3.75cm" svg:y="3.423cm">
          <draw:text-box>
            <text:p><text:span text:style-name="T11">Data Object </text:span><text:span text:style-name="T10">element can optionally reference a Data State element, which is the state of data contained in a Data Object</text:span></text:p>
          </draw:text-box>
        </draw:frame>
        <draw:frame draw:style-name="gr211" draw:text-style-name="P25" draw:layer="layout" svg:width="6.045cm" svg:height="1.827cm" svg:x="3.7cm" svg:y="6cm">
          <draw:text-box>
            <text:p><text:span text:style-name="T11">Data Input </text:span><text:span text:style-name="T10">is an external input for the whole process</text:span></text:p>
          </draw:text-box>
        </draw:frame>
        <draw:frame draw:style-name="gr211" draw:text-style-name="P25" draw:layer="layout" svg:width="5.898cm" svg:height="1.827cm" svg:x="3.75cm" svg:y="8cm">
          <draw:text-box>
            <text:p><text:span text:style-name="T11">Data Output </text:span><text:span text:style-name="T10">is a data result of the whole process</text:span></text:p>
          </draw:text-box>
        </draw:frame>
        <draw:frame draw:style-name="gr259" draw:text-style-name="P25" draw:layer="layout" svg:width="6.585cm" svg:height="2.221cm" svg:x="12.75cm" svg:y="5.75cm">
          <draw:text-box>
            <text:p><text:span text:style-name="T11">Data Store </text:span><text:span text:style-name="T10">provides a mechanism for activities to retrieve or update stored information that will persist beyond the scope of a process</text:span></text:p>
          </draw:text-box>
        </draw:frame>
        <draw:custom-shape draw:style-name="gr208" draw:text-style-name="P26" draw:layer="layout" svg:width="19cm" svg:height="1.25cm" svg:x="1cm" svg:y="1cm">
          <text:p text:style-name="P2"><text:span text:style-name="T12">BPMN - Data</text:span></text:p>
          <draw:enhanced-geometry svg:viewBox="0 0 21600 21600" draw:type="rectangle" draw:enhanced-path="M 0 0 L 21600 0 21600 21600 0 21600 0 0 Z N"/>
        </draw:custom-shape>
        <draw:g draw:name="data-output">
          <draw:g>
            <draw:polygon draw:style-name="gr257" draw:text-style-name="P24" draw:layer="layout" svg:width="1.249cm" svg:height="1.5cm" svg:x="2cm" svg:y="8cm" svg:viewBox="0 0 1250 1501" draw:points="0,0 0,1501 1250,1501 1250,501 750,501 749,0">
              <text:p/>
            </draw:polygon>
            <draw:polygon draw:style-name="gr212" draw:text-style-name="P6" draw:layer="layout" svg:width="0.499cm" svg:height="0.5cm" svg:x="2.75cm" svg:y="8cm" svg:viewBox="0 0 500 501" draw:points="500,501 0,0 0,501">
              <text:p/>
            </draw:polygon>
            <draw:polygon draw:style-name="gr260" draw:text-style-name="P6" draw:layer="layout" svg:width="0.424cm" svg:height="0.339cm" svg:x="2.116cm" svg:y="8.109cm" svg:viewBox="0 0 425 340" draw:points="425,171 228,0 230,123 0,123 2,222 229,217 231,340">
              <text:p/>
            </draw:polygon>
            <draw:polygon draw:style-name="gr17" draw:text-style-name="P8" draw:layer="layout" svg:width="0.132cm" svg:height="0.089cm" draw:transform="rotate (-1.5707963267949) translate (2.456cm 8.211cm)" svg:viewBox="0 0 133 90" draw:points="0,90 133,90 62,0">
              <text:p/>
            </draw:polygon>
          </draw:g>
        </draw:g>
        <draw:frame draw:style-name="gr211" draw:text-style-name="P25" draw:layer="layout" svg:width="6.532cm" svg:height="1.827cm" svg:x="12.718cm" svg:y="3.5cm">
          <draw:text-box>
            <text:p><text:span text:style-name="T11">Collection Data Object </text:span><text:span text:style-name="T10">represents collections of information</text:span></text:p>
          </draw:text-box>
        </draw:frame>
        <draw:g>
          <draw:polygon draw:style-name="gr257" draw:text-style-name="P24" draw:layer="layout" svg:width="1.249cm" svg:height="1.5cm" svg:x="11cm" svg:y="3.5cm" svg:viewBox="0 0 1250 1501" draw:points="0,0 0,1501 1250,1501 1250,501 750,501 749,0">
            <text:p/>
          </draw:polygon>
          <draw:polygon draw:style-name="gr212" draw:text-style-name="P6" draw:layer="layout" svg:width="0.499cm" svg:height="0.5cm" svg:x="11.75cm" svg:y="3.5cm" svg:viewBox="0 0 500 501" draw:points="500,501 0,0 0,501">
            <text:p/>
          </draw:polygon>
          <draw:g draw:name="marker-parallel">
            <draw:line draw:style-name="gr261" draw:text-style-name="P14" draw:layer="layout" svg:x1="11.5cm" svg:y1="4.5cm" svg:x2="11.5cm" svg:y2="4.9cm">
              <text:p/>
            </draw:line>
            <draw:line draw:style-name="gr262" draw:text-style-name="P14" draw:layer="layout" svg:x1="11.625cm" svg:y1="4.5cm" svg:x2="11.625cm" svg:y2="4.9cm">
              <text:p/>
            </draw:line>
            <draw:line draw:style-name="gr263" draw:text-style-name="P14" draw:layer="layout" svg:x1="11.75cm" svg:y1="4.5cm" svg:x2="11.75cm" svg:y2="4.9cm">
              <text:p/>
            </draw:line>
          </draw:g>
        </draw:g>
        <draw:g draw:name="Swim-pool">
          <draw:custom-shape draw:style-name="gr264" draw:text-style-name="P27" draw:layer="layout" svg:width="5cm" svg:height="1cm" draw:transform="rotate (1.5707963267949) translate (1cm 28cm)">
            <text:p text:style-name="P2"><text:span text:style-name="T13">Pool</text:span></text:p>
            <draw:enhanced-geometry svg:viewBox="0 0 21600 21600" draw:type="rectangle" draw:enhanced-path="M 0 0 L 21600 0 21600 21600 0 21600 0 0 Z N"/>
          </draw:custom-shape>
          <draw:custom-shape draw:style-name="gr265" draw:text-style-name="P28" draw:layer="layout" svg:width="18.002cm" svg:height="5.002cm" svg:x="1.998cm" svg:y="22.998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29" draw:layer="layout" svg:width="19.002cm" svg:height="1cm" svg:x="1cm" svg:y="22cm">
            <text:p text:style-name="P22"><text:span text:style-name="T14">Title</text:span></text:p>
            <draw:enhanced-geometry svg:viewBox="0 0 21600 21600" draw:type="rectangle" draw:enhanced-path="M 0 0 L 21600 0 21600 21600 0 21600 0 0 Z N"/>
          </draw:custom-shape>
        </draw:g>
        <draw:g draw:name="Swim-lane">
          <draw:custom-shape draw:style-name="gr267" draw:text-style-name="P28" draw:layer="layout" svg:width="17cm" svg:height="5.002cm" svg:x="3cm" svg:y="15.5cm">
            <text:p/>
            <draw:enhanced-geometry svg:viewBox="0 0 21600 21600" draw:type="rectangle" draw:enhanced-path="M 0 0 L 21600 0 21600 21600 0 21600 0 0 Z N"/>
          </draw:custom-shape>
          <draw:custom-shape draw:style-name="gr268" draw:text-style-name="P30" draw:layer="layout" svg:width="18cm" svg:height="1cm" svg:x="2cm" svg:y="14.5cm">
            <text:p text:style-name="P22"><text:span text:style-name="T15">Title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69" draw:text-style-name="P31" draw:layer="layout" svg:width="5cm" svg:height="1cm" draw:transform="rotate (1.5707963267949) translate (2cm 20.5cm)">
            <text:p text:style-name="P2"><text:span text:style-name="T16">Lane</text:span></text:p>
            <draw:enhanced-geometry svg:viewBox="0 0 21600 21600" draw:type="rectangle" draw:enhanced-path="M 0 0 L 21600 0 21600 21600 0 21600 0 0 Z N"/>
          </draw:custom-shape>
        </draw:g>
        <draw:custom-shape draw:style-name="gr208" draw:text-style-name="P26" draw:layer="layout" svg:width="19cm" svg:height="1.25cm" svg:x="1cm" svg:y="11.325cm">
          <text:p text:style-name="P2"><text:span text:style-name="T12">BPMN - Swimlane</text:span></text:p>
          <draw:enhanced-geometry svg:viewBox="0 0 21600 21600" draw:type="rectangle" draw:enhanced-path="M 0 0 L 21600 0 21600 21600 0 21600 0 0 Z N"/>
        </draw:custom-shape>
        <draw:frame draw:style-name="gr210" draw:text-style-name="P16" draw:layer="layout" svg:width="18.6cm" svg:height="1.6cm" svg:x="1.2cm" svg:y="12.725cm">
          <draw:text-box>
            <text:p><text:span text:style-name="T7">Pools (Participants) and Lanes represent responsibilities for activities is a process. A pool or a lane can be an organization, a role, or a system. Lanes subdivide pools or other lanes hirarchically.</text:span></text:p>
          </draw:text-box>
        </draw:frame>
        <draw:g draw:name="Swim-lane-simple">
          <draw:custom-shape draw:style-name="gr267" draw:text-style-name="P28" draw:layer="layout" svg:width="17cm" svg:height="5.002cm" svg:x="3cm" svg:y="29.7cm">
            <text:p/>
            <draw:enhanced-geometry svg:viewBox="0 0 21600 21600" draw:type="rectangle" draw:enhanced-path="M 0 0 L 21600 0 21600 21600 0 21600 0 0 Z N"/>
          </draw:custom-shape>
          <draw:custom-shape draw:style-name="gr270" draw:text-style-name="P31" draw:layer="layout" svg:width="5cm" svg:height="1cm" draw:transform="rotate (1.5707963267949) translate (2cm 34.7cm)">
            <text:p text:style-name="P2"><text:span text:style-name="T16">Lane</text:span></text:p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Default">
        <draw:g draw:name="Swim-pool-vertical">
          <draw:custom-shape draw:style-name="gr271" draw:text-style-name="P28" draw:layer="layout" svg:width="5cm" svg:height="24cm" svg:x="9.996cm" svg:y="4cm">
            <text:p/>
            <draw:enhanced-geometry svg:viewBox="0 0 21600 21600" draw:type="rectangle" draw:enhanced-path="M 0 0 L 21600 0 21600 21600 0 21600 0 0 Z N"/>
          </draw:custom-shape>
          <draw:custom-shape draw:style-name="gr272" draw:text-style-name="P29" draw:layer="layout" svg:width="6.002cm" svg:height="26cm" svg:x="8.998cm" svg:y="2cm">
            <text:p text:style-name="P22"><text:span text:style-name="T14">Title</text:span></text:p>
            <draw:enhanced-geometry svg:viewBox="0 0 21600 21600" draw:type="rectangle" draw:enhanced-path="M 0 0 L 21600 0 21600 21600 0 21600 0 0 Z N"/>
          </draw:custom-shape>
          <draw:custom-shape draw:style-name="gr264" draw:text-style-name="P27" draw:layer="layout" svg:width="5cm" svg:height="1cm" svg:x="10cm" svg:y="3cm">
            <text:p text:style-name="P2"><text:span text:style-name="T13">Pool</text:span></text:p>
            <draw:enhanced-geometry svg:viewBox="0 0 21600 21600" draw:type="rectangle" draw:enhanced-path="M 0 0 L 21600 0 21600 21600 0 21600 0 0 Z N"/>
          </draw:custom-shape>
        </draw:g>
        <draw:g draw:name="Swim-lane-vertical">
          <draw:custom-shape draw:style-name="gr273" draw:text-style-name="P28" draw:layer="layout" svg:width="5cm" svg:height="23cm" svg:x="2.998cm" svg:y="5cm">
            <text:p/>
            <draw:enhanced-geometry svg:viewBox="0 0 21600 21600" draw:type="rectangle" draw:enhanced-path="M 0 0 L 21600 0 21600 21600 0 21600 0 0 Z N"/>
          </draw:custom-shape>
          <draw:custom-shape draw:style-name="gr274" draw:text-style-name="P32" draw:layer="layout" svg:width="6cm" svg:height="25cm" svg:x="1.998cm" svg:y="3cm">
            <text:p text:style-name="P22"><text:span text:style-name="T15">Title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75" draw:text-style-name="P31" draw:layer="layout" svg:width="5cm" svg:height="1cm" svg:x="2.998cm" svg:y="4cm">
            <text:p text:style-name="P2"><text:span text:style-name="T16">Lane</text:span></text:p>
            <draw:enhanced-geometry svg:viewBox="0 0 21600 21600" draw:mirror-vertical="false" draw:mirror-horizontal="true" draw:type="rectangle" draw:enhanced-path="M 0 0 L 21600 0 21600 21600 0 21600 0 0 Z N"/>
          </draw:custom-shape>
        </draw:g>
      </draw:page>
      <draw:page draw:name="page6" draw:style-name="dp1" draw:master-page-name="Default">
        <draw:custom-shape draw:style-name="gr208" draw:text-style-name="P15" draw:layer="layout" svg:width="19cm" svg:height="1.25cm" svg:x="1cm" svg:y="1cm">
          <text:p text:style-name="P2"><text:span text:style-name="T1">Gateway Examples</text:span></text:p>
          <draw:enhanced-geometry svg:viewBox="0 0 21600 21600" draw:type="rectangle" draw:enhanced-path="M 0 0 L 21600 0 21600 21600 0 21600 0 0 Z N"/>
        </draw:custom-shape>
        <draw:g draw:name="start-event-none" xml:id="id19" draw:id="id19">
          <draw:custom-shape draw:style-name="gr276" draw:text-style-name="P12" draw:layer="layout" svg:width="0.057cm" svg:height="0.057cm" svg:x="5.249cm" svg:y="8.077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77" draw:text-style-name="P14" draw:layer="layout" svg:width="1cm" svg:height="1cm" svg:x="4.777cm" svg:y="7.605cm" svg:viewBox="0 0 1001 1001" svg:d="M1001 500c0-276-225-500-502-500-276 0-499 224-499 500s223 501 499 501c277 0 502-225 502-501z">
            <svg:title>start-event-none</svg:title>
            <text:p/>
          </draw:path>
        </draw:g>
        <draw:g draw:name="end-event-none" xml:id="id4" draw:id="id4">
          <draw:custom-shape draw:style-name="gr278" draw:text-style-name="P12" draw:layer="layout" svg:width="0.057cm" svg:height="0.057cm" svg:x="17.157cm" svg:y="8.077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79" draw:text-style-name="P14" draw:layer="layout" svg:width="1cm" svg:height="1cm" svg:x="16.685cm" svg:y="7.605cm" svg:viewBox="0 0 1001 1001" svg:d="M1001 500c0-276-224-500-499-500-277 0-502 224-502 500s225 501 502 501c275 0 499-225 499-501z">
            <svg:title>end-event-none</svg:title>
            <text:p/>
          </draw:path>
        </draw:g>
        <draw:g draw:name="gateway-xor" xml:id="id5" draw:id="id5">
          <draw:polygon draw:style-name="gr280" draw:text-style-name="P14" draw:layer="layout" svg:width="0.999cm" svg:height="1cm" svg:x="7.304cm" svg:y="7.605cm" svg:viewBox="0 0 1000 1001" draw:points="0,499 499,0 1000,499 499,1001">
            <text:p/>
          </draw:polygon>
          <draw:g>
            <draw:line draw:style-name="gr281" draw:text-style-name="P33" draw:layer="layout" svg:x1="7.593cm" svg:y1="8.318cm" svg:x2="8.016cm" svg:y2="7.897cm">
              <text:p/>
            </draw:line>
            <draw:line draw:style-name="gr282" draw:text-style-name="P33" draw:layer="layout" svg:x1="7.594cm" svg:y1="7.897cm" svg:x2="8.017cm" svg:y2="8.318cm">
              <text:p/>
            </draw:line>
          </draw:g>
        </draw:g>
        <draw:g draw:name="gateway-xor" xml:id="id3" draw:id="id3">
          <draw:polygon draw:style-name="gr283" draw:text-style-name="P14" draw:layer="layout" svg:width="0.999cm" svg:height="1cm" svg:x="14.158cm" svg:y="7.605cm" svg:viewBox="0 0 1000 1001" draw:points="0,499 499,0 1000,499 499,1001">
            <text:p/>
          </draw:polygon>
          <draw:g>
            <draw:line draw:style-name="gr284" draw:text-style-name="P33" draw:layer="layout" svg:x1="14.447cm" svg:y1="8.318cm" svg:x2="14.87cm" svg:y2="7.897cm">
              <text:p/>
            </draw:line>
            <draw:line draw:style-name="gr285" draw:text-style-name="P33" draw:layer="layout" svg:x1="14.448cm" svg:y1="7.897cm" svg:x2="14.871cm" svg:y2="8.318cm">
              <text:p/>
            </draw:line>
          </draw:g>
        </draw:g>
        <draw:g draw:name="task-none" xml:id="id2" draw:id="id2">
          <draw:g>
            <draw:polygon draw:style-name="gr286" draw:text-style-name="P14" draw:layer="layout" svg:width="0.459cm" svg:height="0.4cm" svg:x="11.001cm" svg:y="8.622cm" svg:viewBox="0 0 460 401" draw:points="0,401 460,401 460,0 0,0">
              <text:p/>
            </draw:polygon>
            <draw:line draw:style-name="gr287" draw:text-style-name="P34" draw:layer="layout" svg:x1="11.23cm" svg:y1="8.721cm" svg:x2="11.23cm" svg:y2="8.921cm">
              <text:p/>
            </draw:line>
            <draw:line draw:style-name="gr288" draw:text-style-name="P34" draw:layer="layout" svg:x1="11.116cm" svg:y1="8.822cm" svg:x2="11.345cm" svg:y2="8.822cm">
              <text:p/>
            </draw:line>
          </draw:g>
          <draw:path draw:style-name="gr289" draw:text-style-name="P36" draw:layer="layout" svg:width="2.75cm" svg:height="1.834cm" svg:x="9.856cm" svg:y="7.188cm" svg:viewBox="0 0 2751 1835" svg:d="M200 1835h2350c111 0 201-90 201-200v-1435c0-110-90-200-201-200h-2350c-111 0-200 90-200 200v1435c0 110 89 200 200 200z">
            <text:p text:style-name="P35"><text:span text:style-name="T17">Ship Parcel</text:span></text:p>
          </draw:path>
        </draw:g>
        <draw:g draw:name="task-none" xml:id="id6" draw:id="id6">
          <draw:g>
            <draw:polygon draw:style-name="gr290" draw:text-style-name="P14" draw:layer="layout" svg:width="0.459cm" svg:height="0.4cm" svg:x="11.022cm" svg:y="5.447cm" svg:viewBox="0 0 460 401" draw:points="0,401 460,401 460,0 0,0">
              <text:p/>
            </draw:polygon>
            <draw:line draw:style-name="gr291" draw:text-style-name="P34" draw:layer="layout" svg:x1="11.251cm" svg:y1="5.546cm" svg:x2="11.251cm" svg:y2="5.746cm">
              <text:p/>
            </draw:line>
            <draw:line draw:style-name="gr292" draw:text-style-name="P34" draw:layer="layout" svg:x1="11.137cm" svg:y1="5.647cm" svg:x2="11.366cm" svg:y2="5.647cm">
              <text:p/>
            </draw:line>
          </draw:g>
          <draw:path draw:style-name="gr293" draw:text-style-name="P36" draw:layer="layout" svg:width="2.75cm" svg:height="1.834cm" svg:x="9.877cm" svg:y="4.013cm" svg:viewBox="0 0 2751 1835" svg:d="M200 1835h2350c111 0 201-90 201-200v-1435c0-110-90-200-201-200h-2350c-111 0-200 90-200 200v1435c0 110 89 200 200 200z">
            <text:p text:style-name="P35"><text:span text:style-name="T17">Ship Parcel </text:span><text:span text:style-name="T17"><text:line-break/></text:span><text:span text:style-name="T17">with Transport</text:span></text:p>
            <text:p text:style-name="P35"><text:span text:style-name="T17">Insurance</text:span></text:p>
          </draw:path>
        </draw:g>
        <draw:connector draw:style-name="gr294" draw:text-style-name="P7" draw:layer="layout" svg:x1="12.607cm" svg:y1="8.105cm" svg:x2="14.158cm" svg:y2="8.105cm" draw:start-shape="id2" draw:start-glue-point="1" draw:end-shape="id3" draw:end-glue-point="3" svg:d="M12607 8105h1551" svg:viewBox="0 0 1552 1">
          <text:p/>
        </draw:connector>
        <draw:connector draw:style-name="gr294" draw:text-style-name="P7" draw:layer="layout" svg:x1="15.158cm" svg:y1="8.105cm" svg:x2="16.685cm" svg:y2="8.105cm" draw:start-shape="id3" draw:start-glue-point="1" draw:end-shape="id4" draw:end-glue-point="3" svg:d="M15158 8105h1527" svg:viewBox="0 0 1528 1">
          <text:p/>
        </draw:connector>
        <draw:connector draw:style-name="gr295" draw:text-style-name="P7" draw:layer="layout" svg:x1="7.804cm" svg:y1="7.605cm" svg:x2="9.877cm" svg:y2="4.93cm" draw:start-shape="id5" draw:start-glue-point="0" draw:end-shape="id6" draw:end-glue-point="3" svg:d="M7804 7605v-2675h2073" svg:viewBox="0 0 2074 2676">
          <text:p/>
        </draw:connector>
        <draw:connector draw:style-name="gr294" draw:text-style-name="P7" draw:layer="layout" svg:x1="12.628cm" svg:y1="4.93cm" svg:x2="14.658cm" svg:y2="7.605cm" draw:start-shape="id6" draw:start-glue-point="1" draw:end-shape="id3" draw:end-glue-point="0" svg:d="M12628 4930h2030v2675" svg:viewBox="0 0 2031 2676">
          <text:p/>
        </draw:connector>
        <draw:frame draw:style-name="gr296" draw:text-style-name="P37" draw:layer="layout" svg:width="1.653cm" svg:height="1.039cm" svg:x="4.459cm" svg:y="8.601cm">
          <draw:text-box>
            <text:p text:style-name="P2"><text:span text:style-name="T10">Items</text:span></text:p>
            <text:p text:style-name="P2"><text:span text:style-name="T10">fetched</text:span></text:p>
          </draw:text-box>
        </draw:frame>
        <draw:frame draw:style-name="gr297" draw:text-style-name="P37" draw:layer="layout" svg:width="1.984cm" svg:height="1.039cm" svg:x="16.26cm" svg:y="8.602cm">
          <draw:text-box>
            <text:p text:style-name="P2"><text:span text:style-name="T10">Order</text:span></text:p>
            <text:p text:style-name="P2"><text:span text:style-name="T10">Delivered</text:span></text:p>
          </draw:text-box>
        </draw:frame>
        <draw:frame draw:style-name="gr298" draw:text-style-name="P37" draw:layer="layout" svg:width="2.284cm" svg:height="0.645cm" svg:x="7.554cm" svg:y="4.285cm">
          <draw:text-box>
            <text:p text:style-name="P2"><text:span text:style-name="T10">Price &gt; 100</text:span></text:p>
          </draw:text-box>
        </draw:frame>
        <draw:frame draw:style-name="gr299" draw:text-style-name="P38" draw:layer="layout" svg:width="6.505cm" svg:height="0.806cm" svg:x="1.105cm" svg:y="2.663cm">
          <draw:text-box>
            <text:p><text:span text:style-name="T18">Exclusive Gateway (XOR)</text:span></text:p>
          </draw:text-box>
        </draw:frame>
        <draw:g draw:name="start-event-none" xml:id="id18" draw:id="id18">
          <draw:custom-shape draw:style-name="gr300" draw:text-style-name="P12" draw:layer="layout" svg:width="0.057cm" svg:height="0.057cm" svg:x="5.25cm" svg:y="15.477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01" draw:text-style-name="P14" draw:layer="layout" svg:width="1cm" svg:height="1cm" svg:x="4.778cm" svg:y="15.005cm" svg:viewBox="0 0 1001 1001" svg:d="M1001 500c0-276-225-500-502-500-276 0-499 224-499 500s223 501 499 501c277 0 502-225 502-501z">
            <svg:title>start-event-none</svg:title>
            <text:p/>
          </draw:path>
        </draw:g>
        <draw:g draw:name="end-event-none" xml:id="id9" draw:id="id9">
          <draw:custom-shape draw:style-name="gr302" draw:text-style-name="P12" draw:layer="layout" svg:width="0.057cm" svg:height="0.057cm" svg:x="17.158cm" svg:y="15.477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03" draw:text-style-name="P14" draw:layer="layout" svg:width="1cm" svg:height="1cm" svg:x="16.686cm" svg:y="15.005cm" svg:viewBox="0 0 1001 1001" svg:d="M1001 500c0-276-224-500-499-500-277 0-502 224-502 500s225 501 502 501c275 0 499-225 499-501z">
            <svg:title>end-event-none</svg:title>
            <text:p/>
          </draw:path>
        </draw:g>
        <draw:g draw:name="task-none" xml:id="id7" draw:id="id7">
          <draw:g>
            <draw:polygon draw:style-name="gr304" draw:text-style-name="P14" draw:layer="layout" svg:width="0.459cm" svg:height="0.4cm" svg:x="11.002cm" svg:y="17.622cm" svg:viewBox="0 0 460 401" draw:points="0,401 460,401 460,0 0,0">
              <text:p/>
            </draw:polygon>
            <draw:line draw:style-name="gr305" draw:text-style-name="P34" draw:layer="layout" svg:x1="11.231cm" svg:y1="17.721cm" svg:x2="11.231cm" svg:y2="17.921cm">
              <text:p/>
            </draw:line>
            <draw:line draw:style-name="gr306" draw:text-style-name="P34" draw:layer="layout" svg:x1="11.117cm" svg:y1="17.822cm" svg:x2="11.346cm" svg:y2="17.822cm">
              <text:p/>
            </draw:line>
          </draw:g>
          <draw:path draw:style-name="gr307" draw:text-style-name="P36" draw:layer="layout" svg:width="2.75cm" svg:height="1.834cm" svg:x="9.857cm" svg:y="16.188cm" svg:viewBox="0 0 2751 1835" svg:d="M200 1835h2350c111 0 201-90 201-200v-1435c0-110-90-200-201-200h-2350c-111 0-200 90-200 200v1435c0 110 89 200 200 200z">
            <text:p text:style-name="P35"><text:span text:style-name="T17">Process </text:span></text:p>
            <text:p text:style-name="P35"><text:span text:style-name="T17">Payment</text:span></text:p>
          </draw:path>
        </draw:g>
        <draw:g draw:name="task-none" xml:id="id11" draw:id="id11">
          <draw:g>
            <draw:polygon draw:style-name="gr308" draw:text-style-name="P14" draw:layer="layout" svg:width="0.459cm" svg:height="0.4cm" svg:x="11.023cm" svg:y="14.447cm" svg:viewBox="0 0 460 401" draw:points="0,401 460,401 460,0 0,0">
              <text:p/>
            </draw:polygon>
            <draw:line draw:style-name="gr309" draw:text-style-name="P34" draw:layer="layout" svg:x1="11.252cm" svg:y1="14.546cm" svg:x2="11.252cm" svg:y2="14.746cm">
              <text:p/>
            </draw:line>
            <draw:line draw:style-name="gr310" draw:text-style-name="P34" draw:layer="layout" svg:x1="11.138cm" svg:y1="14.647cm" svg:x2="11.367cm" svg:y2="14.647cm">
              <text:p/>
            </draw:line>
          </draw:g>
          <draw:path draw:style-name="gr311" draw:text-style-name="P36" draw:layer="layout" svg:width="2.75cm" svg:height="1.834cm" svg:x="9.878cm" svg:y="13.013cm" svg:viewBox="0 0 2751 1835" svg:d="M200 1835h2350c111 0 201-90 201-200v-1435c0-110-90-200-201-200h-2350c-111 0-200 90-200 200v1435c0 110 89 200 200 200z">
            <text:p text:style-name="P35"><text:span text:style-name="T17">Ship Parcel</text:span></text:p>
          </draw:path>
        </draw:g>
        <draw:connector draw:style-name="gr294" draw:text-style-name="P7" draw:layer="layout" svg:x1="12.608cm" svg:y1="17.105cm" svg:x2="14.647cm" svg:y2="16.003cm" draw:start-shape="id7" draw:start-glue-point="1" draw:end-shape="id8" draw:end-glue-point="2" svg:d="M12608 17105h2039v-1102" svg:viewBox="0 0 2040 1103">
          <text:p/>
        </draw:connector>
        <draw:connector draw:style-name="gr294" draw:text-style-name="P7" draw:layer="layout" svg:x1="15.147cm" svg:y1="15.503cm" svg:x2="16.686cm" svg:y2="15.505cm" draw:start-shape="id8" draw:start-glue-point="1" draw:end-shape="id9" draw:end-glue-point="3" svg:d="M15147 15503h751v2h788" svg:viewBox="0 0 1540 3">
          <text:p/>
        </draw:connector>
        <draw:connector draw:style-name="gr294" draw:text-style-name="P7" draw:layer="layout" svg:x1="7.816cm" svg:y1="15.009cm" svg:x2="9.878cm" svg:y2="13.93cm" draw:start-shape="id10" draw:start-glue-point="0" draw:end-shape="id11" draw:end-glue-point="3" svg:d="M7816 15009v-1079h2062" svg:viewBox="0 0 2063 1080">
          <text:p/>
        </draw:connector>
        <draw:connector draw:style-name="gr294" draw:text-style-name="P7" draw:layer="layout" svg:x1="12.629cm" svg:y1="13.93cm" svg:x2="14.647cm" svg:y2="15.003cm" draw:start-shape="id11" draw:start-glue-point="1" draw:end-shape="id8" draw:end-glue-point="0" svg:d="M12629 13930h2018v1073" svg:viewBox="0 0 2019 1074">
          <text:p/>
        </draw:connector>
        <draw:frame draw:style-name="gr312" draw:text-style-name="P37" draw:layer="layout" svg:width="1.518cm" svg:height="1.039cm" svg:x="4.46cm" svg:y="16.001cm">
          <draw:text-box>
            <text:p text:style-name="P2"><text:span text:style-name="T10">Order</text:span></text:p>
            <text:p text:style-name="P2"><text:span text:style-name="T10">Ready</text:span></text:p>
          </draw:text-box>
        </draw:frame>
        <draw:frame draw:style-name="gr313" draw:text-style-name="P37" draw:layer="layout" svg:width="2.001cm" svg:height="1.039cm" svg:x="16.261cm" svg:y="16.002cm">
          <draw:text-box>
            <text:p text:style-name="P2"><text:span text:style-name="T10">Order</text:span></text:p>
            <text:p text:style-name="P2"><text:span text:style-name="T10">Complete</text:span></text:p>
          </draw:text-box>
        </draw:frame>
        <draw:frame draw:style-name="gr314" draw:text-style-name="P38" draw:layer="layout" svg:width="5.984cm" svg:height="0.806cm" svg:x="1.106cm" svg:y="11.663cm">
          <draw:text-box>
            <text:p><text:span text:style-name="T18">Parallel Gateway (AND)</text:span></text:p>
          </draw:text-box>
        </draw:frame>
        <draw:g draw:name="gateway-parallel" xml:id="id10" draw:id="id10">
          <draw:polygon draw:style-name="gr315" draw:text-style-name="P14" draw:layer="layout" svg:width="0.999cm" svg:height="0.999cm" svg:x="7.316cm" svg:y="15.009cm" svg:viewBox="0 0 1000 1000" draw:points="0,501 499,0 1000,501 499,1000">
            <text:p/>
          </draw:polygon>
          <draw:g>
            <draw:line draw:style-name="gr316" draw:text-style-name="P34" draw:layer="layout" svg:x1="7.549cm" svg:y1="15.509cm" svg:x2="8.082cm" svg:y2="15.509cm">
              <text:p/>
            </draw:line>
            <draw:line draw:style-name="gr317" draw:text-style-name="P34" draw:layer="layout" svg:x1="7.815cm" svg:y1="15.242cm" svg:x2="7.815cm" svg:y2="15.775cm">
              <text:p/>
            </draw:line>
          </draw:g>
        </draw:g>
        <draw:g draw:name="gateway-parallel" xml:id="id8" draw:id="id8">
          <draw:polygon draw:style-name="gr318" draw:text-style-name="P14" draw:layer="layout" svg:width="0.999cm" svg:height="0.999cm" svg:x="14.147cm" svg:y="15.003cm" svg:viewBox="0 0 1000 1000" draw:points="0,501 499,0 1000,501 499,1000">
            <text:p/>
          </draw:polygon>
          <draw:g>
            <draw:line draw:style-name="gr319" draw:text-style-name="P34" draw:layer="layout" svg:x1="14.38cm" svg:y1="15.503cm" svg:x2="14.913cm" svg:y2="15.503cm">
              <text:p/>
            </draw:line>
            <draw:line draw:style-name="gr320" draw:text-style-name="P34" draw:layer="layout" svg:x1="14.646cm" svg:y1="15.236cm" svg:x2="14.646cm" svg:y2="15.769cm">
              <text:p/>
            </draw:line>
          </draw:g>
        </draw:g>
        <draw:g draw:name="type-service">
          <draw:polygon draw:style-name="gr321" draw:text-style-name="P14" draw:layer="layout" svg:width="0.36cm" svg:height="0.361cm" svg:x="9.958cm" svg:y="16.307cm" svg:viewBox="0 0 361 362" draw:points="246,76 288,33 328,72 286,114 301,152 361,152 361,208 301,208 286,246 328,288 288,327 246,285 208,300 208,362 152,362 152,300 114,285 72,327 33,288 75,246 60,209 0,209 0,152 60,152 75,114 33,72 72,33 114,76 152,60 152,0 208,0 208,60">
            <text:p/>
          </draw:polygon>
          <draw:path draw:style-name="gr322" draw:text-style-name="P14" draw:layer="layout" svg:width="0.122cm" svg:height="0.123cm" svg:x="10.077cm" svg:y="16.426cm" svg:viewBox="0 0 123 124" svg:d="M123 62c0-33-28-62-62-62-33 0-61 29-61 62 0 34 28 62 61 62 34 0 62-28 62-62z">
            <text:p/>
          </draw:path>
          <draw:polygon draw:style-name="gr323" draw:text-style-name="P14" draw:layer="layout" svg:width="0.36cm" svg:height="0.36cm" svg:x="10.057cm" svg:y="16.406cm" svg:viewBox="0 0 361 361" draw:points="246,75 288,33 328,72 286,114 301,152 361,152 361,208 301,208 286,246 328,288 288,328 246,285 209,301 209,361 152,361 152,301 114,285 72,328 33,288 75,246 59,208 0,208 0,152 59,152 75,114 33,72 72,33 114,75 152,60 152,0 209,0 209,60">
            <text:p/>
          </draw:polygon>
          <draw:path draw:style-name="gr324" draw:text-style-name="P14" draw:layer="layout" svg:width="0.123cm" svg:height="0.123cm" svg:x="10.176cm" svg:y="16.525cm" svg:viewBox="0 0 124 124" svg:d="M124 62c0-34-28-62-62-62s-62 28-62 62 28 62 62 62 62-28 62-62z">
            <text:p/>
          </draw:path>
        </draw:g>
        <draw:g draw:name="type-service">
          <draw:polygon draw:style-name="gr325" draw:text-style-name="P14" draw:layer="layout" svg:width="0.36cm" svg:height="0.361cm" svg:x="9.97cm" svg:y="13.108cm" svg:viewBox="0 0 361 362" draw:points="246,76 288,33 328,72 286,114 301,152 361,152 361,208 301,208 286,246 328,288 288,327 246,285 208,300 208,362 152,362 152,300 114,285 72,327 33,288 75,246 60,209 0,209 0,152 60,152 75,114 33,72 72,33 114,76 152,60 152,0 208,0 208,60">
            <text:p/>
          </draw:polygon>
          <draw:path draw:style-name="gr326" draw:text-style-name="P14" draw:layer="layout" svg:width="0.122cm" svg:height="0.123cm" svg:x="10.089cm" svg:y="13.227cm" svg:viewBox="0 0 123 124" svg:d="M123 62c0-33-28-62-62-62-33 0-61 29-61 62 0 34 28 62 61 62 34 0 62-28 62-62z">
            <text:p/>
          </draw:path>
          <draw:polygon draw:style-name="gr327" draw:text-style-name="P14" draw:layer="layout" svg:width="0.36cm" svg:height="0.36cm" svg:x="10.069cm" svg:y="13.207cm" svg:viewBox="0 0 361 361" draw:points="246,75 288,33 328,72 286,114 301,152 361,152 361,208 301,208 286,246 328,288 288,328 246,285 209,301 209,361 152,361 152,301 114,285 72,328 33,288 75,246 59,208 0,208 0,152 59,152 75,114 33,72 72,33 114,75 152,60 152,0 209,0 209,60">
            <text:p/>
          </draw:polygon>
          <draw:path draw:style-name="gr328" draw:text-style-name="P14" draw:layer="layout" svg:width="0.123cm" svg:height="0.123cm" svg:x="10.188cm" svg:y="13.326cm" svg:viewBox="0 0 124 124" svg:d="M124 62c0-34-28-62-62-62s-62 28-62 62 28 62 62 62 62-28 62-62z">
            <text:p/>
          </draw:path>
        </draw:g>
        <draw:g draw:name="start-event-none" xml:id="id20" draw:id="id20">
          <draw:custom-shape draw:style-name="gr329" draw:text-style-name="P12" draw:layer="layout" svg:width="0.057cm" svg:height="0.057cm" svg:x="2.85cm" svg:y="21.909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30" draw:text-style-name="P14" draw:layer="layout" svg:width="1cm" svg:height="1cm" svg:x="2.378cm" svg:y="21.437cm" svg:viewBox="0 0 1001 1001" svg:d="M1001 500c0-276-225-500-502-500-276 0-499 224-499 500s223 501 499 501c277 0 502-225 502-501z">
            <svg:title>start-event-none</svg:title>
            <text:p/>
          </draw:path>
        </draw:g>
        <draw:g draw:name="end-event-none" xml:id="id16" draw:id="id16">
          <draw:custom-shape draw:style-name="gr331" draw:text-style-name="P12" draw:layer="layout" svg:width="0.057cm" svg:height="0.057cm" svg:x="14.558cm" svg:y="21.909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32" draw:text-style-name="P14" draw:layer="layout" svg:width="1cm" svg:height="1cm" svg:x="14.086cm" svg:y="21.437cm" svg:viewBox="0 0 1001 1001" svg:d="M1001 500c0-276-224-500-499-500-277 0-502 224-502 500s225 501 502 501c275 0 499-225 499-501z">
            <svg:title>end-event-none</svg:title>
            <text:p/>
          </draw:path>
        </draw:g>
        <draw:g draw:name="task-none" xml:id="id12" draw:id="id12">
          <draw:g>
            <draw:polygon draw:style-name="gr333" draw:text-style-name="P14" draw:layer="layout" svg:width="0.459cm" svg:height="0.4cm" svg:x="11.002cm" svg:y="25.404cm" svg:viewBox="0 0 460 401" draw:points="0,401 460,401 460,0 0,0">
              <text:p/>
            </draw:polygon>
            <draw:line draw:style-name="gr334" draw:text-style-name="P34" draw:layer="layout" svg:x1="11.231cm" svg:y1="25.503cm" svg:x2="11.231cm" svg:y2="25.703cm">
              <text:p/>
            </draw:line>
            <draw:line draw:style-name="gr335" draw:text-style-name="P34" draw:layer="layout" svg:x1="11.117cm" svg:y1="25.604cm" svg:x2="11.346cm" svg:y2="25.604cm">
              <text:p/>
            </draw:line>
          </draw:g>
          <draw:path draw:style-name="gr336" draw:text-style-name="P36" draw:layer="layout" svg:width="2.75cm" svg:height="1.834cm" svg:x="9.857cm" svg:y="23.97cm" svg:viewBox="0 0 2751 1835" svg:d="M200 1835h2350c111 0 201-90 201-200v-1435c0-110-90-200-201-200h-2350c-111 0-200 90-200 200v1435c0 110 89 200 200 200z">
            <text:p text:style-name="P35"><text:span text:style-name="T17">Cancel</text:span></text:p>
            <text:p text:style-name="P35"><text:span text:style-name="T17">Order</text:span></text:p>
          </draw:path>
        </draw:g>
        <draw:g draw:name="task-none" xml:id="id15" draw:id="id15">
          <draw:g>
            <draw:polygon draw:style-name="gr337" draw:text-style-name="P14" draw:layer="layout" svg:width="0.459cm" svg:height="0.4cm" svg:x="11.023cm" svg:y="22.454cm" svg:viewBox="0 0 460 401" draw:points="0,401 460,401 460,0 0,0">
              <text:p/>
            </draw:polygon>
            <draw:line draw:style-name="gr338" draw:text-style-name="P34" draw:layer="layout" svg:x1="11.252cm" svg:y1="22.553cm" svg:x2="11.252cm" svg:y2="22.753cm">
              <text:p/>
            </draw:line>
            <draw:line draw:style-name="gr339" draw:text-style-name="P34" draw:layer="layout" svg:x1="11.138cm" svg:y1="22.654cm" svg:x2="11.367cm" svg:y2="22.654cm">
              <text:p/>
            </draw:line>
          </draw:g>
          <draw:path draw:style-name="gr340" draw:text-style-name="P36" draw:layer="layout" svg:width="2.75cm" svg:height="1.834cm" svg:x="9.878cm" svg:y="21.02cm" svg:viewBox="0 0 2751 1835" svg:d="M200 1835h2350c111 0 201-90 201-200v-1435c0-110-90-200-201-200h-2350c-111 0-200 90-200 200v1435c0 110 89 200 200 200z">
            <text:p text:style-name="P35"><text:span text:style-name="T17">Process</text:span></text:p>
            <text:p text:style-name="P35"><text:span text:style-name="T17">Payment</text:span></text:p>
          </draw:path>
        </draw:g>
        <draw:connector draw:style-name="gr294" draw:text-style-name="P7" draw:layer="layout" svg:x1="12.608cm" svg:y1="24.887cm" svg:x2="14.087cm" svg:y2="24.887cm" draw:start-shape="id12" draw:start-glue-point="1" draw:end-shape="id13" draw:end-glue-point="3" svg:d="M12608 24887h1479" svg:viewBox="0 0 1480 1">
          <text:p/>
        </draw:connector>
        <draw:connector draw:style-name="gr294" draw:text-style-name="P7" draw:layer="layout" svg:x1="8.377cm" svg:y1="21.937cm" svg:x2="9.878cm" svg:y2="21.937cm" draw:start-shape="id14" draw:start-glue-point="1" draw:end-shape="id15" draw:end-glue-point="3" svg:d="M8377 21937h1501" svg:viewBox="0 0 1502 1">
          <text:p/>
        </draw:connector>
        <draw:connector draw:style-name="gr294" draw:text-style-name="P7" draw:layer="layout" svg:x1="12.629cm" svg:y1="21.937cm" svg:x2="14.086cm" svg:y2="21.937cm" draw:start-shape="id15" draw:start-glue-point="1" draw:end-shape="id16" draw:end-glue-point="3" svg:d="M12629 21937h1457" svg:viewBox="0 0 1458 1">
          <text:p/>
        </draw:connector>
        <draw:frame draw:style-name="gr341" draw:text-style-name="P37" draw:layer="layout" svg:width="1.886cm" svg:height="1.039cm" svg:x="1.916cm" svg:y="22.386cm">
          <draw:text-box>
            <text:p text:style-name="P2"><text:span text:style-name="T10">Payment</text:span></text:p>
            <text:p text:style-name="P2"><text:span text:style-name="T10">Failed</text:span></text:p>
          </draw:text-box>
        </draw:frame>
        <draw:frame draw:style-name="gr342" draw:text-style-name="P38" draw:layer="layout" svg:width="5.646cm" svg:height="0.806cm" svg:x="1.106cm" svg:y="19.67cm">
          <draw:text-box>
            <text:p><text:span text:style-name="T18">Event Based Gateway</text:span></text:p>
          </draw:text-box>
        </draw:frame>
        <draw:g draw:name="type-service">
          <draw:polygon draw:style-name="gr343" draw:text-style-name="P14" draw:layer="layout" svg:width="0.36cm" svg:height="0.361cm" svg:x="9.928cm" svg:y="24.065cm" svg:viewBox="0 0 361 362" draw:points="246,76 288,33 328,72 286,114 301,152 361,152 361,208 301,208 286,246 328,288 288,327 246,285 208,300 208,362 152,362 152,300 114,285 72,327 33,288 75,246 60,209 0,209 0,152 60,152 75,114 33,72 72,33 114,76 152,60 152,0 208,0 208,60">
            <text:p/>
          </draw:polygon>
          <draw:path draw:style-name="gr344" draw:text-style-name="P14" draw:layer="layout" svg:width="0.122cm" svg:height="0.123cm" svg:x="10.047cm" svg:y="24.184cm" svg:viewBox="0 0 123 124" svg:d="M123 62c0-33-28-62-62-62-33 0-61 29-61 62 0 34 28 62 61 62 34 0 62-28 62-62z">
            <text:p/>
          </draw:path>
          <draw:polygon draw:style-name="gr345" draw:text-style-name="P14" draw:layer="layout" svg:width="0.36cm" svg:height="0.36cm" svg:x="10.027cm" svg:y="24.164cm" svg:viewBox="0 0 361 361" draw:points="246,75 288,33 328,72 286,114 301,152 361,152 361,208 301,208 286,246 328,288 288,328 246,285 209,301 209,361 152,361 152,301 114,285 72,328 33,288 75,246 59,208 0,208 0,152 59,152 75,114 33,72 72,33 114,75 152,60 152,0 209,0 209,60">
            <text:p/>
          </draw:polygon>
          <draw:path draw:style-name="gr346" draw:text-style-name="P14" draw:layer="layout" svg:width="0.123cm" svg:height="0.123cm" svg:x="10.146cm" svg:y="24.283cm" svg:viewBox="0 0 124 124" svg:d="M124 62c0-34-28-62-62-62s-62 28-62 62 28 62 62 62 62-28 62-62z">
            <text:p/>
          </draw:path>
        </draw:g>
        <draw:g draw:name="type-service">
          <draw:polygon draw:style-name="gr347" draw:text-style-name="P14" draw:layer="layout" svg:width="0.36cm" svg:height="0.361cm" svg:x="9.971cm" svg:y="21.104cm" svg:viewBox="0 0 361 362" draw:points="246,76 288,33 328,72 286,114 301,152 361,152 361,208 301,208 286,246 328,288 288,327 246,285 208,300 208,362 152,362 152,300 114,285 72,327 33,288 75,246 60,209 0,209 0,152 60,152 75,114 33,72 72,33 114,76 152,60 152,0 208,0 208,60">
            <text:p/>
          </draw:polygon>
          <draw:path draw:style-name="gr348" draw:text-style-name="P14" draw:layer="layout" svg:width="0.122cm" svg:height="0.123cm" svg:x="10.09cm" svg:y="21.223cm" svg:viewBox="0 0 123 124" svg:d="M123 62c0-33-28-62-62-62-33 0-61 29-61 62 0 34 28 62 61 62 34 0 62-28 62-62z">
            <text:p/>
          </draw:path>
          <draw:polygon draw:style-name="gr349" draw:text-style-name="P14" draw:layer="layout" svg:width="0.36cm" svg:height="0.36cm" svg:x="10.07cm" svg:y="21.203cm" svg:viewBox="0 0 361 361" draw:points="246,75 288,33 328,72 286,114 301,152 361,152 361,208 301,208 286,246 328,288 288,328 246,285 209,301 209,361 152,361 152,301 114,285 72,328 33,288 75,246 59,208 0,208 0,152 59,152 75,114 33,72 72,33 114,75 152,60 152,0 209,0 209,60">
            <text:p/>
          </draw:polygon>
          <draw:path draw:style-name="gr350" draw:text-style-name="P14" draw:layer="layout" svg:width="0.123cm" svg:height="0.123cm" svg:x="10.189cm" svg:y="21.322cm" svg:viewBox="0 0 124 124" svg:d="M124 62c0-34-28-62-62-62s-62 28-62 62 28 62 62 62 62-28 62-62z">
            <text:p/>
          </draw:path>
        </draw:g>
        <draw:g draw:name="end-event-none" xml:id="id13" draw:id="id13">
          <draw:custom-shape draw:style-name="gr351" draw:text-style-name="P12" draw:layer="layout" svg:width="0.057cm" svg:height="0.057cm" svg:x="14.559cm" svg:y="24.859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52" draw:text-style-name="P14" draw:layer="layout" svg:width="1cm" svg:height="1cm" svg:x="14.087cm" svg:y="24.387cm" svg:viewBox="0 0 1001 1001" svg:d="M1001 500c0-276-224-500-499-500-277 0-502 224-502 500s225 501 502 501c275 0 499-225 499-501z">
            <svg:title>end-event-none</svg:title>
            <text:p/>
          </draw:path>
        </draw:g>
        <draw:g draw:name="gateway-eventbased" xml:id="id21" draw:id="id21">
          <draw:polygon draw:style-name="gr353" draw:text-style-name="P14" draw:layer="layout" svg:width="1.001cm" svg:height="0.999cm" svg:x="4.554cm" svg:y="21.437cm" svg:viewBox="0 0 1002 1000" draw:points="0,499 502,0 1002,499 502,1000">
            <text:p/>
          </draw:polygon>
          <draw:g>
            <draw:path draw:style-name="gr354" draw:text-style-name="P14" draw:layer="layout" svg:width="0.547cm" svg:height="0.547cm" svg:x="4.781cm" svg:y="21.663cm" svg:viewBox="0 0 548 548" svg:d="M548 273c0-150-124-273-274-273-151 0-274 123-274 273 0 152 123 275 274 275 150 0 274-123 274-275z">
              <text:p/>
            </draw:path>
            <draw:path draw:style-name="gr355" draw:text-style-name="P14" draw:layer="layout" svg:width="0.464cm" svg:height="0.464cm" svg:x="4.823cm" svg:y="21.705cm" svg:viewBox="0 0 465 465" svg:d="M465 232c0-128-105-232-232-232-129 0-233 104-233 232 0 129 104 233 233 233 127 0 232-104 232-233z">
              <text:p/>
            </draw:path>
            <draw:polygon draw:style-name="gr356" draw:text-style-name="P14" draw:layer="layout" svg:width="0.335cm" svg:height="0.319cm" svg:x="4.887cm" svg:y="21.762cm" svg:viewBox="0 0 336 320" draw:points="0,124 168,0 336,124 275,320 61,320">
              <text:p/>
            </draw:polygon>
          </draw:g>
        </draw:g>
        <draw:g draw:name="intermediate-event-catch-message" xml:id="id14" draw:id="id14">
          <draw:path draw:style-name="gr357" draw:text-style-name="P14" draw:layer="layout" svg:width="1cm" svg:height="0.999cm" svg:x="7.376cm" svg:y="21.437cm" svg:viewBox="0 0 1001 1000" svg:d="M1001 499c0-276-224-499-500-499-277 0-501 223-501 499 0 278 224 501 501 501 276 0 500-223 500-501z">
            <text:p/>
          </draw:path>
          <draw:path draw:style-name="gr358" draw:text-style-name="P14" draw:layer="layout" svg:width="0.881cm" svg:height="0.879cm" svg:x="7.435cm" svg:y="21.497cm" svg:viewBox="0 0 882 880" svg:d="M882 440c0-243-197-440-441-440-243 0-441 197-441 440s198 440 441 440c244 0 441-197 441-440z">
            <text:p/>
          </draw:path>
          <draw:polyline draw:style-name="gr359" draw:text-style-name="P12" draw:layer="layout" svg:width="0.721cm" svg:height="0.666cm" draw:transform="rotate (-2.55289309689211) translate (8.3621842348627cm 22.0143573298932cm)" svg:viewBox="0 0 722 667" draw:points="0,333 362,333 500,667 722,334 223,0 0,333 500,667">
            <text:p/>
          </draw:polyline>
        </draw:g>
        <draw:g draw:name="intermediate-event-catch-timer" xml:id="id17" draw:id="id17">
          <draw:path draw:style-name="gr360" draw:text-style-name="P14" draw:layer="layout" svg:width="1cm" svg:height="1cm" svg:x="7.376cm" svg:y="24.387cm" svg:viewBox="0 0 1001 1001" svg:d="M1001 501c0-276-224-501-500-501-277 0-501 225-501 501s224 500 501 500c276 0 500-224 500-500z">
            <text:p/>
          </draw:path>
          <draw:path draw:style-name="gr361" draw:text-style-name="P14" draw:layer="layout" svg:width="0.881cm" svg:height="0.881cm" svg:x="7.435cm" svg:y="24.446cm" svg:viewBox="0 0 882 882" svg:d="M882 440c0-242-197-440-441-440-243 0-441 198-441 440 0 244 198 442 441 442 244 0 441-198 441-442z">
            <text:p/>
          </draw:path>
          <draw:g>
            <draw:path draw:style-name="gr362" draw:text-style-name="P14" draw:layer="layout" svg:width="0.72cm" svg:height="0.72cm" svg:x="7.516cm" svg:y="24.527cm" svg:viewBox="0 0 721 721" svg:d="M721 360c0-199-162-360-361-360-198 0-360 161-360 360 0 200 162 361 360 361 199 0 361-161 361-361z">
              <text:p/>
            </draw:path>
            <draw:line draw:style-name="gr363" draw:text-style-name="P14" draw:layer="layout" svg:x1="8.176cm" svg:y1="24.876cm" svg:x2="8.226cm" svg:y2="24.876cm">
              <text:p/>
            </draw:line>
            <draw:polyline draw:style-name="gr364" draw:text-style-name="P14" draw:layer="layout" svg:width="0.204cm" svg:height="0.398cm" svg:x="7.871cm" svg:y="24.577cm" svg:viewBox="0 0 205 399" draw:points="105,0 0,310 205,399">
              <text:p/>
            </draw:polyline>
            <draw:line draw:style-name="gr365" draw:text-style-name="P14" draw:layer="layout" svg:x1="7.526cm" svg:y1="24.876cm" svg:x2="7.576cm" svg:y2="24.876cm">
              <text:p/>
            </draw:line>
            <draw:line draw:style-name="gr366" draw:text-style-name="P14" draw:layer="layout" svg:x1="7.876cm" svg:y1="25.248cm" svg:x2="7.876cm" svg:y2="25.198cm">
              <text:p/>
            </draw:line>
            <draw:line draw:style-name="gr367" draw:text-style-name="P14" draw:layer="layout" svg:x1="7.876cm" svg:y1="24.577cm" svg:x2="7.876cm" svg:y2="24.527cm">
              <text:p/>
            </draw:line>
          </draw:g>
        </draw:g>
        <draw:connector draw:style-name="gr294" draw:text-style-name="P7" draw:layer="layout" svg:x1="8.377cm" svg:y1="24.887cm" svg:x2="9.857cm" svg:y2="24.887cm" draw:start-shape="id17" draw:start-glue-point="1" draw:end-shape="id12" draw:end-glue-point="3" svg:d="M8377 24887h1480" svg:viewBox="0 0 1481 1">
          <text:p/>
        </draw:connector>
        <draw:connector draw:style-name="gr294" draw:text-style-name="P7" draw:layer="layout" svg:x1="7.816cm" svg:y1="16.009cm" svg:x2="9.857cm" svg:y2="17.105cm" draw:start-shape="id10" draw:start-glue-point="2" draw:end-shape="id7" draw:end-glue-point="3" svg:d="M7816 16009v1096h2041" svg:viewBox="0 0 2042 1097">
          <text:p/>
        </draw:connector>
        <draw:connector draw:style-name="gr294" draw:text-style-name="P7" draw:layer="layout" svg:x1="5.779cm" svg:y1="15.505cm" svg:x2="7.316cm" svg:y2="15.509cm" draw:start-shape="id18" draw:start-glue-point="1" draw:end-shape="id10" draw:end-glue-point="3" svg:d="M5779 15505h769v4h768" svg:viewBox="0 0 1538 5">
          <text:p/>
        </draw:connector>
        <draw:connector draw:style-name="gr294" draw:text-style-name="P7" draw:layer="layout" svg:x1="8.304cm" svg:y1="8.105cm" svg:x2="9.856cm" svg:y2="8.105cm" draw:start-shape="id5" draw:start-glue-point="1" draw:end-shape="id2" draw:end-glue-point="3" svg:d="M8304 8105h1552" svg:viewBox="0 0 1553 1">
          <text:p/>
        </draw:connector>
        <draw:connector draw:style-name="gr294" draw:text-style-name="P7" draw:layer="layout" svg:x1="5.778cm" svg:y1="8.105cm" svg:x2="7.304cm" svg:y2="8.105cm" draw:start-shape="id19" draw:start-glue-point="1" draw:end-shape="id5" draw:end-glue-point="3" svg:d="M5778 8105h1526" svg:viewBox="0 0 1527 1">
          <text:p/>
        </draw:connector>
        <draw:connector draw:style-name="gr294" draw:text-style-name="P7" draw:layer="layout" svg:x1="3.379cm" svg:y1="21.937cm" svg:x2="4.554cm" svg:y2="21.937cm" draw:start-shape="id20" draw:start-glue-point="1" draw:end-shape="id21" draw:end-glue-point="3" svg:d="M3379 21937h1175" svg:viewBox="0 0 1176 1">
          <text:p/>
        </draw:connector>
        <draw:connector draw:style-name="gr294" draw:text-style-name="P7" draw:layer="layout" svg:x1="5.556cm" svg:y1="21.937cm" svg:x2="7.376cm" svg:y2="21.937cm" draw:start-shape="id21" draw:start-glue-point="1" draw:end-shape="id14" draw:end-glue-point="3" svg:d="M5556 21937h1820" svg:viewBox="0 0 1821 1">
          <text:p/>
        </draw:connector>
        <draw:connector draw:style-name="gr294" draw:text-style-name="P7" draw:layer="layout" svg:x1="5.055cm" svg:y1="22.437cm" svg:x2="7.376cm" svg:y2="24.887cm" draw:start-shape="id21" draw:start-glue-point="2" draw:end-shape="id17" draw:end-glue-point="3" svg:d="M5055 22437v2450h2321" svg:viewBox="0 0 2322 2451">
          <text:p/>
        </draw:connector>
        <draw:frame draw:style-name="gr368" draw:text-style-name="P37" draw:layer="layout" svg:width="2.995cm" svg:height="1.039cm" svg:x="6.316cm" svg:y="22.387cm">
          <draw:text-box>
            <text:p text:style-name="P2"><text:span text:style-name="T10">Payment </text:span></text:p>
            <text:p text:style-name="P2"><text:span text:style-name="T10">Details Updated</text:span></text:p>
          </draw:text-box>
        </draw:frame>
        <draw:frame draw:style-name="gr369" draw:text-style-name="P37" draw:layer="layout" svg:width="1.497cm" svg:height="0.645cm" svg:x="7.216cm" svg:y="25.388cm">
          <draw:text-box>
            <text:p text:style-name="P2"><text:span text:style-name="T10">1 hour</text:span></text:p>
          </draw:text-box>
        </draw:frame>
      </draw:page>
      <draw:page draw:name="Examples" draw:style-name="dp1" draw:master-page-name="Default">
        <draw:custom-shape draw:style-name="gr208" draw:text-style-name="P15" draw:layer="layout" svg:width="19cm" svg:height="1.25cm" svg:x="1cm" svg:y="1cm">
          <text:p text:style-name="P2"><text:span text:style-name="T1">Business process model using BPMN 2.0</text:span></text:p>
          <draw:enhanced-geometry svg:viewBox="0 0 21600 21600" draw:type="rectangle" draw:enhanced-path="M 0 0 L 21600 0 21600 21600 0 21600 0 0 Z N"/>
        </draw:custom-shape>
        <draw:g draw:name="start-event-message" xml:id="id22" draw:id="id22">
          <draw:path draw:style-name="gr370" draw:text-style-name="P14" draw:layer="layout" svg:width="1cm" svg:height="1cm" svg:x="1.513cm" svg:y="5.931cm" svg:viewBox="0 0 1001 1001" svg:d="M1001 500c0-276-225-500-502-500-276 0-499 224-499 500 0 277 223 501 499 501 277 0 502-224 502-501z">
            <text:p/>
          </draw:path>
          <draw:polyline draw:style-name="gr371" draw:text-style-name="P12" draw:layer="layout" svg:width="0.721cm" svg:height="0.666cm" draw:transform="rotate (-2.55289309689211) translate (2.49918423486271cm 6.5083573298932cm)" svg:viewBox="0 0 722 667" draw:points="0,333 362,333 500,667 722,334 223,0 0,333 500,667">
            <text:p/>
          </draw:polyline>
        </draw:g>
        <draw:frame draw:style-name="gr372" draw:text-style-name="P37" draw:layer="layout" svg:width="1.81cm" svg:height="1.039cm" svg:x="1.071cm" svg:y="7.024cm">
          <draw:text-box>
            <text:p text:style-name="P2"><text:span text:style-name="T10">Order</text:span></text:p>
            <text:p text:style-name="P2"><text:span text:style-name="T10">Request</text:span></text:p>
          </draw:text-box>
        </draw:frame>
        <draw:g draw:name="task-none" xml:id="id23" draw:id="id23">
          <draw:g>
            <draw:polygon draw:style-name="gr373" draw:text-style-name="P14" draw:layer="layout" svg:width="0.459cm" svg:height="0.4cm" svg:x="4.538cm" svg:y="6.948cm" svg:viewBox="0 0 460 401" draw:points="0,401 460,401 460,0 0,0">
              <text:p/>
            </draw:polygon>
            <draw:line draw:style-name="gr374" draw:text-style-name="P34" draw:layer="layout" svg:x1="4.767cm" svg:y1="7.047cm" svg:x2="4.767cm" svg:y2="7.247cm">
              <text:p/>
            </draw:line>
            <draw:line draw:style-name="gr375" draw:text-style-name="P34" draw:layer="layout" svg:x1="4.653cm" svg:y1="7.148cm" svg:x2="4.882cm" svg:y2="7.148cm">
              <text:p/>
            </draw:line>
          </draw:g>
          <draw:path draw:style-name="gr376" draw:text-style-name="P36" draw:layer="layout" svg:width="2.75cm" svg:height="1.834cm" svg:x="3.393cm" svg:y="5.514cm" svg:viewBox="0 0 2751 1835" svg:d="M200 1835h2350c111 0 201-90 201-200v-1435c0-110-90-200-201-200h-2350c-111 0-200 90-200 200v1435c0 110 89 200 200 200z">
            <text:p text:style-name="P35"><text:span text:style-name="T17">Register Order</text:span></text:p>
          </draw:path>
        </draw:g>
        <draw:g draw:name="marker-sub-process">
          <draw:polygon draw:style-name="gr377" draw:text-style-name="P14" draw:layer="layout" svg:width="0.419cm" svg:height="0.419cm" svg:x="4.558cm" svg:y="6.821cm" svg:viewBox="0 0 420 420" draw:points="0,420 420,420 420,0 0,0">
            <text:p/>
          </draw:polygon>
          <draw:line draw:style-name="gr378" draw:text-style-name="P34" draw:layer="layout" svg:x1="4.768cm" svg:y1="6.926cm" svg:x2="4.768cm" svg:y2="7.136cm">
            <text:p/>
          </draw:line>
          <draw:line draw:style-name="gr379" draw:text-style-name="P34" draw:layer="layout" svg:x1="4.663cm" svg:y1="7.031cm" svg:x2="4.872cm" svg:y2="7.031cm">
            <text:p/>
          </draw:line>
        </draw:g>
        <draw:g draw:name="gateway-parallel" xml:id="id24" draw:id="id24">
          <draw:polygon draw:style-name="gr380" draw:text-style-name="P14" draw:layer="layout" svg:width="0.999cm" svg:height="0.999cm" svg:x="6.683cm" svg:y="5.931cm" svg:viewBox="0 0 1000 1000" draw:points="0,501 499,0 1000,501 499,1000">
            <text:p/>
          </draw:polygon>
          <draw:g>
            <draw:line draw:style-name="gr381" draw:text-style-name="P34" draw:layer="layout" svg:x1="6.916cm" svg:y1="6.431cm" svg:x2="7.449cm" svg:y2="6.431cm">
              <text:p/>
            </draw:line>
            <draw:line draw:style-name="gr382" draw:text-style-name="P34" draw:layer="layout" svg:x1="7.182cm" svg:y1="6.164cm" svg:x2="7.182cm" svg:y2="6.697cm">
              <text:p/>
            </draw:line>
          </draw:g>
        </draw:g>
        <draw:g draw:name="task-none" xml:id="id25" draw:id="id25">
          <draw:g>
            <draw:polygon draw:style-name="gr383" draw:text-style-name="P14" draw:layer="layout" svg:width="0.459cm" svg:height="0.43cm" svg:x="9.967cm" svg:y="5.926cm" svg:viewBox="0 0 460 431" draw:points="0,431 460,431 460,0 0,0">
              <text:p/>
            </draw:polygon>
            <draw:line draw:style-name="gr384" draw:text-style-name="P34" draw:layer="layout" svg:x1="10.196cm" svg:y1="6.033cm" svg:x2="10.196cm" svg:y2="6.248cm">
              <text:p/>
            </draw:line>
            <draw:line draw:style-name="gr385" draw:text-style-name="P34" draw:layer="layout" svg:x1="10.082cm" svg:y1="6.141cm" svg:x2="10.311cm" svg:y2="6.141cm">
              <text:p/>
            </draw:line>
          </draw:g>
          <draw:path draw:style-name="gr386" draw:text-style-name="P36" draw:layer="layout" svg:width="2.75cm" svg:height="1.969cm" svg:x="8.822cm" svg:y="4.387cm" svg:viewBox="0 0 2751 1970" svg:d="M200 1970h2350c111 0 201-97 201-215v-1540c0-118-90-215-201-215h-2350c-111 0-200 97-200 215v1540c0 118 89 215 200 215z">
            <text:p text:style-name="P35"><text:span text:style-name="T17">Prepare </text:span></text:p>
            <text:p text:style-name="P35"><text:span text:style-name="T17">Documents </text:span><text:span text:style-name="T17"><text:line-break/></text:span><text:span text:style-name="T17">for Shipment</text:span></text:p>
          </draw:path>
        </draw:g>
        <draw:g draw:name="task-none" xml:id="id26" draw:id="id26">
          <draw:g>
            <draw:polygon draw:style-name="gr387" draw:text-style-name="P14" draw:layer="layout" svg:width="0.459cm" svg:height="0.428cm" svg:x="9.967cm" svg:y="8.177cm" svg:viewBox="0 0 460 429" draw:points="0,429 460,429 460,0 0,0">
              <text:p/>
            </draw:polygon>
            <draw:line draw:style-name="gr388" draw:text-style-name="P34" draw:layer="layout" svg:x1="10.196cm" svg:y1="8.283cm" svg:x2="10.196cm" svg:y2="8.497cm">
              <text:p/>
            </draw:line>
            <draw:line draw:style-name="gr389" draw:text-style-name="P34" draw:layer="layout" svg:x1="10.082cm" svg:y1="8.391cm" svg:x2="10.311cm" svg:y2="8.391cm">
              <text:p/>
            </draw:line>
          </draw:g>
          <draw:path draw:style-name="gr390" draw:text-style-name="P36" draw:layer="layout" svg:width="2.75cm" svg:height="1.964cm" svg:x="8.822cm" svg:y="6.641cm" svg:viewBox="0 0 2751 1965" svg:d="M200 1965h2350c111 0 201-96 201-214v-1537c0-118-90-214-201-214h-2350c-111 0-200 96-200 214v1537c0 118 89 214 200 214z">
            <text:p text:style-name="P35"><text:span text:style-name="T17">Make a</text:span></text:p>
            <text:p text:style-name="P35"><text:span text:style-name="T17">Plan for</text:span></text:p>
            <text:p text:style-name="P35"><text:span text:style-name="T17">Manufacturing</text:span></text:p>
          </draw:path>
        </draw:g>
        <draw:g draw:name="marker-sub-process">
          <draw:polygon draw:style-name="gr391" draw:text-style-name="P14" draw:layer="layout" svg:width="0.419cm" svg:height="0.419cm" svg:x="9.987cm" svg:y="6.01cm" svg:viewBox="0 0 420 420" draw:points="0,420 420,420 420,0 0,0">
            <text:p/>
          </draw:polygon>
          <draw:line draw:style-name="gr392" draw:text-style-name="P34" draw:layer="layout" svg:x1="10.197cm" svg:y1="6.115cm" svg:x2="10.197cm" svg:y2="6.325cm">
            <text:p/>
          </draw:line>
          <draw:line draw:style-name="gr393" draw:text-style-name="P34" draw:layer="layout" svg:x1="10.092cm" svg:y1="6.22cm" svg:x2="10.301cm" svg:y2="6.22cm">
            <text:p/>
          </draw:line>
        </draw:g>
        <draw:g draw:name="marker-sub-process">
          <draw:polygon draw:style-name="gr394" draw:text-style-name="P14" draw:layer="layout" svg:width="0.419cm" svg:height="0.419cm" svg:x="9.987cm" svg:y="8.311cm" svg:viewBox="0 0 420 420" draw:points="0,420 420,420 420,0 0,0">
            <text:p/>
          </draw:polygon>
          <draw:line draw:style-name="gr395" draw:text-style-name="P34" draw:layer="layout" svg:x1="10.197cm" svg:y1="8.416cm" svg:x2="10.197cm" svg:y2="8.626cm">
            <text:p/>
          </draw:line>
          <draw:line draw:style-name="gr396" draw:text-style-name="P34" draw:layer="layout" svg:x1="10.092cm" svg:y1="8.521cm" svg:x2="10.301cm" svg:y2="8.521cm">
            <text:p/>
          </draw:line>
        </draw:g>
        <draw:g draw:name="gateway-parallel" xml:id="id27" draw:id="id27">
          <draw:polygon draw:style-name="gr397" draw:text-style-name="P14" draw:layer="layout" svg:width="0.999cm" svg:height="0.999cm" svg:x="17.583cm" svg:y="5.931cm" svg:viewBox="0 0 1000 1000" draw:points="0,501 499,0 1000,501 499,1000">
            <text:p/>
          </draw:polygon>
          <draw:g>
            <draw:line draw:style-name="gr398" draw:text-style-name="P34" draw:layer="layout" svg:x1="17.816cm" svg:y1="6.431cm" svg:x2="18.349cm" svg:y2="6.431cm">
              <text:p/>
            </draw:line>
            <draw:line draw:style-name="gr399" draw:text-style-name="P34" draw:layer="layout" svg:x1="18.082cm" svg:y1="6.164cm" svg:x2="18.082cm" svg:y2="6.697cm">
              <text:p/>
            </draw:line>
          </draw:g>
        </draw:g>
        <draw:g draw:name="gateway-none" xml:id="id28" draw:id="id28">
          <draw:custom-shape draw:style-name="gr400" draw:text-style-name="P12" draw:layer="layout" svg:width="0.049cm" svg:height="0.049cm" svg:x="12.925cm" svg:y="7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01" draw:text-style-name="P14" draw:layer="layout" svg:width="1.001cm" svg:height="0.999cm" svg:x="12.448cm" svg:y="7.123cm" svg:viewBox="0 0 1002 1000" draw:points="0,499 502,0 1002,499 502,1000">
            <text:p/>
          </draw:polygon>
        </draw:g>
        <draw:g draw:name="task-none" xml:id="id29" draw:id="id29">
          <draw:g>
            <draw:polygon draw:style-name="gr402" draw:text-style-name="P14" draw:layer="layout" svg:width="0.459cm" svg:height="0.4cm" svg:x="15.557cm" svg:y="8.14cm" svg:viewBox="0 0 460 401" draw:points="0,401 460,401 460,0 0,0">
              <text:p/>
            </draw:polygon>
            <draw:line draw:style-name="gr403" draw:text-style-name="P34" draw:layer="layout" svg:x1="15.786cm" svg:y1="8.239cm" svg:x2="15.786cm" svg:y2="8.439cm">
              <text:p/>
            </draw:line>
            <draw:line draw:style-name="gr404" draw:text-style-name="P34" draw:layer="layout" svg:x1="15.672cm" svg:y1="8.34cm" svg:x2="15.901cm" svg:y2="8.34cm">
              <text:p/>
            </draw:line>
          </draw:g>
          <draw:path draw:style-name="gr405" draw:text-style-name="P36" draw:layer="layout" svg:width="2.75cm" svg:height="1.834cm" svg:x="14.412cm" svg:y="6.706cm" svg:viewBox="0 0 2751 1835" svg:d="M200 1835h2350c111 0 201-90 201-200v-1435c0-110-90-200-201-200h-2350c-111 0-200 90-200 200v1435c0 110 89 200 200 200z">
            <text:p text:style-name="P35"><text:span text:style-name="T17">Produce</text:span></text:p>
            <text:p text:style-name="P35"><text:span text:style-name="T17">Ordered Items</text:span></text:p>
          </draw:path>
        </draw:g>
        <draw:g draw:name="marker-sub-process">
          <draw:polygon draw:style-name="gr406" draw:text-style-name="P14" draw:layer="layout" svg:width="0.419cm" svg:height="0.419cm" svg:x="15.577cm" svg:y="8.01cm" svg:viewBox="0 0 420 420" draw:points="0,420 420,420 420,0 0,0">
            <text:p/>
          </draw:polygon>
          <draw:line draw:style-name="gr407" draw:text-style-name="P34" draw:layer="layout" svg:x1="15.787cm" svg:y1="8.115cm" svg:x2="15.787cm" svg:y2="8.325cm">
            <text:p/>
          </draw:line>
          <draw:line draw:style-name="gr408" draw:text-style-name="P34" draw:layer="layout" svg:x1="15.682cm" svg:y1="8.22cm" svg:x2="15.891cm" svg:y2="8.22cm">
            <text:p/>
          </draw:line>
        </draw:g>
        <draw:g draw:name="task-none" xml:id="id30" draw:id="id30">
          <draw:g>
            <draw:polygon draw:style-name="gr409" draw:text-style-name="P14" draw:layer="layout" svg:width="0.459cm" svg:height="0.4cm" svg:x="15.557cm" svg:y="10.85cm" svg:viewBox="0 0 460 401" draw:points="0,401 460,401 460,0 0,0">
              <text:p/>
            </draw:polygon>
            <draw:line draw:style-name="gr410" draw:text-style-name="P34" draw:layer="layout" svg:x1="15.786cm" svg:y1="10.949cm" svg:x2="15.786cm" svg:y2="11.149cm">
              <text:p/>
            </draw:line>
            <draw:line draw:style-name="gr411" draw:text-style-name="P34" draw:layer="layout" svg:x1="15.672cm" svg:y1="11.05cm" svg:x2="15.901cm" svg:y2="11.05cm">
              <text:p/>
            </draw:line>
          </draw:g>
          <draw:path draw:style-name="gr412" draw:text-style-name="P36" draw:layer="layout" svg:width="2.75cm" svg:height="1.834cm" svg:x="14.412cm" svg:y="9.416cm" svg:viewBox="0 0 2751 1835" svg:d="M200 1835h2350c111 0 201-90 201-200v-1435c0-110-90-200-201-200h-2350c-111 0-200 90-200 200v1435c0 110 89 200 200 200z">
            <text:p text:style-name="P35"><text:span text:style-name="T17">Purchase</text:span></text:p>
            <text:p text:style-name="P35"><text:span text:style-name="T17">Requested</text:span></text:p>
            <text:p text:style-name="P35"><text:span text:style-name="T17">Materials</text:span></text:p>
          </draw:path>
        </draw:g>
        <draw:g draw:name="marker-sub-process">
          <draw:polygon draw:style-name="gr413" draw:text-style-name="P14" draw:layer="layout" svg:width="0.419cm" svg:height="0.419cm" svg:x="15.577cm" svg:y="10.911cm" svg:viewBox="0 0 420 420" draw:points="0,420 420,420 420,0 0,0">
            <text:p/>
          </draw:polygon>
          <draw:line draw:style-name="gr414" draw:text-style-name="P34" draw:layer="layout" svg:x1="15.787cm" svg:y1="11.016cm" svg:x2="15.787cm" svg:y2="11.226cm">
            <text:p/>
          </draw:line>
          <draw:line draw:style-name="gr415" draw:text-style-name="P34" draw:layer="layout" svg:x1="15.682cm" svg:y1="11.121cm" svg:x2="15.891cm" svg:y2="11.121cm">
            <text:p/>
          </draw:line>
        </draw:g>
        <draw:connector draw:style-name="gr295" draw:text-style-name="P7" draw:layer="layout" svg:x1="2.514cm" svg:y1="6.431cm" svg:x2="3.393cm" svg:y2="6.431cm" draw:start-shape="id22" draw:start-glue-point="1" draw:end-shape="id23" draw:end-glue-point="3" svg:d="M2514 6431h879" svg:viewBox="0 0 880 1">
          <text:p/>
        </draw:connector>
        <draw:connector draw:style-name="gr295" draw:text-style-name="P7" draw:layer="layout" svg:x1="6.144cm" svg:y1="6.431cm" svg:x2="6.683cm" svg:y2="6.431cm" draw:start-shape="id23" draw:start-glue-point="1" draw:end-shape="id24" draw:end-glue-point="3" svg:d="M6144 6431h539" svg:viewBox="0 0 540 1">
          <text:p/>
        </draw:connector>
        <draw:connector draw:style-name="gr295" draw:text-style-name="P7" draw:layer="layout" svg:x1="7.683cm" svg:y1="6.431cm" svg:x2="8.822cm" svg:y2="5.372cm" draw:start-shape="id24" draw:start-glue-point="1" draw:end-shape="id25" draw:end-glue-point="3" svg:d="M7683 6431h570v-1059h569" svg:viewBox="0 0 1140 1060">
          <text:p/>
        </draw:connector>
        <draw:connector draw:style-name="gr295" draw:text-style-name="P7" draw:layer="layout" svg:x1="7.683cm" svg:y1="6.431cm" svg:x2="8.822cm" svg:y2="7.623cm" draw:start-shape="id24" draw:start-glue-point="1" draw:end-shape="id26" draw:end-glue-point="3" svg:d="M7683 6431h570v1192h569" svg:viewBox="0 0 1140 1193">
          <text:p/>
        </draw:connector>
        <draw:connector draw:style-name="gr295" draw:text-style-name="P7" draw:layer="layout" svg:x1="11.573cm" svg:y1="5.372cm" svg:x2="18.083cm" svg:y2="5.931cm" draw:start-shape="id25" draw:start-glue-point="1" draw:end-shape="id27" draw:end-glue-point="0" svg:d="M11573 5372h6510v559" svg:viewBox="0 0 6511 560">
          <text:p/>
        </draw:connector>
        <draw:connector draw:style-name="gr295" draw:text-style-name="P7" draw:layer="layout" svg:x1="11.573cm" svg:y1="7.623cm" svg:x2="12.448cm" svg:y2="7.623cm" draw:start-shape="id26" draw:start-glue-point="1" draw:end-shape="id28" draw:end-glue-point="3" svg:d="M11573 7623h875" svg:viewBox="0 0 876 1">
          <text:p/>
        </draw:connector>
        <draw:connector draw:style-name="gr295" draw:text-style-name="P7" draw:layer="layout" svg:x1="13.45cm" svg:y1="7.623cm" svg:x2="14.412cm" svg:y2="7.623cm" draw:start-shape="id28" draw:start-glue-point="1" draw:end-shape="id29" draw:end-glue-point="3" svg:d="M13450 7623h962" svg:viewBox="0 0 963 1">
          <text:p/>
        </draw:connector>
        <draw:connector draw:style-name="gr295" draw:text-style-name="P7" draw:layer="layout" svg:x1="15.787cm" svg:y1="9.416cm" svg:x2="15.787cm" svg:y2="8.541cm" draw:start-shape="id30" draw:start-glue-point="0" draw:end-shape="id29" draw:end-glue-point="2" svg:d="M15787 9416v-875" svg:viewBox="0 0 1 876">
          <text:p/>
        </draw:connector>
        <draw:connector draw:style-name="gr295" draw:text-style-name="P7" draw:layer="layout" svg:x1="12.949cm" svg:y1="8.123cm" svg:x2="14.412cm" svg:y2="10.333cm" draw:start-shape="id28" draw:start-glue-point="2" draw:end-shape="id30" draw:end-glue-point="3" svg:d="M12949 8123v2210h1463" svg:viewBox="0 0 1464 2211">
          <text:p/>
        </draw:connector>
        <draw:connector draw:style-name="gr295" draw:text-style-name="P7" draw:layer="layout" svg:x1="17.163cm" svg:y1="7.623cm" svg:x2="18.083cm" svg:y2="6.931cm" draw:start-shape="id29" draw:start-glue-point="1" draw:end-shape="id27" draw:end-glue-point="2" svg:d="M17163 7623h920v-692" svg:viewBox="0 0 921 693">
          <text:p/>
        </draw:connector>
        <draw:g draw:name="task-none" xml:id="id33" draw:id="id33">
          <draw:g>
            <draw:polygon draw:style-name="gr416" draw:text-style-name="P14" draw:layer="layout" svg:width="0.459cm" svg:height="0.4cm" svg:x="20.467cm" svg:y="6.95cm" svg:viewBox="0 0 460 401" draw:points="0,401 460,401 460,0 0,0">
              <text:p/>
            </draw:polygon>
            <draw:line draw:style-name="gr417" draw:text-style-name="P34" draw:layer="layout" svg:x1="20.696cm" svg:y1="7.049cm" svg:x2="20.696cm" svg:y2="7.249cm">
              <text:p/>
            </draw:line>
            <draw:line draw:style-name="gr418" draw:text-style-name="P34" draw:layer="layout" svg:x1="20.582cm" svg:y1="7.15cm" svg:x2="20.811cm" svg:y2="7.15cm">
              <text:p/>
            </draw:line>
          </draw:g>
          <draw:path draw:style-name="gr419" draw:text-style-name="P36" draw:layer="layout" svg:width="2.75cm" svg:height="1.834cm" svg:x="19.322cm" svg:y="5.516cm" svg:viewBox="0 0 2751 1835" svg:d="M200 1835h2350c111 0 201-90 201-200v-1435c0-110-90-200-201-200h-2350c-111 0-200 90-200 200v1435c0 110 89 200 200 200z">
            <text:p text:style-name="P35"><text:span text:style-name="T17">Collect Order</text:span></text:p>
          </draw:path>
        </draw:g>
        <draw:g draw:name="marker-sub-process">
          <draw:polygon draw:style-name="gr420" draw:text-style-name="P14" draw:layer="layout" svg:width="0.419cm" svg:height="0.419cm" svg:x="20.487cm" svg:y="6.822cm" svg:viewBox="0 0 420 420" draw:points="0,420 420,420 420,0 0,0">
            <text:p/>
          </draw:polygon>
          <draw:line draw:style-name="gr421" draw:text-style-name="P34" draw:layer="layout" svg:x1="20.697cm" svg:y1="6.927cm" svg:x2="20.697cm" svg:y2="7.137cm">
            <text:p/>
          </draw:line>
          <draw:line draw:style-name="gr422" draw:text-style-name="P34" draw:layer="layout" svg:x1="20.592cm" svg:y1="7.032cm" svg:x2="20.801cm" svg:y2="7.032cm">
            <text:p/>
          </draw:line>
        </draw:g>
        <draw:g draw:name="task-none" xml:id="id31" draw:id="id31">
          <draw:g>
            <draw:polygon draw:style-name="gr423" draw:text-style-name="P14" draw:layer="layout" svg:width="0.459cm" svg:height="0.4cm" svg:x="24.957cm" svg:y="6.95cm" svg:viewBox="0 0 460 401" draw:points="0,401 460,401 460,0 0,0">
              <text:p/>
            </draw:polygon>
            <draw:line draw:style-name="gr424" draw:text-style-name="P34" draw:layer="layout" svg:x1="25.186cm" svg:y1="7.049cm" svg:x2="25.186cm" svg:y2="7.249cm">
              <text:p/>
            </draw:line>
            <draw:line draw:style-name="gr425" draw:text-style-name="P34" draw:layer="layout" svg:x1="25.072cm" svg:y1="7.15cm" svg:x2="25.301cm" svg:y2="7.15cm">
              <text:p/>
            </draw:line>
          </draw:g>
          <draw:path draw:style-name="gr426" draw:text-style-name="P36" draw:layer="layout" svg:width="2.75cm" svg:height="1.834cm" svg:x="23.812cm" svg:y="5.516cm" svg:viewBox="0 0 2751 1835" svg:d="M200 1835h2350c111 0 201-90 201-200v-1435c0-110-90-200-201-200h-2350c-111 0-200 90-200 200v1435c0 110 89 200 200 200z">
            <text:p text:style-name="P35"><text:span text:style-name="T17">Ship Order</text:span></text:p>
          </draw:path>
        </draw:g>
        <draw:g draw:name="marker-sub-process">
          <draw:polygon draw:style-name="gr427" draw:text-style-name="P14" draw:layer="layout" svg:width="0.419cm" svg:height="0.419cm" svg:x="24.977cm" svg:y="6.823cm" svg:viewBox="0 0 420 420" draw:points="0,420 420,420 420,0 0,0">
            <text:p/>
          </draw:polygon>
          <draw:line draw:style-name="gr428" draw:text-style-name="P34" draw:layer="layout" svg:x1="25.187cm" svg:y1="6.928cm" svg:x2="25.187cm" svg:y2="7.138cm">
            <text:p/>
          </draw:line>
          <draw:line draw:style-name="gr429" draw:text-style-name="P34" draw:layer="layout" svg:x1="25.082cm" svg:y1="7.033cm" svg:x2="25.291cm" svg:y2="7.033cm">
            <text:p/>
          </draw:line>
        </draw:g>
        <draw:connector draw:style-name="gr295" draw:text-style-name="P7" draw:layer="layout" svg:x1="26.563cm" svg:y1="6.433cm" svg:x2="27.486cm" svg:y2="6.433cm" draw:start-shape="id31" draw:start-glue-point="1" draw:end-shape="id32" draw:end-glue-point="3" svg:d="M26563 6433h923" svg:viewBox="0 0 924 1">
          <text:p/>
        </draw:connector>
        <draw:g draw:name="end-event-none" xml:id="id32" draw:id="id32">
          <draw:custom-shape draw:style-name="gr430" draw:text-style-name="P12" draw:layer="layout" svg:width="0.057cm" svg:height="0.057cm" svg:x="27.958cm" svg:y="6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31" draw:text-style-name="P14" draw:layer="layout" svg:width="1cm" svg:height="1cm" svg:x="27.486cm" svg:y="5.933cm" svg:viewBox="0 0 1001 1001" svg:d="M1001 500c0-276-224-500-499-500-277 0-502 224-502 500s225 501 502 501c275 0 499-225 499-501z">
            <svg:title>end-event-none</svg:title>
            <text:p/>
          </draw:path>
        </draw:g>
        <draw:connector draw:style-name="gr295" draw:text-style-name="P7" draw:layer="layout" svg:x1="22.073cm" svg:y1="6.433cm" svg:x2="23.812cm" svg:y2="6.433cm" draw:start-shape="id33" draw:start-glue-point="1" draw:end-shape="id31" draw:end-glue-point="3" svg:d="M22073 6433h1739" svg:viewBox="0 0 1740 1">
          <text:p/>
        </draw:connector>
        <draw:connector draw:style-name="gr295" draw:text-style-name="P7" draw:layer="layout" svg:x1="18.583cm" svg:y1="6.431cm" svg:x2="19.322cm" svg:y2="6.433cm" draw:start-shape="id27" draw:start-glue-point="1" draw:end-shape="id33" draw:end-glue-point="3" svg:d="M18583 6431h370v2h369" svg:viewBox="0 0 740 3">
          <text:p/>
        </draw:connector>
        <draw:frame draw:style-name="gr372" draw:text-style-name="P37" draw:layer="layout" svg:width="1.81cm" svg:height="1.039cm" svg:x="27.13cm" svg:y="6.954cm">
          <draw:text-box>
            <text:p text:style-name="P2"><text:span text:style-name="T10">Order</text:span></text:p>
            <text:p text:style-name="P2"><text:span text:style-name="T10">Fulfilled</text:span></text:p>
          </draw:text-box>
        </draw:frame>
        <draw:line draw:style-name="gr432" draw:text-style-name="P17" draw:layer="layout" svg:x1="13.486cm" svg:y1="7.479cm" svg:x2="13.686cm" svg:y2="7.746cm">
          <text:p/>
        </draw:line>
        <draw:frame draw:style-name="gr433" draw:text-style-name="P37" draw:layer="layout" svg:width="2.818cm" svg:height="1.039cm" svg:x="10.398cm" svg:y="9.665cm">
          <draw:text-box>
            <text:p text:style-name="P2"><text:span text:style-name="T10">[Material need </text:span></text:p>
            <text:p text:style-name="P2"><text:span text:style-name="T10">to be ordered]</text:span></text:p>
          </draw:text-box>
        </draw:frame>
        <draw:g draw:name="start-event-message">
          <draw:path draw:style-name="gr434" draw:text-style-name="P14" draw:layer="layout" svg:width="1cm" svg:height="1cm" svg:x="1.514cm" svg:y="16.434cm" svg:viewBox="0 0 1001 1001" svg:d="M1001 500c0-276-225-500-502-500-276 0-499 224-499 500 0 277 223 501 499 501 277 0 502-224 502-501z">
            <text:p/>
          </draw:path>
          <draw:polyline draw:style-name="gr435" draw:text-style-name="P12" draw:layer="layout" svg:width="0.721cm" svg:height="0.666cm" draw:transform="rotate (-2.55289309689211) translate (2.50018423486271cm 17.0113573298932cm)" svg:viewBox="0 0 722 667" draw:points="0,333 362,333 500,667 722,334 223,0 0,333 500,667">
            <text:p/>
          </draw:polyline>
        </draw:g>
        <draw:connector draw:style-name="gr295" draw:text-style-name="P7" draw:layer="layout" svg:x1="2.508cm" svg:y1="16.931cm" svg:x2="3.393cm" svg:y2="16.934cm" draw:end-shape="id34" draw:end-glue-point="3" svg:d="M2508 16931h186v3h699" svg:viewBox="0 0 886 4">
          <text:p/>
        </draw:connector>
        <draw:g draw:name="task-none" xml:id="id34" draw:id="id34">
          <draw:g>
            <draw:polygon draw:style-name="gr436" draw:text-style-name="P14" draw:layer="layout" svg:width="0.459cm" svg:height="0.4cm" svg:x="4.538cm" svg:y="17.451cm" svg:viewBox="0 0 460 401" draw:points="0,401 460,401 460,0 0,0">
              <text:p/>
            </draw:polygon>
            <draw:line draw:style-name="gr437" draw:text-style-name="P34" draw:layer="layout" svg:x1="4.767cm" svg:y1="17.55cm" svg:x2="4.767cm" svg:y2="17.75cm">
              <text:p/>
            </draw:line>
            <draw:line draw:style-name="gr438" draw:text-style-name="P34" draw:layer="layout" svg:x1="4.653cm" svg:y1="17.651cm" svg:x2="4.882cm" svg:y2="17.651cm">
              <text:p/>
            </draw:line>
          </draw:g>
          <draw:path draw:style-name="gr439" draw:text-style-name="P36" draw:layer="layout" svg:width="2.75cm" svg:height="1.834cm" svg:x="3.393cm" svg:y="16.017cm" svg:viewBox="0 0 2751 1835" svg:d="M200 1835h2350c111 0 201-90 201-200v-1435c0-110-90-200-201-200h-2350c-111 0-200 90-200 200v1435c0 110 89 200 200 200z">
            <text:p text:style-name="P35"><text:span text:style-name="T17">Prepare</text:span></text:p>
            <text:p text:style-name="P35"><text:span text:style-name="T17">Invoice</text:span></text:p>
          </draw:path>
        </draw:g>
        <draw:g draw:name="type-user">
          <draw:path draw:style-name="gr440" draw:text-style-name="P14" draw:layer="layout" svg:width="0.429cm" svg:height="0.23cm" svg:x="3.514cm" svg:y="16.277cm" svg:viewBox="0 0 430 231" svg:d="M1 231h429v-139c0 0-41-70-126-92h-164c-80 23-140 102-140 102z">
            <text:p/>
          </draw:path>
          <draw:line draw:style-name="gr441" draw:text-style-name="P14" draw:layer="layout" svg:x1="3.609cm" svg:y1="16.432cm" svg:x2="3.609cm" svg:y2="16.5cm">
            <text:p/>
          </draw:line>
          <draw:line draw:style-name="gr442" draw:text-style-name="P14" draw:layer="layout" svg:x1="3.856cm" svg:y1="16.433cm" svg:x2="3.856cm" svg:y2="16.504cm">
            <text:p/>
          </draw:line>
          <draw:path draw:style-name="gr443" draw:text-style-name="P14" draw:layer="layout" svg:width="0.192cm" svg:height="0.192cm" svg:x="3.64cm" svg:y="16.088cm" svg:viewBox="0 0 193 193" svg:d="M193 96c0-53-43-96-96-96-54 0-97 43-97 96 0 54 43 97 97 97 53 0 96-43 96-97z">
            <text:p/>
          </draw:path>
          <draw:path draw:style-name="gr444" draw:text-style-name="P14" draw:layer="layout" svg:width="0.182cm" svg:height="0.194cm" svg:x="3.645cm" svg:y="16.161cm" svg:viewBox="0 0 183 195" svg:d="M3 44c0 0 49-43 95-32s83-12 83-12c5 29 1 66-26 99 0 0 19 14 19 27s3 33-17 53-99 22-121 0-22-32-22-47 10-22 22-34c-19-11-44-43-33-54z">
            <text:p/>
          </draw:path>
        </draw:g>
        <draw:g draw:name="data-object" xml:id="id35" draw:id="id35">
          <draw:polygon draw:style-name="gr445" draw:text-style-name="P14" draw:layer="layout" svg:width="1.107cm" svg:height="1.5cm" svg:x="4.214cm" svg:y="13.638cm" svg:viewBox="0 0 1108 1501" draw:points="0,0 0,1501 1108,1501 1108,400 664,400 664,0">
            <text:p/>
          </draw:polygon>
          <draw:polygon draw:style-name="gr446" draw:text-style-name="P14" draw:layer="layout" svg:width="0.443cm" svg:height="0.4cm" svg:x="4.878cm" svg:y="13.638cm" svg:viewBox="0 0 444 401" draw:points="444,401 0,0 0,401">
            <text:p/>
          </draw:polygon>
        </draw:g>
        <draw:connector draw:style-name="gr447" draw:text-style-name="P7" draw:layer="layout" svg:x1="4.768cm" svg:y1="15.139cm" svg:x2="4.768cm" svg:y2="16.017cm" draw:start-shape="id35" draw:start-glue-point="2" draw:end-shape="id34" draw:end-glue-point="0" svg:d="M4768 15139v878" svg:viewBox="0 0 1 879">
          <text:p/>
        </draw:connector>
        <draw:connector draw:style-name="gr295" draw:text-style-name="P7" draw:layer="layout" svg:x1="6.144cm" svg:y1="16.934cm" svg:x2="8.994cm" svg:y2="16.934cm" draw:start-shape="id34" draw:start-glue-point="1" draw:end-shape="id36" draw:end-glue-point="3" svg:d="M6144 16934h2850" svg:viewBox="0 0 2851 1">
          <text:p/>
        </draw:connector>
        <draw:g draw:name="task-none" xml:id="id36" draw:id="id36">
          <draw:g>
            <draw:polygon draw:style-name="gr448" draw:text-style-name="P14" draw:layer="layout" svg:width="0.459cm" svg:height="0.4cm" svg:x="10.139cm" svg:y="17.451cm" svg:viewBox="0 0 460 401" draw:points="0,401 460,401 460,0 0,0">
              <text:p/>
            </draw:polygon>
            <draw:line draw:style-name="gr449" draw:text-style-name="P14" draw:layer="layout" svg:x1="10.368cm" svg:y1="17.55cm" svg:x2="10.368cm" svg:y2="17.75cm">
              <text:p/>
            </draw:line>
            <draw:line draw:style-name="gr450" draw:text-style-name="P14" draw:layer="layout" svg:x1="10.254cm" svg:y1="17.651cm" svg:x2="10.483cm" svg:y2="17.651cm">
              <text:p/>
            </draw:line>
          </draw:g>
          <draw:path draw:style-name="gr451" draw:text-style-name="P36" draw:layer="layout" svg:width="2.75cm" svg:height="1.834cm" svg:x="8.994cm" svg:y="16.017cm" svg:viewBox="0 0 2751 1835" svg:d="M200 1835h2350c111 0 201-90 201-200v-1435c0-110-90-200-201-200h-2350c-111 0-200 90-200 200v1435c0 110 89 200 200 200z">
            <text:p text:style-name="P35"><text:span text:style-name="T17">Send Incoice</text:span></text:p>
            <text:p text:style-name="P35"><text:span text:style-name="T17">to Customer</text:span></text:p>
          </draw:path>
        </draw:g>
        <draw:g draw:name="type-service">
          <draw:polygon draw:style-name="gr452" draw:text-style-name="P14" draw:layer="layout" svg:width="0.36cm" svg:height="0.361cm" svg:x="9.028cm" svg:y="16.076cm" svg:viewBox="0 0 361 362" draw:points="246,76 288,33 328,72 286,114 301,152 361,152 361,208 301,208 286,246 328,288 288,327 246,285 208,300 208,362 152,362 152,300 114,285 72,327 33,288 75,246 60,209 0,209 0,152 60,152 75,114 33,72 72,33 114,76 152,60 152,0 208,0 208,60">
            <text:p/>
          </draw:polygon>
          <draw:path draw:style-name="gr453" draw:text-style-name="P14" draw:layer="layout" svg:width="0.122cm" svg:height="0.123cm" svg:x="9.147cm" svg:y="16.195cm" svg:viewBox="0 0 123 124" svg:d="M123 62c0-33-28-62-62-62-33 0-61 29-61 62 0 34 28 62 61 62 34 0 62-28 62-62z">
            <text:p/>
          </draw:path>
          <draw:polygon draw:style-name="gr454" draw:text-style-name="P14" draw:layer="layout" svg:width="0.36cm" svg:height="0.36cm" svg:x="9.127cm" svg:y="16.175cm" svg:viewBox="0 0 361 361" draw:points="246,75 288,33 328,72 286,114 301,152 361,152 361,208 301,208 286,246 328,288 288,328 246,285 209,301 209,361 152,361 152,301 114,285 72,328 33,288 75,246 59,208 0,208 0,152 59,152 75,114 33,72 72,33 114,75 152,60 152,0 209,0 209,60">
            <text:p/>
          </draw:polygon>
          <draw:path draw:style-name="gr455" draw:text-style-name="P14" draw:layer="layout" svg:width="0.123cm" svg:height="0.123cm" svg:x="9.246cm" svg:y="16.294cm" svg:viewBox="0 0 124 124" svg:d="M124 62c0-34-28-62-62-62s-62 28-62 62 28 62 62 62 62-28 62-62z">
            <text:p/>
          </draw:path>
        </draw:g>
        <draw:g draw:name="task-none" xml:id="id37" draw:id="id37">
          <draw:g>
            <draw:polygon draw:style-name="gr456" draw:text-style-name="P14" draw:layer="layout" svg:width="0.459cm" svg:height="0.4cm" svg:x="10.139cm" svg:y="20.35cm" svg:viewBox="0 0 460 401" draw:points="0,401 460,401 460,0 0,0">
              <text:p/>
            </draw:polygon>
            <draw:line draw:style-name="gr457" draw:text-style-name="P34" draw:layer="layout" svg:x1="10.368cm" svg:y1="20.449cm" svg:x2="10.368cm" svg:y2="20.649cm">
              <text:p/>
            </draw:line>
            <draw:line draw:style-name="gr458" draw:text-style-name="P34" draw:layer="layout" svg:x1="10.254cm" svg:y1="20.55cm" svg:x2="10.483cm" svg:y2="20.55cm">
              <text:p/>
            </draw:line>
          </draw:g>
          <draw:path draw:style-name="gr459" draw:text-style-name="P36" draw:layer="layout" svg:width="2.75cm" svg:height="1.834cm" svg:x="8.994cm" svg:y="18.916cm" svg:viewBox="0 0 2751 1835" svg:d="M200 1835h2350c111 0 201-90 201-200v-1435c0-110-90-200-201-200h-2350c-111 0-200 90-200 200v1435c0 110 89 200 200 200z">
            <text:p text:style-name="P35"><text:span text:style-name="T17">Update</text:span></text:p>
            <text:p text:style-name="P35"><text:span text:style-name="T17">Invoice</text:span></text:p>
          </draw:path>
        </draw:g>
        <draw:g draw:name="type-user">
          <draw:path draw:style-name="gr460" draw:text-style-name="P14" draw:layer="layout" svg:width="0.429cm" svg:height="0.23cm" svg:x="9.115cm" svg:y="19.178cm" svg:viewBox="0 0 430 231" svg:d="M1 231h429v-139c0 0-41-70-126-92h-164c-80 23-140 102-140 102z">
            <text:p/>
          </draw:path>
          <draw:line draw:style-name="gr461" draw:text-style-name="P14" draw:layer="layout" svg:x1="9.21cm" svg:y1="19.333cm" svg:x2="9.21cm" svg:y2="19.401cm">
            <text:p/>
          </draw:line>
          <draw:line draw:style-name="gr462" draw:text-style-name="P14" draw:layer="layout" svg:x1="9.457cm" svg:y1="19.334cm" svg:x2="9.457cm" svg:y2="19.405cm">
            <text:p/>
          </draw:line>
          <draw:path draw:style-name="gr463" draw:text-style-name="P14" draw:layer="layout" svg:width="0.192cm" svg:height="0.192cm" svg:x="9.241cm" svg:y="18.989cm" svg:viewBox="0 0 193 193" svg:d="M193 96c0-53-43-96-96-96-54 0-97 43-97 96 0 54 43 97 97 97 53 0 96-43 96-97z">
            <text:p/>
          </draw:path>
          <draw:path draw:style-name="gr464" draw:text-style-name="P14" draw:layer="layout" svg:width="0.182cm" svg:height="0.194cm" svg:x="9.246cm" svg:y="19.062cm" svg:viewBox="0 0 183 195" svg:d="M3 44c0 0 49-43 95-32s83-12 83-12c5 29 1 66-26 99 0 0 19 14 19 27s3 33-17 53-99 22-121 0-22-32-22-47 10-22 22-34c-19-11-44-43-33-54z">
            <text:p/>
          </draw:path>
        </draw:g>
        <draw:connector draw:style-name="gr295" draw:text-style-name="P7" draw:layer="layout" svg:x1="10.369cm" svg:y1="18.916cm" svg:x2="10.369cm" svg:y2="17.852cm" draw:start-shape="id37" draw:start-glue-point="0" draw:end-shape="id36" draw:end-glue-point="2" svg:d="M10369 18916v-1064" svg:viewBox="0 0 1 1065">
          <text:p/>
        </draw:connector>
        <draw:g draw:name="intermediate-event-catch-message" xml:id="id38" draw:id="id38">
          <draw:path draw:style-name="gr465" draw:text-style-name="P14" draw:layer="layout" svg:width="1cm" svg:height="0.999cm" svg:x="14.001cm" svg:y="16.434cm" svg:viewBox="0 0 1001 1000" svg:d="M1001 499c0-276-224-499-500-499-277 0-501 223-501 499 0 278 224 501 501 501 276 0 500-223 500-501z">
            <text:p/>
          </draw:path>
          <draw:path draw:style-name="gr466" draw:text-style-name="P14" draw:layer="layout" svg:width="0.881cm" svg:height="0.879cm" svg:x="14.06cm" svg:y="16.494cm" svg:viewBox="0 0 882 880" svg:d="M882 440c0-243-197-440-441-440-243 0-441 197-441 440s198 440 441 440c244 0 441-197 441-440z">
            <text:p/>
          </draw:path>
          <draw:polyline draw:style-name="gr467" draw:text-style-name="P12" draw:layer="layout" svg:width="0.721cm" svg:height="0.666cm" draw:transform="rotate (-2.55289309689211) translate (14.9871842348627cm 17.0113573298932cm)" svg:viewBox="0 0 722 667" draw:points="0,333 362,333 500,667 722,334 223,0 0,333 500,667">
            <text:p/>
          </draw:polyline>
        </draw:g>
        <draw:frame draw:style-name="gr7" draw:text-style-name="P37" draw:layer="layout" svg:width="2.026cm" svg:height="1.039cm" svg:x="13.53cm" svg:y="17.455cm">
          <draw:text-box>
            <text:p text:style-name="P2"><text:span text:style-name="T10">Customer</text:span></text:p>
            <text:p text:style-name="P2"><text:span text:style-name="T10">Answer</text:span></text:p>
          </draw:text-box>
        </draw:frame>
        <draw:g draw:name="gateway-none" xml:id="id39" draw:id="id39">
          <draw:custom-shape draw:style-name="gr468" draw:text-style-name="P12" draw:layer="layout" svg:width="0.049cm" svg:height="0.049cm" svg:x="16.739cm" svg:y="16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69" draw:text-style-name="P14" draw:layer="layout" svg:width="1.001cm" svg:height="0.999cm" svg:x="16.262cm" svg:y="16.434cm" svg:viewBox="0 0 1002 1000" draw:points="0,499 502,0 1002,499 502,1000">
            <text:p/>
          </draw:polygon>
        </draw:g>
        <draw:g draw:name="task-none" xml:id="id40" draw:id="id40">
          <draw:g>
            <draw:polygon draw:style-name="gr470" draw:text-style-name="P14" draw:layer="layout" svg:width="0.459cm" svg:height="0.4cm" svg:x="20.54cm" svg:y="17.451cm" svg:viewBox="0 0 460 401" draw:points="0,401 460,401 460,0 0,0">
              <text:p/>
            </draw:polygon>
            <draw:line draw:style-name="gr471" draw:text-style-name="P14" draw:layer="layout" svg:x1="20.769cm" svg:y1="17.55cm" svg:x2="20.769cm" svg:y2="17.75cm">
              <text:p/>
            </draw:line>
            <draw:line draw:style-name="gr472" draw:text-style-name="P14" draw:layer="layout" svg:x1="20.655cm" svg:y1="17.651cm" svg:x2="20.884cm" svg:y2="17.651cm">
              <text:p/>
            </draw:line>
          </draw:g>
          <draw:path draw:style-name="gr473" draw:text-style-name="P36" draw:layer="layout" svg:width="2.75cm" svg:height="1.834cm" svg:x="19.395cm" svg:y="16.017cm" svg:viewBox="0 0 2751 1835" svg:d="M200 1835h2350c111 0 201-90 201-200v-1435c0-110-90-200-201-200h-2350c-111 0-200 90-200 200v1435c0 110 89 200 200 200z">
            <text:p text:style-name="P35"><text:span text:style-name="T17">Process</text:span></text:p>
            <text:p text:style-name="P35"><text:span text:style-name="T17">Payment</text:span></text:p>
          </draw:path>
        </draw:g>
        <draw:g draw:name="type-service">
          <draw:polygon draw:style-name="gr474" draw:text-style-name="P14" draw:layer="layout" svg:width="0.36cm" svg:height="0.361cm" svg:x="19.429cm" svg:y="16.077cm" svg:viewBox="0 0 361 362" draw:points="246,76 288,33 328,72 286,114 301,152 361,152 361,208 301,208 286,246 328,288 288,327 246,285 208,300 208,362 152,362 152,300 114,285 72,327 33,288 75,246 60,209 0,209 0,152 60,152 75,114 33,72 72,33 114,76 152,60 152,0 208,0 208,60">
            <text:p/>
          </draw:polygon>
          <draw:path draw:style-name="gr475" draw:text-style-name="P14" draw:layer="layout" svg:width="0.122cm" svg:height="0.123cm" svg:x="19.548cm" svg:y="16.196cm" svg:viewBox="0 0 123 124" svg:d="M123 62c0-33-28-62-62-62-33 0-61 29-61 62 0 34 28 62 61 62 34 0 62-28 62-62z">
            <text:p/>
          </draw:path>
          <draw:polygon draw:style-name="gr476" draw:text-style-name="P14" draw:layer="layout" svg:width="0.36cm" svg:height="0.36cm" svg:x="19.528cm" svg:y="16.176cm" svg:viewBox="0 0 361 361" draw:points="246,75 288,33 328,72 286,114 301,152 361,152 361,208 301,208 286,246 328,288 288,328 246,285 209,301 209,361 152,361 152,301 114,285 72,328 33,288 75,246 59,208 0,208 0,152 59,152 75,114 33,72 72,33 114,75 152,60 152,0 209,0 209,60">
            <text:p/>
          </draw:polygon>
          <draw:path draw:style-name="gr477" draw:text-style-name="P14" draw:layer="layout" svg:width="0.123cm" svg:height="0.123cm" svg:x="19.647cm" svg:y="16.295cm" svg:viewBox="0 0 124 124" svg:d="M124 62c0-34-28-62-62-62s-62 28-62 62 28 62 62 62 62-28 62-62z">
            <text:p/>
          </draw:path>
        </draw:g>
        <draw:g draw:name="task-none" xml:id="id41" draw:id="id41">
          <draw:g>
            <draw:polygon draw:style-name="gr478" draw:text-style-name="P14" draw:layer="layout" svg:width="0.459cm" svg:height="0.4cm" svg:x="24.941cm" svg:y="17.451cm" svg:viewBox="0 0 460 401" draw:points="0,401 460,401 460,0 0,0">
              <text:p/>
            </draw:polygon>
            <draw:line draw:style-name="gr479" draw:text-style-name="P14" draw:layer="layout" svg:x1="25.17cm" svg:y1="17.55cm" svg:x2="25.17cm" svg:y2="17.75cm">
              <text:p/>
            </draw:line>
            <draw:line draw:style-name="gr480" draw:text-style-name="P14" draw:layer="layout" svg:x1="25.056cm" svg:y1="17.651cm" svg:x2="25.285cm" svg:y2="17.651cm">
              <text:p/>
            </draw:line>
          </draw:g>
          <draw:path draw:style-name="gr481" draw:text-style-name="P36" draw:layer="layout" svg:width="2.75cm" svg:height="1.834cm" svg:x="23.796cm" svg:y="16.017cm" svg:viewBox="0 0 2751 1835" svg:d="M200 1835h2350c111 0 201-90 201-200v-1435c0-110-90-200-201-200h-2350c-111 0-200 90-200 200v1435c0 110 89 200 200 200z">
            <text:p text:style-name="P35"><text:span text:style-name="T17">Register Order</text:span></text:p>
            <text:p text:style-name="P35"><text:span text:style-name="T17">in Manufacturing</text:span></text:p>
            <text:p text:style-name="P35"><text:span text:style-name="T17">System</text:span></text:p>
          </draw:path>
        </draw:g>
        <draw:g draw:name="type-service">
          <draw:polygon draw:style-name="gr482" draw:text-style-name="P14" draw:layer="layout" svg:width="0.36cm" svg:height="0.361cm" svg:x="23.659cm" svg:y="15.898cm" svg:viewBox="0 0 361 362" draw:points="246,76 288,33 328,72 286,114 301,152 361,152 361,208 301,208 286,246 328,288 288,327 246,285 208,300 208,362 152,362 152,300 114,285 72,327 33,288 75,246 60,209 0,209 0,152 60,152 75,114 33,72 72,33 114,76 152,60 152,0 208,0 208,60">
            <text:p/>
          </draw:polygon>
          <draw:path draw:style-name="gr483" draw:text-style-name="P14" draw:layer="layout" svg:width="0.122cm" svg:height="0.123cm" svg:x="23.778cm" svg:y="16.017cm" svg:viewBox="0 0 123 124" svg:d="M123 62c0-33-28-62-62-62-33 0-61 29-61 62 0 34 28 62 61 62 34 0 62-28 62-62z">
            <text:p/>
          </draw:path>
          <draw:polygon draw:style-name="gr484" draw:text-style-name="P14" draw:layer="layout" svg:width="0.36cm" svg:height="0.36cm" svg:x="23.758cm" svg:y="15.997cm" svg:viewBox="0 0 361 361" draw:points="246,75 288,33 328,72 286,114 301,152 361,152 361,208 301,208 286,246 328,288 288,328 246,285 209,301 209,361 152,361 152,301 114,285 72,328 33,288 75,246 59,208 0,208 0,152 59,152 75,114 33,72 72,33 114,75 152,60 152,0 209,0 209,60">
            <text:p/>
          </draw:polygon>
          <draw:path draw:style-name="gr485" draw:text-style-name="P14" draw:layer="layout" svg:width="0.123cm" svg:height="0.123cm" svg:x="23.877cm" svg:y="16.116cm" svg:viewBox="0 0 124 124" svg:d="M124 62c0-34-28-62-62-62s-62 28-62 62 28 62 62 62 62-28 62-62z">
            <text:p/>
          </draw:path>
        </draw:g>
        <draw:g draw:name="end-event-none" xml:id="id42" draw:id="id42">
          <draw:custom-shape draw:style-name="gr486" draw:text-style-name="P12" draw:layer="layout" svg:width="0.057cm" svg:height="0.057cm" svg:x="28.016cm" svg:y="16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87" draw:text-style-name="P14" draw:layer="layout" svg:width="1cm" svg:height="1cm" svg:x="27.544cm" svg:y="16.434cm" svg:viewBox="0 0 1001 1001" svg:d="M1001 500c0-276-224-500-499-500-277 0-502 224-502 500s225 501 502 501c275 0 499-225 499-501z">
            <svg:title>end-event-none</svg:title>
            <text:p/>
          </draw:path>
        </draw:g>
        <draw:connector draw:style-name="gr295" draw:text-style-name="P7" draw:layer="layout" svg:x1="11.745cm" svg:y1="16.934cm" svg:x2="14.001cm" svg:y2="16.934cm" draw:start-shape="id36" draw:start-glue-point="1" draw:end-shape="id38" draw:end-glue-point="3" svg:d="M11745 16934h2256" svg:viewBox="0 0 2257 1">
          <text:p/>
        </draw:connector>
        <draw:connector draw:style-name="gr295" draw:text-style-name="P7" draw:layer="layout" svg:x1="15.002cm" svg:y1="16.934cm" svg:x2="16.262cm" svg:y2="16.934cm" draw:start-shape="id38" draw:start-glue-point="1" draw:end-shape="id39" draw:end-glue-point="3" svg:d="M15002 16934h1260" svg:viewBox="0 0 1261 1">
          <text:p/>
        </draw:connector>
        <draw:connector draw:style-name="gr295" draw:text-style-name="P7" draw:layer="layout" svg:x1="17.264cm" svg:y1="16.934cm" svg:x2="19.395cm" svg:y2="16.934cm" draw:start-shape="id39" draw:start-glue-point="1" draw:end-shape="id40" draw:end-glue-point="3" svg:d="M17264 16934h2131" svg:viewBox="0 0 2132 1">
          <text:p/>
        </draw:connector>
        <draw:connector draw:style-name="gr295" draw:text-style-name="P7" draw:layer="layout" svg:x1="16.763cm" svg:y1="17.434cm" svg:x2="11.745cm" svg:y2="19.833cm" draw:start-shape="id39" draw:start-glue-point="2" draw:end-shape="id37" draw:end-glue-point="1" svg:d="M16763 17434v2399h-5018" svg:viewBox="0 0 5019 2400">
          <text:p/>
        </draw:connector>
        <draw:connector draw:style-name="gr295" draw:text-style-name="P7" draw:layer="layout" svg:x1="22.146cm" svg:y1="16.934cm" svg:x2="23.796cm" svg:y2="16.934cm" draw:start-shape="id40" draw:start-glue-point="1" draw:end-shape="id41" draw:end-glue-point="3" svg:d="M22146 16934h1650" svg:viewBox="0 0 1651 1">
          <text:p/>
        </draw:connector>
        <draw:connector draw:style-name="gr295" draw:text-style-name="P7" draw:layer="layout" svg:x1="26.547cm" svg:y1="16.934cm" svg:x2="27.544cm" svg:y2="16.934cm" draw:start-shape="id41" draw:start-glue-point="1" draw:end-shape="id42" draw:end-glue-point="3" svg:d="M26547 16934h997" svg:viewBox="0 0 998 1">
          <text:p/>
        </draw:connector>
        <draw:line draw:style-name="gr432" draw:text-style-name="P17" draw:layer="layout" svg:x1="17.293cm" svg:y1="16.773cm" svg:x2="17.493cm" svg:y2="17.04cm">
          <text:p/>
        </draw:line>
        <draw:frame draw:style-name="gr488" draw:text-style-name="P37" draw:layer="layout" svg:width="2.767cm" svg:height="1.039cm" svg:x="13.505cm" svg:y="19.259cm">
          <draw:text-box>
            <text:p text:style-name="P2"><text:span text:style-name="T10">[Invoice needs</text:span></text:p>
            <text:p text:style-name="P2"><text:span text:style-name="T10">to be updated]</text:span></text:p>
          </draw:text-box>
        </draw:frame>
        <draw:frame draw:style-name="gr489" draw:text-style-name="P39" draw:layer="layout" svg:width="3.918cm" svg:height="0.806cm" svg:x="0.965cm" svg:y="3.313cm">
          <draw:text-box>
            <text:p><text:span text:style-name="T19">Order Process</text:span></text:p>
          </draw:text-box>
        </draw:frame>
        <draw:frame draw:style-name="gr490" draw:text-style-name="P39" draw:layer="layout" svg:width="6.941cm" svg:height="0.806cm" svg:x="0.879cm" svg:y="12.443cm">
          <draw:text-box>
            <text:p><text:span text:style-name="T19">Register Order Subprocess</text:span></text:p>
          </draw:text-box>
        </draw:frame>
        <draw:custom-shape draw:style-name="gr491" draw:text-style-name="P28" draw:layer="layout" svg:width="28.027cm" svg:height="7.805cm" svg:x="1.026cm" svg:y="13.252cm">
          <text:p/>
          <draw:enhanced-geometry svg:viewBox="0 0 21600 21600" draw:type="rectangle" draw:enhanced-path="M 0 0 L 21600 0 21600 21600 0 21600 0 0 Z N"/>
        </draw:custom-shape>
        <draw:custom-shape draw:style-name="gr492" draw:text-style-name="P28" draw:layer="layout" svg:width="28.133cm" svg:height="7.805cm" svg:x="1.026cm" svg:y="4.05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rebuchet MS1" svg:font-family="'Trebuchet MS'"/>
    <style:font-face style:name="Amiri" svg:font-family="Amiri" style:font-pitch="variable"/>
    <style:font-face style:name="Liberation Sans2" svg:font-family="'Liberation Sans'" style:font-pitch="variable"/>
    <style:font-face style:name="Mangal1" svg:font-family="Mangal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stroke-dash302" draw:style="rect" draw:dots1="1" draw:dots1-length="0.177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heading_20_1" style:display-name="heading 1" style:family="graphic">
      <style:paragraph-properties fo:margin-left="1.413cm" fo:margin-right="0cm" fo:margin-top="1.12cm" fo:margin-bottom="0.561cm" fo:line-height="110%" fo:text-align="start" fo:text-indent="-1.413cm" style:text-autospace="ideograph-alpha"/>
      <style:text-properties style:font-name="Arial1" fo:font-family="Arial" style:font-family-generic="swiss" style:font-pitch="variable" fo:font-size="18pt" fo:language="de" fo:country="AT" fo:font-weight="bold" style:font-name-asian="Arial1" style:font-family-asian="Arial" style:font-family-generic-asian="swiss" style:font-pitch-asian="variable" style:font-size-asian="18pt" style:language-asian="de" style:country-asian="DE" style:font-weight-asian="bold" style:font-name-complex="Arial1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heading_20_2" style:display-name="heading 2" style:family="graphic">
      <style:paragraph-properties fo:margin-left="2.115cm" fo:margin-right="0cm" fo:margin-top="0.995cm" fo:margin-bottom="0.497cm" fo:line-height="110%" fo:text-align="start" fo:text-indent="-2.115cm" style:text-autospace="ideograph-alpha"/>
      <style:text-properties style:font-name="Arial1" fo:font-family="Arial" style:font-family-generic="swiss" style:font-pitch="variable" fo:font-size="16pt" fo:language="de" fo:country="AT" fo:font-weight="bold" style:font-name-asian="Arial1" style:font-family-asian="Arial" style:font-family-generic-asian="swiss" style:font-pitch-asian="variable" style:font-size-asian="16pt" style:language-asian="de" style:country-asian="DE" style:font-weight-asian="bold" style:font-name-complex="Arial1" style:font-family-complex="Arial" style:font-family-generic-complex="swiss" style:font-pitch-complex="variable" style:font-size-complex="16pt" style:language-complex="ar" style:country-complex="SA" style:font-style-complex="italic" style:font-weight-complex="bold"/>
    </style:style>
    <style:style style:name="heading_20_3" style:display-name="heading 3" style:family="graphic">
      <style:paragraph-properties fo:margin-left="2.822cm" fo:margin-right="0cm" fo:margin-top="0.871cm" fo:margin-bottom="0.436cm" fo:line-height="110%" fo:text-align="start" fo:text-indent="-2.822cm" style:text-autospace="ideograph-alpha"/>
      <style:text-properties style:font-name="Arial1" fo:font-family="Arial" style:font-family-generic="swiss" style:font-pitch="variable" fo:font-size="14pt" fo:language="de" fo:country="AT" fo:font-weight="bold" style:font-name-asian="Arial1" style:font-family-asian="Arial" style:font-family-generic-asian="swiss" style:font-pitch-asian="variable" style:font-size-asian="14pt" style:language-asian="de" style:country-asian="DE" style:font-weight-asian="bold" style:font-name-complex="Arial1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heading_20_4" style:display-name="heading 4" style:family="graphic">
      <style:paragraph-properties fo:margin-left="3.528cm" fo:margin-right="0cm" fo:line-height="110%" fo:text-align="start" fo:text-indent="-3.528cm" style:text-autospace="ideograph-alpha"/>
      <style:text-properties style:font-name="Arial1" fo:font-family="Arial" style:font-family-generic="swiss" style:font-pitch="variable" fo:font-size="11pt" fo:language="de" fo:country="AT" fo:font-weight="bold" style:font-name-asian="Arial1" style:font-family-asian="Arial" style:font-family-generic-asian="swiss" style:font-pitch-asian="variable" style:font-size-asian="11pt" style:language-asian="de" style:country-asian="DE" style:font-weight-asian="bold" style:font-name-complex="Arial1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heading_20_5" style:display-name="heading 5" style:family="graphic">
      <style:paragraph-properties fo:margin-left="4.057cm" fo:margin-right="0cm" fo:line-height="110%" fo:text-align="start" fo:text-indent="-4.057cm" style:text-autospace="ideograph-alpha"/>
      <style:text-properties style:font-name="Arial1" fo:font-family="Arial" style:font-family-generic="swiss" style:font-pitch="variable" fo:font-size="11pt" fo:language="de" fo:country="AT" style:font-name-asian="Arial1" style:font-family-asian="Arial" style:font-family-generic-asian="swiss" style:font-pitch-asian="variable" style:font-size-asian="11pt" style:language-asian="de" style:country-asian="DE" style:font-name-complex="Arial1" style:font-family-complex="Arial" style:font-family-generic-complex="swiss" style:font-pitch-complex="variable" style:font-size-complex="11pt" style:language-complex="ar" style:country-complex="SA" style:font-style-complex="italic" style:font-weight-complex="bold"/>
    </style:style>
    <style:style style:name="heading_20_6" style:display-name="heading 6" style:family="graphic">
      <style:paragraph-properties fo:margin-left="4.586cm" fo:margin-right="0cm" fo:line-height="110%" fo:text-align="start" fo:text-indent="-4.586cm" style:text-autospace="ideograph-alpha"/>
      <style:text-properties style:font-name="Arial1" fo:font-family="Arial" style:font-family-generic="swiss" style:font-pitch="variable" fo:font-size="11pt" fo:language="de" fo:country="AT" style:font-name-asian="Arial1" style:font-family-asian="Arial" style:font-family-generic-asian="swiss" style:font-pitch-asian="variable" style:font-size-asian="11pt" style:language-asian="de" style:country-asian="DE" style:font-name-complex="Arial1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heading_20_7" style:display-name="heading 7" style:family="graphic">
      <style:paragraph-properties fo:margin-left="5.115cm" fo:margin-right="0cm" fo:line-height="110%" fo:text-align="start" fo:text-indent="-5.115cm" style:text-autospace="ideograph-alpha"/>
      <style:text-properties style:font-name="Arial1" fo:font-family="Arial" style:font-family-generic="swiss" style:font-pitch="variable" fo:font-size="11pt" fo:language="de" fo:country="AT" style:font-name-asian="Arial1" style:font-family-asian="Arial" style:font-family-generic-asian="swiss" style:font-pitch-asian="variable" style:font-size-asian="11pt" style:language-asian="de" style:country-asian="DE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_20_8" style:display-name="heading 8" style:family="graphic">
      <style:paragraph-properties fo:margin-left="5.644cm" fo:margin-right="0cm" fo:line-height="110%" fo:text-align="start" fo:text-indent="-5.644cm" style:text-autospace="ideograph-alpha"/>
      <style:text-properties style:font-name="Arial1" fo:font-family="Arial" style:font-family-generic="swiss" style:font-pitch="variable" fo:font-size="11pt" fo:language="de" fo:country="AT" style:font-name-asian="Arial1" style:font-family-asian="Arial" style:font-family-generic-asian="swiss" style:font-pitch-asian="variable" style:font-size-asian="11pt" style:language-asian="de" style:country-asian="DE" style:font-name-complex="Arial1" style:font-family-complex="Arial" style:font-family-generic-complex="swiss" style:font-pitch-complex="variable" style:font-size-complex="11pt" style:language-complex="ar" style:country-complex="SA" style:font-style-complex="italic"/>
    </style:style>
    <style:style style:name="heading_20_9" style:display-name="heading 9" style:family="graphic">
      <style:paragraph-properties fo:margin-left="6.175cm" fo:margin-right="0cm" fo:line-height="110%" fo:text-align="start" fo:text-indent="-6.175cm" style:text-autospace="ideograph-alpha"/>
      <style:text-properties style:font-name="Arial1" fo:font-family="Arial" style:font-family-generic="swiss" style:font-pitch="variable" fo:font-size="11pt" fo:language="de" fo:country="AT" style:font-name-asian="Arial1" style:font-family-asian="Arial" style:font-family-generic-asian="swiss" style:font-pitch-asian="variable" style:font-size-asian="11pt" style:language-asian="de" style:country-asian="DE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Überschrift_20_1_20_Zchn" style:display-name="Überschrift 1 Zchn" style:family="graphic">
      <style:paragraph-properties style:text-autospace="none"/>
      <style:text-properties fo:font-size="16pt" fo:language="none" fo:country="none" fo:font-weight="bold" style:font-name-asian="Times New Roman1" style:font-family-asian="'Times New Roman'" style:font-family-generic-asian="roman" style:font-pitch-asian="variable" style:font-size-asian="16pt" style:language-asian="de" style:country-asian="DE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Überschrift_20_2_20_Zchn" style:display-name="Überschrift 2 Zchn" style:family="graphic">
      <style:paragraph-properties style:text-autospace="none"/>
      <style:text-properties fo:font-size="14pt" fo:language="none" fo:country="none" fo:font-weight="bold" style:font-name-asian="Times New Roman1" style:font-family-asian="'Times New Roman'" style:font-family-generic-asian="roman" style:font-pitch-asian="variable" style:font-size-asian="14pt" style:language-asian="de" style:country-asian="DE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font-size="14pt" fo:language="none" fo:country="none" fo:font-weight="bold" style:font-name-asian="Times New Roman1" style:font-family-asian="'Times New Roman'" style:font-family-generic-asian="roman" style:font-pitch-asian="variable" style:font-size-asian="14pt" style:language-asian="de" style:country-asian="DE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Überschrift_20_4_20_Zchn" style:display-name="Überschrift 4 Zchn" style:family="graphic">
      <style:paragraph-properties style:text-autospace="none"/>
      <style:text-properties fo:font-size="11pt" fo:language="none" fo:country="none" fo:font-weight="bold" style:font-name-asian="Times New Roman1" style:font-family-asian="'Times New Roman'" style:font-family-generic-asian="roman" style:font-pitch-asian="variable" style:font-size-asian="11pt" style:language-asian="de" style:country-asian="DE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Überschrift_20_5_20_Zchn" style:display-name="Überschrift 5 Zchn" style:family="graphic">
      <style:paragraph-properties style:text-autospace="none"/>
      <style:text-properties fo:font-size="13pt" fo:language="none" fo:country="none" style:font-name-asian="Times New Roman1" style:font-family-asian="'Times New Roman'" style:font-family-generic-asian="roman" style:font-pitch-asian="variable" style:font-size-asian="13pt" style:language-asian="de" style:country-asian="DE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Überschrift_20_6_20_Zchn" style:display-name="Überschrift 6 Zchn" style:family="graphic">
      <style:paragraph-properties style:text-autospace="none"/>
      <style:text-properties fo:font-size="11pt" fo:language="none" fo:country="none" style:font-name-asian="Times New Roman1" style:font-family-asian="'Times New Roman'" style:font-family-generic-asian="roman" style:font-pitch-asian="variable" style:font-size-asian="11pt" style:language-asian="de" style:country-asian="DE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Überschrift_20_7_20_Zchn" style:display-name="Überschrift 7 Zchn" style:family="graphic">
      <style:paragraph-properties style:text-autospace="none"/>
      <style:text-properties fo:font-size="11pt" fo:language="none" fo:country="none" style:font-name-asian="Times New Roman1" style:font-family-asian="'Times New Roman'" style:font-family-generic-asian="roman" style:font-pitch-asian="variable" style:font-size-asian="11pt" style:language-asian="de" style:country-asian="DE" style:font-name-complex="Times New Roman1" style:font-family-complex="'Times New Roman'" style:font-family-generic-complex="roman" style:font-pitch-complex="variable" style:font-size-complex="11pt"/>
    </style:style>
    <style:style style:name="Überschrift_20_8_20_Zchn" style:display-name="Überschrift 8 Zchn" style:family="graphic">
      <style:paragraph-properties style:text-autospace="none"/>
      <style:text-properties fo:font-size="11pt" fo:language="none" fo:country="none" style:font-name-asian="Times New Roman1" style:font-family-asian="'Times New Roman'" style:font-family-generic-asian="roman" style:font-pitch-asian="variable" style:font-size-asian="11pt" style:language-asian="de" style:country-asian="DE" style:font-name-complex="Times New Roman1" style:font-family-complex="'Times New Roman'" style:font-family-generic-complex="roman" style:font-pitch-complex="variable" style:font-size-complex="11pt" style:font-style-complex="italic"/>
    </style:style>
    <style:style style:name="Überschrift_20_9_20_Zchn" style:display-name="Überschrift 9 Zchn" style:family="graphic">
      <style:paragraph-properties style:text-autospace="none"/>
      <style:text-properties fo:font-size="11pt" fo:language="none" fo:country="none" style:font-name-asian="Times New Roman1" style:font-family-asian="'Times New Roman'" style:font-family-generic-asian="roman" style:font-pitch-asian="variable" style:font-size-asian="11pt" style:language-asian="de" style:country-asian="DE" style:font-name-complex="Arial1" style:font-family-complex="Arial" style:font-family-generic-complex="swiss" style:font-pitch-complex="variable" style:font-size-complex="11pt"/>
    </style:style>
    <style:style style:name="Body_20_Text" style:display-name="Body Text" style:family="graphic">
      <style:paragraph-properties fo:margin-left="0cm" fo:margin-right="0cm" fo:margin-top="0cm" fo:margin-bottom="0.374cm" fo:line-height="110%" fo:text-align="start" fo:text-indent="0cm" style:text-autospace="ideograph-alpha"/>
      <style:text-properties style:font-name="Arial1" fo:font-family="Arial" style:font-family-generic="swiss" style:font-pitch="variable" fo:font-size="10pt" fo:language="de" fo:country="AT" style:font-name-asian="Arial1" style:font-family-asian="Arial" style:font-family-generic-asian="swiss" style:font-pitch-asian="variable" style:font-size-asian="10pt" style:language-asian="en" style:country-asian="US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Textkörper_20_Zchn" style:display-name="Textkörper Zchn" style:family="graphic">
      <style:paragraph-properties style:text-autospace="none"/>
      <style:text-properties style:font-name-complex="Times New Roman1" style:font-family-complex="'Times New Roman'" style:font-family-generic-complex="roman" style:font-pitch-complex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dddddd" draw:textarea-horizontal-align="justify" draw:textarea-vertical-align="middle" draw:auto-grow-height="false" fo:min-height="29.45cm" fo:min-width="20.5cm"/>
    </style:style>
    <style:style style:name="MP1" style:family="paragraph">
      <loext:graphic-properties draw:fill-color="#dddddd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21cm" svg:height="29.7cm" svg:x="0cm" svg:y="0cm">
        <text:p/>
        <draw:enhanced-geometry svg:viewBox="0 0 21600 21600" draw:type="rectangle" draw:enhanced-path="M 0 0 L 21600 0 21600 21600 0 21600 0 0 Z N"/>
      </draw:custom-shap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7-18T00:07:07.503000000</meta:creation-date>
    <dc:date>2019-09-06T20:41:35.107934123</dc:date>
    <meta:editing-duration>PT23H22M51S</meta:editing-duration>
    <meta:editing-cycles>300</meta:editing-cycles>
    <meta:generator>LibreOfficeDev/6.4.0.0.alpha0$Linux_X86_64 LibreOffice_project/9ee5ad5a0b84bfa652da34694ba4f75668f06087</meta:generator>
    <meta:document-statistic meta:object-count="875"/>
  </office:meta>
</office:document-meta>
</file>